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3874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0.7598in"/>
    </style:style>
    <style:style style:name="co5" style:family="table-column">
      <style:table-column-properties fo:break-before="auto" style:column-width="1.872in"/>
    </style:style>
    <style:style style:name="co6" style:family="table-column">
      <style:table-column-properties fo:break-before="auto" style:column-width="1.3909in"/>
    </style:style>
    <style:style style:name="co7" style:family="table-column">
      <style:table-column-properties fo:break-before="auto" style:column-width="2.7839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1.0102in"/>
    </style:style>
    <style:style style:name="co10" style:family="table-column">
      <style:table-column-properties fo:break-before="auto" style:column-width="1.311in"/>
    </style:style>
    <style:style style:name="co11" style:family="table-column">
      <style:table-column-properties fo:break-before="auto" style:column-width="7.916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2" table:number-columns-repeated="1007" table:default-cell-style-name="Default"/>
        <table:table-row table:style-name="ro1">
          <table:table-cell table:style-name="ce6" office:value-type="string" calcext:value-type="string">
            <text:p>Stat</text:p>
          </table:table-cell>
          <table:table-cell table:style-name="ce6" table:number-columns-repeated="2"/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986"/>
          <table:table-cell/>
        </table:table-row>
        <table:table-row table:style-name="ro1">
          <table:table-cell office:value-type="string" calcext:value-type="string">
            <text:p>Vit</text:p>
          </table:table-cell>
          <table:table-cell table:number-columns-repeated="2"/>
          <table:table-cell table:style-name="ce8" office:value-type="float" office:value="820" calcext:value-type="float">
            <text:p>820</text:p>
          </table:table-cell>
          <table:table-cell table:style-name="ce5" table:formula="of:=[.D2]" office:value-type="float" office:value="820" calcext:value-type="float">
            <text:p>820.0</text:p>
          </table:table-cell>
          <table:table-cell/>
          <table:table-cell table:style-name="ce6"/>
          <table:table-cell table:style-name="ce32" table:formula="of:=[.T9]" office:value-type="float" office:value="6646892.43456225" calcext:value-type="float">
            <text:p>6,646,892</text:p>
          </table:table-cell>
          <table:table-cell table:style-name="ce11" table:formula="of:=[.U9]" office:value-type="float" office:value="482553.8911" calcext:value-type="float">
            <text:p>482,553.9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[.D2]*10*(1+[.AX15])" office:value-type="float" office:value="11963.8" calcext:value-type="float">
            <text:p>11963.8</text:p>
          </table:table-cell>
          <table:table-cell office:value-type="string" calcext:value-type="string">
            <text:p>hp/sec</text:p>
          </table:table-cell>
          <table:table-cell table:style-name="ce14" table:formula="of:=[.R2]*(1+[.Q15])/100/60" office:value-type="float" office:value="28.9125166666667" calcext:value-type="float">
            <text:p>28.9</text:p>
          </table:table-cell>
          <table:table-cell table:style-name="ce10" table:formula="of:=1.1%*(1+[.Q15])/60" office:value-type="percentage" office:value="0.00265833333333333" calcext:value-type="percentage">
            <text:p>0.27%</text:p>
          </table:table-cell>
          <table:table-cell table:style-name="ce9" table:formula="of:=[.U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Y2]*2.20462" office:value-type="float" office:value="110.231" calcext:value-type="float">
            <text:p>110.23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"/>
          <table:table-cell table:style-name="ce8" office:value-type="float" office:value="420" calcext:value-type="float">
            <text:p>420</text:p>
          </table:table-cell>
          <table:table-cell table:style-name="ce5" table:formula="of:=[.D3]" office:value-type="float" office:value="420" calcext:value-type="float">
            <text:p>420.0</text:p>
          </table:table-cell>
          <table:table-cell/>
          <table:table-cell table:style-name="ce6"/>
          <table:table-cell table:style-name="ce6" table:formula="of:=[.T10]" office:value-type="float" office:value="32.265" calcext:value-type="float">
            <text:p>32.265</text:p>
          </table:table-cell>
          <table:table-cell table:style-name="ce12" table:formula="of:=[.T10]" office:value-type="percentage" office:value="32.265" calcext:value-type="percentage">
            <text:p>3226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E3]*10" office:value-type="float" office:value="4200" calcext:value-type="float">
            <text:p>4200</text:p>
          </table:table-cell>
          <table:table-cell office:value-type="string" calcext:value-type="string">
            <text:p>mp/sec</text:p>
          </table:table-cell>
          <table:table-cell table:style-name="ce14" table:formula="of:=[.R4]*[.U3]" office:value-type="float" office:value="40" calcext:value-type="float">
            <text:p>40.0</text:p>
          </table:table-cell>
          <table:table-cell table:style-name="ce10" table:formula="of:=[.V3]/60" office:value-type="percentage" office:value="0.002" calcext:value-type="percentage">
            <text:p>0.20%</text:p>
          </table:table-cell>
          <table:table-cell table:style-name="ce9" table:formula="of:=2%+([.E7]/100/100/2)" office:value-type="percentage" office:value="0.12" calcext:value-type="percentage">
            <text:p>12.00%</text:p>
          </table:table-cell>
          <table:table-cell/>
          <table:table-cell office:value-type="string" calcext:value-type="string">
            <text:p>Bones</text:p>
          </table:table-cell>
          <table:table-cell table:formula="of:=[.Y2]*0.15" office:value-type="float" office:value="7.5" calcext:value-type="float">
            <text:p>7.5</text:p>
          </table:table-cell>
          <table:table-cell table:formula="of:=[.Y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Y3]*[.AA3]*[.AB3]*[.AC3]" office:value-type="float" office:value="54" calcext:value-type="float">
            <text:p>54</text:p>
          </table:table-cell>
          <table:table-cell table:style-name="ce42" table:formula="of:=[.AI3]*2.20462" office:value-type="float" office:value="119.04948" calcext:value-type="float">
            <text:p>119.05</text:p>
          </table:table-cell>
          <table:table-cell table:style-name="ce42" table:formula="of:=[.AJ3]/2000" office:value-type="float" office:value="0.05952474" calcext:value-type="float">
            <text:p>0.0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r</text:p>
          </table:table-cell>
          <table:table-cell table:number-columns-repeated="2"/>
          <table:table-cell table:style-name="ce8" office:value-type="float" office:value="515" calcext:value-type="float">
            <text:p>515</text:p>
          </table:table-cell>
          <table:table-cell table:style-name="ce5" table:formula="of:=[.D4]*(1+[.W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T11]" office:value-type="float" office:value="18.25" calcext:value-type="float">
            <text:p>18.25</text:p>
          </table:table-cell>
          <table:table-cell table:style-name="ce12" table:formula="of:=[.T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E7]*10" office:value-type="float" office:value="20000" calcext:value-type="float">
            <text:p>20000</text:p>
          </table:table-cell>
          <table:table-cell office:value-type="string" calcext:value-type="string">
            <text:p>w/Med:</text:p>
          </table:table-cell>
          <table:table-cell table:style-name="ce14" table:formula="of:=[.R4]*[.U4]" office:value-type="float" office:value="54.8" calcext:value-type="float">
            <text:p>54.8</text:p>
          </table:table-cell>
          <table:table-cell table:style-name="ce10" table:formula="of:=[.V4]/60" office:value-type="percentage" office:value="0.00274" calcext:value-type="percentage">
            <text:p>0.27%</text:p>
          </table:table-cell>
          <table:table-cell table:style-name="ce9" table:formula="of:=1%*(1+3+3%*[.D59])+([.E7]/100/100/2)+1%" office:value-type="percentage" office:value="0.1644" calcext:value-type="percentage">
            <text:p>16.44%</text:p>
          </table:table-cell>
          <table:table-cell/>
          <table:table-cell office:value-type="string" calcext:value-type="string">
            <text:p>Rest</text:p>
          </table:table-cell>
          <table:table-cell table:formula="of:=[.Y2]-[.Y3]" office:value-type="float" office:value="42.5" calcext:value-type="float">
            <text:p>42.5</text:p>
          </table:table-cell>
          <table:table-cell table:formula="of:=[.Y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Y4]*[.AA4]*[.AB4]*[.AC4]" office:value-type="float" office:value="102" calcext:value-type="float">
            <text:p>102</text:p>
          </table:table-cell>
          <table:table-cell table:style-name="ce42" table:formula="of:=[.AI4]*2.20462" office:value-type="float" office:value="224.87124" calcext:value-type="float">
            <text:p>224.87</text:p>
          </table:table-cell>
          <table:table-cell table:style-name="ce42" table:formula="of:=[.AJ4]/2000" office:value-type="float" office:value="0.11243562" calcext:value-type="float">
            <text:p>0.1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ex</text:p>
          </table:table-cell>
          <table:table-cell table:number-columns-repeated="2"/>
          <table:table-cell table:style-name="ce8" office:value-type="float" office:value="425" calcext:value-type="float">
            <text:p>425</text:p>
          </table:table-cell>
          <table:table-cell table:style-name="ce5" table:formula="of:=[.D5]*(1+[.Z15])" office:value-type="float" office:value="2805" calcext:value-type="float">
            <text:p>2805.0</text:p>
          </table:table-cell>
          <table:table-cell/>
          <table:table-cell table:style-name="ce6"/>
          <table:table-cell table:style-name="ce6" table:formula="of:=[.T12]" office:value-type="float" office:value="5.85" calcext:value-type="float">
            <text:p>5.85</text:p>
          </table:table-cell>
          <table:table-cell table:style-name="ce12" table:formula="of:=[.T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I3:.AI4])" office:value-type="float" office:value="156" calcext:value-type="float">
            <text:p>156</text:p>
          </table:table-cell>
          <table:table-cell table:style-name="ce42" table:formula="of:=SUM([.AJ3:.AJ4])" office:value-type="float" office:value="343.92072" calcext:value-type="float">
            <text:p>343.92</text:p>
          </table:table-cell>
          <table:table-cell table:style-name="ce42" table:formula="of:=[.AJ5]/2000" office:value-type="float" office:value="0.17196036" calcext:value-type="float">
            <text:p>0.1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nt</text:p>
          </table:table-cell>
          <table:table-cell table:number-columns-repeated="2"/>
          <table:table-cell table:style-name="ce8" office:value-type="float" office:value="820" calcext:value-type="float">
            <text:p>820</text:p>
          </table:table-cell>
          <table:table-cell table:style-name="ce5" table:formula="of:=[.D6]*(1+[.AC15])" office:value-type="float" office:value="10988" calcext:value-type="float">
            <text:p>10988.0</text:p>
          </table:table-cell>
          <table:table-cell/>
          <table:table-cell table:style-name="ce6"/>
          <table:table-cell table:style-name="ce6" table:formula="of:=[.S16]" office:value-type="float" office:value="0" calcext:value-type="float">
            <text:p>0</text:p>
          </table:table-cell>
          <table:table-cell table:style-name="ce12" table:formula="of:=[.T15]" office:value-type="percentage" office:value="15.52" calcext:value-type="percentage">
            <text:p>155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3"/>
        </table:table-row>
        <table:table-row table:style-name="ro1">
          <table:table-cell office:value-type="string" calcext:value-type="string">
            <text:p>Wis</text:p>
          </table:table-cell>
          <table:table-cell table:number-columns-repeated="2"/>
          <table:table-cell table:style-name="ce8" office:value-type="float" office:value="1000" calcext:value-type="float">
            <text:p>1000</text:p>
          </table:table-cell>
          <table:table-cell table:style-name="ce5" table:formula="of:=[.D7]*2" office:value-type="float" office:value="2000" calcext:value-type="float">
            <text:p>20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3"/>
        </table:table-row>
        <table:table-row table:style-name="ro1"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ody Enhancement</text:p>
          </table:table-cell>
          <table:table-cell table:number-columns-repeated="2"/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R$2]/(1/(1+[.$N$15]))/(1/(1+[.$AU$15]))" office:value-type="float" office:value="2586842.7455" calcext:value-type="float">
            <text:p>2586842.7455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R9]+[.R10])/2" office:value-type="float" office:value="6646892.43456225" calcext:value-type="float">
            <text:p>6646892.43456225</text:p>
          </table:table-cell>
          <table:table-cell table:style-name="ce6" table:formula="of:=([.R11]+[.R12])/2" office:value-type="float" office:value="482553.8911" calcext:value-type="float">
            <text:p>482553.89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ealing</text:p>
          </table:table-cell>
          <table:table-cell table:number-columns-repeated="2"/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R$2]/(1/(1+[.$N$15]))/(1/(1+[.$AI$15]))/(1/(1+[.$AU$15]))" office:value-type="float" office:value="10706942.1236245" calcext:value-type="float">
            <text:p>10706942.1236245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N15]" office:value-type="percentage" office:value="32.265" calcext:value-type="percentage">
            <text:p>3226.5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hen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N$15]+[.$AU$15]+[.$AL$15])" office:value-type="percentage" office:value="0.974621865800426" calcext:value-type="percentage">
            <text:p>97.5%</text:p>
          </table:table-cell>
          <table:table-cell table:formula="of:=1/(1-[.P11])" office:value-type="float" office:value="39.4039999999999" calcext:value-type="float">
            <text:p>39.4039999999999</text:p>
          </table:table-cell>
          <table:table-cell table:formula="of:=[.$R$2]/(1/(1+[.$N$15]+[.$AU$15]))" office:value-type="float" office:value="463776.707" calcext:value-type="float">
            <text:p>463776.707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F15]" office:value-type="percentage" office:value="18.25" calcext:value-type="percentage">
            <text:p>1825.0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pace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N$15]+[.$AI$15]+[.$AU$15])" office:value-type="percentage" office:value="0.976135929744177" calcext:value-type="percentage">
            <text:p>97.6%</text:p>
          </table:table-cell>
          <table:table-cell table:formula="of:=1/(1-[.P12])" office:value-type="float" office:value="41.904" calcext:value-type="float">
            <text:p>41.904</text:p>
          </table:table-cell>
          <table:table-cell table:formula="of:=[.$R$2]/(1/(1+[.$N$15]+[.$AI$15]+[.$AU$15]))" office:value-type="float" office:value="501331.0752" calcext:value-type="float">
            <text:p>501331.0752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O15]" office:value-type="percentage" office:value="5.85" calcext:value-type="percentage">
            <text:p>585.00%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P11]+[.P12])/2" office:value-type="percentage" office:value="0.975378897772302" calcext:value-type="percentage">
            <text:p>97.5%</text:p>
          </table:table-cell>
          <table:table-cell table:style-name="ce14" table:formula="of:=([.Q11]+[.Q12])/2" office:value-type="float" office:value="40.654" calcext:value-type="float">
            <text:p>40.7</text:p>
          </table:table-cell>
          <table:table-cell table:style-name="ce14" table:formula="of:=([.R11]+[.R12])/2" office:value-type="float" office:value="482553.8911" calcext:value-type="float">
            <text:p>482553.9</text:p>
          </table:table-cell>
          <table:table-cell table:style-name="ce6" table:number-columns-repeated="2"/>
          <table:table-cell table:number-columns-repeated="15"/>
          <table:table-cell table:style-name="ce9" table:formula="of:=[.AJ46]+[.AK46]*[.D46]" office:value-type="percentage" office:value="0.071" calcext:value-type="percentage">
            <text:p>7.10%</text:p>
          </table:table-cell>
          <table:table-cell table:number-columns-repeated="9"/>
          <table:table-cell table:style-name="ce9" table:formula="of:=([.AS23]+[.AT23]*[.$D23])" office:value-type="percentage" office:value="0.55" calcext:value-type="percentage">
            <text:p>55.00%</text:p>
          </table:table-cell>
          <table:table-cell/>
          <table:table-cell table:style-name="ce9" table:formula="of:=[.AV46]+[.AW46]*[.D46]" office:value-type="percentage" office:value="0.051" calcext:value-type="percentage">
            <text:p>5.10%</text:p>
          </table:table-cell>
          <table:table-cell table:number-columns-repeated="976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N20:.N146])" office:value-type="percentage" office:value="32.265" calcext:value-type="percentage">
            <text:p>3226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Q20:.Q146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T20:.T146])" office:value-type="percentage" office:value="15.52" calcext:value-type="percentage">
            <text:p>155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W20:.W146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Z20:.Z146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C20:.AC146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F20:.AF146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I20:.AI146])" office:value-type="percentage" office:value="3.139" calcext:value-type="percentage">
            <text:p>313.9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L20:.AL146])" office:value-type="percentage" office:value="0.639" calcext:value-type="percentage">
            <text:p>63.9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O20:.AO146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R20:.AR146])" office:value-type="percentage" office:value="5.265" calcext:value-type="percentage">
            <text:p>526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U20:.AU146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X20:.AX146])" office:value-type="percentage" office:value="0.459" calcext:value-type="percentage">
            <text:p>45.90%</text:p>
          </table:table-cell>
          <table:table-cell table:number-columns-repeated="974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975"/>
          <table:table-cell/>
        </table:table-row>
        <table:table-row table:style-name="ro1"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352" calcext:value-type="float">
            <text:p>352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5" calcext:value-type="float">
            <text:p>25</text:p>
          </table:table-cell>
          <table:table-cell table:style-name="ce2" table:formula="of:=[.C18]+([.B18]-1)*20" office:value-type="float" office:value="65" calcext:value-type="float">
            <text:p>6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E18]=1;[.$D$9];0%)+IF([.G18]=1;[.$D$11];0%)+IF([.F18]=1;[.$D$10];0%)" office:value-type="percentage" office:value="3" calcext:value-type="percentage">
            <text:p>300.00%</text:p>
          </table:table-cell>
          <table:table-cell table:style-name="ce2" table:number-columns-repeated="1014"/>
          <table:table-cell/>
        </table:table-row>
        <table:table-row table:style-name="ro1"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C19]+([.B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E19]=1;[.$D$9];0%)+IF([.G19]=1;[.$D$11];0%)+IF([.F19]=1;[.$D$10];0%)" office:value-type="percentage" office:value="3" calcext:value-type="percentage">
            <text:p>300.0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C20]+([.B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E20]=1;[.$D$9];0%)+IF([.G20]=1;[.$D$11];0%)+IF([.F20]=1;[.$D$10];0%)" office:value-type="percentage" office:value="8" calcext:value-type="percentage">
            <text:p>800.00%</text:p>
          </table:table-cell>
          <table:table-cell table:style-name="ce35" table:formula="of:=([.L20]+[.M20]*[.$D20])" office:value-type="percentage" office:value="0.85" calcext:value-type="percentage">
            <text:p>85.00%</text:p>
          </table:table-cell>
          <table:table-cell table:style-name="ce35" table:formula="of:=[.N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L20]+[.M20]*[.$D20])*[.$I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U20]+[.V20]*[.$D20])*[.$I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A20]+[.AB20]*[.$D20])*[.$I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D20]+[.AE20]*[.$D20])*[.$I20]" office:value-type="percentage" office:value="6.8" calcext:value-type="percentage">
            <text:p>680.00%</text:p>
          </table:table-cell>
          <table:table-cell table:style-name="ce3" table:number-columns-repeated="991"/>
          <table:table-cell/>
        </table:table-row>
        <table:table-row table:style-name="ro1"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8" calcext:value-type="float">
            <text:p>28</text:p>
          </table:table-cell>
          <table:table-cell table:formula="of:=[.C21]+([.B21]-1)*20" office:value-type="float" office:value="68" calcext:value-type="float">
            <text:p>68</text:p>
          </table:table-cell>
          <table:table-cell table:number-columns-repeated="4"/>
          <table:table-cell table:style-name="ce9" table:formula="of:=1+IF([.E21]=1;[.$D$9];0%)+IF([.G21]=1;[.$D$11];0%)+IF([.F21]=1;[.$D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2"/>
        </table:table-row>
        <table:table-row table:style-name="ro1"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6" calcext:value-type="float">
            <text:p>26</text:p>
          </table:table-cell>
          <table:table-cell table:style-name="ce4" table:formula="of:=[.C22]+([.B22]-1)*20" office:value-type="float" office:value="66" calcext:value-type="float">
            <text:p>66</text:p>
          </table:table-cell>
          <table:table-cell table:style-name="ce4" table:number-columns-repeated="4"/>
          <table:table-cell table:style-name="ce36" table:formula="of:=1+IF([.E22]=1;[.$D$9];0%)+IF([.G22]=1;[.$D$11];0%)+IF([.F22]=1;[.$D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991"/>
          <table:table-cell/>
        </table:table-row>
        <table:table-row table:style-name="ro1"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C23]+([.B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E23]=1;[.$D$9];0%)+IF([.G23]=1;[.$D$11];0%)+IF([.F23]=1;[.$D$10];0%)" office:value-type="percentage" office:value="10" calcext:value-type="percentage">
            <text:p>1000.00%</text:p>
          </table:table-cell>
          <table:table-cell table:style-name="ce37" table:formula="of:=([.O23]+[.P23]*[.$D23])" office:value-type="percentage" office:value="1.35" calcext:value-type="percentage">
            <text:p>135.00%</text:p>
          </table:table-cell>
          <table:table-cell table:style-name="ce37" table:formula="of:=[.Q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O23]+[.P23]*[.$D23])*[.$I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G23]+[.AH23]*[.$D23])*[.$I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S23]+[.AT23]*[.$D23])*[.$I23]" office:value-type="percentage" office:value="5.5" calcext:value-type="percentage">
            <text:p>550.00%</text:p>
          </table:table-cell>
          <table:table-cell table:style-name="ce13" table:number-columns-repeated="976"/>
          <table:table-cell/>
        </table:table-row>
        <table:table-row table:style-name="ro1"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C24]+([.B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E24]=1;[.$D$9];0%)+IF([.G24]=1;[.$D$11];0%)+IF([.F24]=1;[.$D$10];0%)" office:value-type="percentage" office:value="8" calcext:value-type="percentage">
            <text:p>800.00%</text:p>
          </table:table-cell>
          <table:table-cell table:style-name="ce38" table:formula="of:=([.R24]+[.S24]*[.$D24])" office:value-type="percentage" office:value="1.1" calcext:value-type="percentage">
            <text:p>110.00%</text:p>
          </table:table-cell>
          <table:table-cell table:style-name="ce38" table:formula="of:=[.T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R24]+[.S24]*[.$D24])*[.$I24]" office:value-type="percentage" office:value="8.8" calcext:value-type="percentage">
            <text:p>880.00%</text:p>
          </table:table-cell>
          <table:table-cell table:style-name="ce15" table:number-columns-repeated="1003"/>
          <table:table-cell/>
        </table:table-row>
        <table:table-row table:style-name="ro1"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13" table:formula="of:=[.C25]+([.B25]-1)*20" office:value-type="float" office:value="48" calcext:value-type="float">
            <text:p>4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E25]=1;[.$D$9];0%)+IF([.G25]=1;[.$D$11];0%)+IF([.F25]=1;[.$D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  <table:table-cell/>
        </table:table-row>
        <table:table-row table:style-name="ro1"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25" calcext:value-type="float">
            <text:p>25</text:p>
          </table:table-cell>
          <table:table-cell table:style-name="ce16" table:formula="of:=[.C26]+([.B26]-1)*20" office:value-type="float" office:value="65" calcext:value-type="float">
            <text:p>6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E26]=1;[.$D$9];0%)+IF([.G26]=1;[.$D$11];0%)+IF([.F26]=1;[.$D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1003"/>
          <table:table-cell/>
        </table:table-row>
        <table:table-row table:style-name="ro1"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0" calcext:value-type="float">
            <text:p>20</text:p>
          </table:table-cell>
          <table:table-cell table:style-name="ce13" table:formula="of:=[.C27]+([.B27]-1)*20" office:value-type="float" office:value="60" calcext:value-type="float">
            <text:p>6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E27]=1;[.$D$9];0%)+IF([.G27]=1;[.$D$11];0%)+IF([.F27]=1;[.$D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  <table:table-cell/>
        </table:table-row>
        <table:table-row table:style-name="ro1"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352" calcext:value-type="float">
            <text:p>352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C30]+([.B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E30]=1;[.$D$9];0%)+IF([.G30]=1;[.$D$11];0%)+IF([.F30]=1;[.$D$10];0%)" office:value-type="percentage" office:value="9" calcext:value-type="percentage">
            <text:p>900.00%</text:p>
          </table:table-cell>
          <table:table-cell table:style-name="ce34" table:formula="of:=([.L30]+[.M30]*[.$D30])" office:value-type="percentage" office:value="1.35" calcext:value-type="percentage">
            <text:p>135.00%</text:p>
          </table:table-cell>
          <table:table-cell table:style-name="ce34" table:formula="of:=[.N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L30]+[.M30]*[.$D30])*[.$I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991"/>
          <table:table-cell/>
        </table:table-row>
        <table:table-row table:style-name="ro1"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C31]+([.B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31]=1;[.$D$9];0%)+IF([.G31]=1;[.$D$11];0%)+IF([.F31]=1;[.$D$10];0%)" office:value-type="percentage" office:value="8" calcext:value-type="percentage">
            <text:p>800.00%</text:p>
          </table:table-cell>
          <table:table-cell table:style-name="ce9" table:formula="of:=([.L31]+[.M31]*[.$D31])" office:value-type="percentage" office:value="0.7" calcext:value-type="percentage">
            <text:p>70.00%</text:p>
          </table:table-cell>
          <table:table-cell table:style-name="ce9" table:formula="of:=[.N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31]+[.M31]*[.$D31])*[.$I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U31]+[.V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X31]+[.Y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31]+[.AB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D31]+[.AE31]*[.$D31])*[.$I31]" office:value-type="percentage" office:value="5.6" calcext:value-type="percentage">
            <text:p>560.00%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C32]+([.B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E32]=1;[.$D$9];0%)+IF([.G32]=1;[.$D$11];0%)+IF([.F32]=1;[.$D$10];0%)" office:value-type="percentage" office:value="2" calcext:value-type="percentage">
            <text:p>200.00%</text:p>
          </table:table-cell>
          <table:table-cell table:style-name="ce3" table:number-columns-repeated="1014"/>
          <table:table-cell/>
        </table:table-row>
        <table:table-row table:style-name="ro1"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1" calcext:value-type="float">
            <text:p>21</text:p>
          </table:table-cell>
          <table:table-cell table:formula="of:=[.C33]+([.B33]-1)*20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E33]=1;[.$D$9];0%)+IF([.G33]=1;[.$D$11];0%)+IF([.F33]=1;[.$D$10];0%)" office:value-type="percentage" office:value="9" calcext:value-type="percentage">
            <text:p>900.00%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19" calcext:value-type="float">
            <text:p>19</text:p>
          </table:table-cell>
          <table:table-cell table:style-name="ce4" table:formula="of:=[.C34]+([.B34]-1)*20" office:value-type="float" office:value="59" calcext:value-type="float">
            <text:p>5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E34]=1;[.$D$9];0%)+IF([.G34]=1;[.$D$11];0%)+IF([.F34]=1;[.$D$10];0%)" office:value-type="percentage" office:value="2" calcext:value-type="percentage">
            <text:p>200.00%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8" calcext:value-type="float">
            <text:p>28</text:p>
          </table:table-cell>
          <table:table-cell table:style-name="ce13" table:formula="of:=[.C35]+([.B35]-1)*20" office:value-type="float" office:value="68" calcext:value-type="float">
            <text:p>68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E35]=1;[.$D$9];0%)+IF([.G35]=1;[.$D$11];0%)+IF([.F35]=1;[.$D$10];0%)" office:value-type="percentage" office:value="2" calcext:value-type="percentage">
            <text:p>200.00%</text:p>
          </table:table-cell>
          <table:table-cell table:style-name="ce13" table:number-columns-repeated="1014"/>
          <table:table-cell/>
        </table:table-row>
        <table:table-row table:style-name="ro1"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5" calcext:value-type="float">
            <text:p>25</text:p>
          </table:table-cell>
          <table:table-cell table:style-name="ce15" table:formula="of:=[.C36]+([.B36]-1)*20" office:value-type="float" office:value="65" calcext:value-type="float">
            <text:p>6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E36]=1;[.$D$9];0%)+IF([.G36]=1;[.$D$11];0%)+IF([.F36]=1;[.$D$10];0%)" office:value-type="percentage" office:value="9" calcext:value-type="percentage">
            <text:p>900.00%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7" calcext:value-type="float">
            <text:p>17</text:p>
          </table:table-cell>
          <table:table-cell table:style-name="ce13" table:formula="of:=[.C37]+([.B37]-1)*20" office:value-type="float" office:value="57" calcext:value-type="float">
            <text:p>57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E37]=1;[.$D$9];0%)+IF([.G37]=1;[.$D$11];0%)+IF([.F37]=1;[.$D$10];0%)" office:value-type="percentage" office:value="9" calcext:value-type="percentage">
            <text:p>900.00%</text:p>
          </table:table-cell>
          <table:table-cell table:style-name="ce37" table:formula="of:=([.AP37]+[.AQ37]*[.$D37])" office:value-type="percentage" office:value="0.585" calcext:value-type="percentage">
            <text:p>58.50%</text:p>
          </table:table-cell>
          <table:table-cell table:style-name="ce37" table:formula="of:=[.AR37]" office:value-type="percentage" office:value="5.265" calcext:value-type="percentage">
            <text:p>526.5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P37]+[.AQ37]*[.$D37])*[.$I37]" office:value-type="percentage" office:value="5.265" calcext:value-type="percentage">
            <text:p>526.50%</text:p>
          </table:table-cell>
          <table:table-cell table:style-name="ce13" table:number-columns-repeated="979"/>
          <table:table-cell/>
        </table:table-row>
        <table:table-row table:style-name="ro1"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C38]+([.B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E38]=1;[.$D$9];0%)+IF([.G38]=1;[.$D$11];0%)+IF([.F38]=1;[.$D$10];0%)" office:value-type="percentage" office:value="9" calcext:value-type="percentage">
            <text:p>900.00%</text:p>
          </table:table-cell>
          <table:table-cell table:style-name="ce39" table:formula="of:=([.AD38]+[.AE38]*[.$D38])" office:value-type="percentage" office:value="0.65" calcext:value-type="percentage">
            <text:p>65.00%</text:p>
          </table:table-cell>
          <table:table-cell table:style-name="ce39" table:formula="of:=[.AF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D38]+[.AE38]*[.$D38])*[.$I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M38]+[.AN38]*[.$D38])*[.$I38]" office:value-type="percentage" office:value="5.85" calcext:value-type="percentage">
            <text:p>585.00%</text:p>
          </table:table-cell>
          <table:table-cell table:style-name="ce16" table:number-columns-repeated="982"/>
          <table:table-cell/>
        </table:table-row>
        <table:table-row table:style-name="ro1"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8" calcext:value-type="float">
            <text:p>28</text:p>
          </table:table-cell>
          <table:table-cell table:style-name="ce13" table:formula="of:=[.C39]+([.B39]-1)*20" office:value-type="float" office:value="68" calcext:value-type="float">
            <text:p>6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E39]=1;[.$D$9];0%)+IF([.G39]=1;[.$D$11];0%)+IF([.F39]=1;[.$D$10];0%)" office:value-type="percentage" office:value="8" calcext:value-type="percentage">
            <text:p>800.00%</text:p>
          </table:table-cell>
          <table:table-cell table:style-name="ce37" table:formula="of:=([.R39]+[.S39]*[.$D39])" office:value-type="percentage" office:value="0.84" calcext:value-type="percentage">
            <text:p>84.00%</text:p>
          </table:table-cell>
          <table:table-cell table:style-name="ce37" table:formula="of:=[.T39]" office:value-type="percentage" office:value="6.72" calcext:value-type="percentage">
            <text:p>672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R39]+[.S39]*[.$D39])*[.$I39]" office:value-type="percentage" office:value="6.72" calcext:value-type="percentage">
            <text:p>672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82"/>
          <table:table-cell/>
        </table:table-row>
        <table:table-row table:style-name="ro1"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86" calcext:value-type="float">
            <text:p>86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style-name="ce2" office:value-type="string" calcext:value-type="string">
            <text:p>Force</text:p>
          </table:table-cell>
          <table:table-cell table:style-name="ce2" office:value-type="float" office:value="1" calcext:value-type="float">
            <text:p>1</text:p>
          </table:table-cell>
          <table:table-cell table:style-name="ce22" office:value-type="float" office:value="17" calcext:value-type="float">
            <text:p>17</text:p>
          </table:table-cell>
          <table:table-cell table:style-name="ce2" table:formula="of:=[.C42]+([.B42]-1)*20" office:value-type="float" office:value="17" calcext:value-type="float">
            <text:p>17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E42]=1;[.$D$9];0%)+IF([.G42]=1;[.$D$11];0%)+IF([.F42]=1;[.$D$10];0%)+IF([.H42];[.$D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82"/>
          <table:table-cell/>
        </table:table-row>
        <table:table-row table:style-name="ro1">
          <table:table-cell office:value-type="string" calcext:value-type="string">
            <text:p>Flare of Creation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formula="of:=[.C43]+([.B43]-1)*20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43]=1;[.$D$9];0%)+IF([.G43]=1;[.$D$11];0%)+IF([.F43]=1;[.$D$10];0%)+IF([.H43];[.$D$12];0%)" office:value-type="percentage" office:value="8" calcext:value-type="percentage">
            <text:p>800.00%</text:p>
          </table:table-cell>
          <table:table-cell table:style-name="ce9" table:formula="of:=([.L43]+[.M43]*[.$D43])" office:value-type="percentage" office:value="0.365" calcext:value-type="percentage">
            <text:p>36.50%</text:p>
          </table:table-cell>
          <table:table-cell table:style-name="ce9" table:formula="of:=[.N43]" office:value-type="percentage" office:value="2.92" calcext:value-type="percentage">
            <text:p>292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43]+[.M43]*[.$D43])*[.$I43]" office:value-type="percentage" office:value="2.92" calcext:value-type="percentage">
            <text:p>292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style-name="ce3" office:value-type="string" calcext:value-type="string">
            <text:p>Displacement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3" table:formula="of:=[.C44]+([.B44]-1)*20" office:value-type="float" office:value="23" calcext:value-type="float">
            <text:p>23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E44]=1;[.$D$9];0%)+IF([.G44]=1;[.$D$11];0%)+IF([.F44]=1;[.$D$10];0%)+IF([.H44];[.$D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82"/>
          <table:table-cell/>
        </table:table-row>
        <table:table-row table:style-name="ro1">
          <table:table-cell table:style-name="ce13" office:value-type="string" calcext:value-type="string">
            <text:p>Space Shift</text:p>
          </table:table-cell>
          <table:table-cell table:style-name="ce13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13" table:formula="of:=[.C45]+([.B45]-1)*20" office:value-type="float" office:value="21" calcext:value-type="float">
            <text:p>21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E45]=1;[.$D$9];0%)+IF([.G45]=1;[.$D$11];0%)+IF([.F45]=1;[.$D$10];0%)+IF([.H45];[.$D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  <table:table-cell/>
        </table:table-row>
        <table:table-row table:style-name="ro1"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15" table:formula="of:=[.C46]+([.B46]-1)*20" office:value-type="float" office:value="21" calcext:value-type="float">
            <text:p>21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E46]=1;[.$D$9];0%)+IF([.G46]=1;[.$D$11];0%)+IF([.F46]=1;[.$D$10];0%)+IF([.H46];[.$D$12];0%)" office:value-type="percentage" office:value="9" calcext:value-type="percentage">
            <text:p>900.00%</text:p>
          </table:table-cell>
          <table:table-cell table:style-name="ce38" table:formula="of:=([.L46]+[.M46]*[.$D46])" office:value-type="percentage" office:value="0.255" calcext:value-type="percentage">
            <text:p>25.50%</text:p>
          </table:table-cell>
          <table:table-cell table:style-name="ce38" table:formula="of:=[.N46]" office:value-type="percentage" office:value="2.295" calcext:value-type="percentage">
            <text:p>229.5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L46]+[.M46]*[.$D46])*[.$I46]" office:value-type="percentage" office:value="2.295" calcext:value-type="percentage">
            <text:p>229.5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G46]+[.AH46]*[.$D46])*[.$I46]" office:value-type="percentage" office:value="0.639" calcext:value-type="percentage">
            <text:p>63.9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J46]+[.AK46]*[.$D46])*[.$I46]" office:value-type="percentage" office:value="0.639" calcext:value-type="percentage">
            <text:p>63.9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V46]+[.AW46]*[.$D46])*[.$I46]" office:value-type="percentage" office:value="0.459" calcext:value-type="percentage">
            <text:p>45.90%</text:p>
          </table:table-cell>
          <table:table-cell table:style-name="ce15" table:number-columns-repeated="973"/>
          <table:table-cell/>
        </table:table-row>
        <table:table-row table:style-name="ro1">
          <table:table-cell table:style-name="ce13" office:value-type="string" calcext:value-type="string">
            <text:p>Space Awareness</text:p>
          </table:table-cell>
          <table:table-cell table:style-name="ce13" office:value-type="float" office:value="1" calcext:value-type="float">
            <text:p>1</text:p>
          </table:table-cell>
          <table:table-cell table:style-name="ce25" office:value-type="float" office:value="12" calcext:value-type="float">
            <text:p>12</text:p>
          </table:table-cell>
          <table:table-cell table:style-name="ce13" table:formula="of:=[.C47]+([.B47]-1)*20" office:value-type="float" office:value="12" calcext:value-type="float">
            <text:p>1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E47]=1;[.$D$9];0%)+IF([.G47]=1;[.$D$11];0%)+IF([.F47]=1;[.$D$10];0%)+IF([.H47];[.$D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  <table:table-cell/>
        </table:table-row>
        <table:table-row table:style-name="ro1"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D50:.D121])" office:value-type="float" office:value="1730" calcext:value-type="float">
            <text:p>1730</text:p>
          </table:table-cell>
          <table:table-cell table:formula="of:=FLOOR([.E49]/100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COUNTIF([.B50:.B121]; &quot;=3&quot;)" office:value-type="float" office:value="16" calcext:value-type="float">
            <text:p>16</text:p>
          </table:table-cell>
          <table:table-cell table:formula="of:=[.F49]+[.G49]-[.H49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50]+([.B50]-1)*20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iant of Humanity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51]+([.B51]-1)*20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52]+([.B52]-1)*20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C53]+([.B53]-1)*20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C54]+([.B54]-1)*20" office:value-type="float" office:value="2" calcext:value-type="float">
            <text:p>2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C55]+([.B55]-1)*20" office:value-type="float" office:value="8" calcext:value-type="float">
            <text:p>8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C56]+([.B56]-1)*20" office:value-type="float" office:value="11" calcext:value-type="float">
            <text:p>11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C57]+([.B57]-1)*20" office:value-type="float" office:value="14" calcext:value-type="float">
            <text:p>14</text:p>
          </table:table-cell>
          <table:table-cell table:style-name="ce13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C59]+([.B59]-1)*20" office:value-type="float" office:value="48" calcext:value-type="float">
            <text:p>48</text:p>
          </table:table-cell>
          <table:table-cell table:number-columns-repeated="6"/>
          <table:table-cell table:style-name="ce9" table:formula="of:=300%+[.D59]*3%" office:value-type="percentage" office:value="4.44" calcext:value-type="percentage">
            <text:p>444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60]+([.B60]-1)*20" office:value-type="float" office:value="42" calcext:value-type="float">
            <text:p>42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Oxygen Repository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C61]+([.B61]-1)*20" office:value-type="float" office:value="14" calcext:value-type="float">
            <text:p>14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Sage of Torment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C62]+([.B62]-1)*20" office:value-type="float" office:value="18" calcext:value-type="float">
            <text:p>18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C63]+([.B63]-1)*20" office:value-type="float" office:value="5" calcext:value-type="float">
            <text:p>5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C64]+([.B64]-1)*20" office:value-type="float" office:value="3" calcext:value-type="float">
            <text:p>3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C65]+([.B65]-1)*20" office:value-type="float" office:value="46" calcext:value-type="float">
            <text:p>46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C66]+([.B66]-1)*20" office:value-type="float" office:value="9" calcext:value-type="float">
            <text:p>9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C69]+([.B69]-1)*20" office:value-type="float" office:value="57" calcext:value-type="float">
            <text:p>57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Ash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0]+([.B70]-1)*20" office:value-type="float" office:value="1" calcext:value-type="float">
            <text:p>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Astral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1]+([.B71]-1)*20" office:value-type="float" office:value="1" calcext:value-type="float">
            <text:p>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72]+([.B72]-1)*20" office:value-type="float" office:value="41" calcext:value-type="float">
            <text:p>4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73]+([.B73]-1)*20" office:value-type="float" office:value="21" calcext:value-type="float">
            <text:p>2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C74]+([.B74]-1)*20" office:value-type="float" office:value="48" calcext:value-type="float">
            <text:p>48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75]+([.B75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C76]+([.B76]-1)*20" office:value-type="float" office:value="26" calcext:value-type="float">
            <text:p>26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77]+([.B77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C78]+([.B78]-1)*20" office:value-type="float" office:value="34" calcext:value-type="float">
            <text:p>34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79]+([.B79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C81]+([.B81]-1)*20" office:value-type="float" office:value="26" calcext:value-type="float">
            <text:p>26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C82]+([.B82]-1)*20" office:value-type="float" office:value="28" calcext:value-type="float">
            <text:p>28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83]+([.B83]-1)*20" office:value-type="float" office:value="23" calcext:value-type="float">
            <text:p>23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84]+([.B84]-1)*20" office:value-type="float" office:value="6" calcext:value-type="float">
            <text:p>6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85]+([.B85]-1)*20" office:value-type="float" office:value="6" calcext:value-type="float">
            <text:p>6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86]+([.B86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87]+([.B87]-1)*20" office:value-type="float" office:value="21" calcext:value-type="float">
            <text:p>2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C88]+([.B88]-1)*20" office:value-type="float" office:value="11" calcext:value-type="float">
            <text:p>11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C89]+([.B89]-1)*20" office:value-type="float" office:value="8" calcext:value-type="float">
            <text:p>8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90]+([.B90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91]+([.B91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C92]+([.B92]-1)*20" office:value-type="float" office:value="47" calcext:value-type="float">
            <text:p>47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93]+([.B93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C94]+([.B94]-1)*20" office:value-type="float" office:value="41" calcext:value-type="float">
            <text:p>41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C95]+([.B95]-1)*20" office:value-type="float" office:value="41" calcext:value-type="float">
            <text:p>41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C96]+([.B96]-1)*20" office:value-type="float" office:value="44" calcext:value-type="float">
            <text:p>44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Mana Drain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98]+([.B98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C99]+([.B99]-1)*20" office:value-type="float" office:value="45" calcext:value-type="float">
            <text:p>45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100]+([.B100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01]+([.B101]-1)*20" office:value-type="float" office:value="3" calcext:value-type="float">
            <text:p>3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102]+([.B102]-1)*20" office:value-type="float" office:value="43" calcext:value-type="float">
            <text:p>43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03]+([.B103]-1)*20" office:value-type="float" office:value="42" calcext:value-type="float">
            <text:p>42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Ro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04]+([.B104]-1)*20" office:value-type="float" office:value="21" calcext:value-type="float">
            <text:p>2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C105]+([.B105]-1)*20" office:value-type="float" office:value="14" calcext:value-type="float">
            <text:p>14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106]+([.B106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C107]+([.B107]-1)*20" office:value-type="float" office:value="13" calcext:value-type="float">
            <text:p>13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C108]+([.B108]-1)*20" office:value-type="float" office:value="1" calcext:value-type="float">
            <text:p>1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C109]+([.B109]-1)*20" office:value-type="float" office:value="23" calcext:value-type="float">
            <text:p>23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C110]+([.B110]-1)*20" office:value-type="float" office:value="23" calcext:value-type="float">
            <text:p>23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C111]+([.B111]-1)*20" office:value-type="float" office:value="18" calcext:value-type="float">
            <text:p>18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C112]+([.B112]-1)*20" office:value-type="float" office:value="42" calcext:value-type="float">
            <text:p>42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113]+([.B113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115]+([.B115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C116]+([.B116]-1)*20" office:value-type="float" office:value="18" calcext:value-type="float">
            <text:p>18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C117]+([.B117]-1)*20" office:value-type="float" office:value="14" calcext:value-type="float">
            <text:p>14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18]+([.B118]-1)*20" office:value-type="float" office:value="42" calcext:value-type="float">
            <text:p>42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Wate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119]+([.B119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C120]+([.B120]-1)*20" office:value-type="float" office:value="42" calcext:value-type="float">
            <text:p>42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C121]+([.B121]-1)*20" office:value-type="float" office:value="21" calcext:value-type="float">
            <text:p>21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style-name="ce8" table:formula="of:=COM.MICROSOFT.CONCAT([.B123];[.E123];[.C123];[.F123];[.G123])" office:value-type="string" office:string-value="Class 1: 352 - The Azarinth Sentinel" calcext:value-type="string">
            <text:p>Class 1: 352 - The Azarinth Sentinel</text:p>
          </table:table-cell>
          <table:table-cell office:value-type="string" calcext:value-type="string">
            <text:p>Class 1:</text:p>
          </table:table-cell>
          <table:table-cell table:formula="of:=[.C17]" office:value-type="float" office:value="352" calcext:value-type="float">
            <text:p>352</text:p>
          </table:table-cell>
          <table:table-cell table:formula="of:=LEN([.C123])" office:value-type="float" office:value="3" calcext:value-type="float">
            <text:p>3</text:p>
          </table:table-cell>
          <table:table-cell table:formula="of:=REPT(&quot; &quot;; MAX([.$D$123:.$D$125])-[.D123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A17]" office:value-type="string" office:string-value="The Azarinth Sentinel" calcext:value-type="string">
            <text:p>The Azarinth Sentinel</text:p>
          </table:table-cell>
          <table:table-cell table:number-columns-repeated="1017"/>
        </table:table-row>
        <table:table-row table:style-name="ro1">
          <table:table-cell table:style-name="ce8" table:formula="of:=COM.MICROSOFT.CONCAT([.B124];[.E124];[.C124];[.F124];[.G124])" office:value-type="string" office:string-value="Class 2: 352 - Kin of Ash" calcext:value-type="string">
            <text:p>Class 2: 352 - Kin of Ash</text:p>
          </table:table-cell>
          <table:table-cell office:value-type="string" calcext:value-type="string">
            <text:p>Class 2:</text:p>
          </table:table-cell>
          <table:table-cell table:formula="of:=[.C29]" office:value-type="float" office:value="352" calcext:value-type="float">
            <text:p>352</text:p>
          </table:table-cell>
          <table:table-cell table:formula="of:=LEN([.C124])" office:value-type="float" office:value="3" calcext:value-type="float">
            <text:p>3</text:p>
          </table:table-cell>
          <table:table-cell table:formula="of:=REPT(&quot; &quot;; MAX([.$D$123:.$D$125])-[.D12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A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8" table:formula="of:=COM.MICROSOFT.CONCAT([.B125];[.E125];[.C125];[.F125];[.G125])" office:value-type="string" office:string-value="Class 3:  86 - The Faen Valkyrie" calcext:value-type="string">
            <text:p>Class 3: <text:s/>86 - The Faen Valkyrie</text:p>
          </table:table-cell>
          <table:table-cell office:value-type="string" calcext:value-type="string">
            <text:p>Class 3:</text:p>
          </table:table-cell>
          <table:table-cell table:formula="of:=[.C41]" office:value-type="float" office:value="86" calcext:value-type="float">
            <text:p>86</text:p>
          </table:table-cell>
          <table:table-cell table:formula="of:=LEN([.C125])" office:value-type="float" office:value="2" calcext:value-type="float">
            <text:p>2</text:p>
          </table:table-cell>
          <table:table-cell table:formula="of:=REPT(&quot; &quot;; MAX([.$D$123:.$D$125])-[.D125]+1)" office:value-type="string" office:string-value="  " calcext:value-type="string">
            <text:p><text:s text:c="2"/></text:p>
          </table:table-cell>
          <table:table-cell office:value-type="string" calcext:value-type="string">
            <text:p><text:s/>- </text:p>
          </table:table-cell>
          <table:table-cell table:formula="of:=[.A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9" table:formula="of:=COM.MICROSOFT.CONCAT([.B127:.D127])" office:value-type="string" office:string-value="700% Body Enhancement" calcext:value-type="string">
            <text:p>700% Body Enhancement</text:p>
          </table:table-cell>
          <table:table-cell table:style-name="ce9" table:formula="of:=TEXT([.D9]; &quot;#,###%&quot;)" office:value-type="string" office:string-value="700%" calcext:value-type="string">
            <text:p>700%</text:p>
          </table:table-cell>
          <table:table-cell table:formula="of:=IF([.D9]&lt;10; &quot; &quot;; &quot;&quot;)" office:value-type="string" office:string-value=" " calcext:value-type="string">
            <text:p><text:s/></text:p>
          </table:table-cell>
          <table:table-cell table:formula="of:=[.A9]" office:value-type="string" office:string-value="Body Enhancement" calcext:value-type="string">
            <text:p>Body Enhancement</text:p>
          </table:table-cell>
          <table:table-cell table:number-columns-repeated="1020"/>
        </table:table-row>
        <table:table-row table:style-name="ro1">
          <table:table-cell table:style-name="ce9" table:formula="of:=COM.MICROSOFT.CONCAT([.B128:.D128])" office:value-type="string" office:string-value="200% Healing" calcext:value-type="string">
            <text:p>200% Healing</text:p>
          </table:table-cell>
          <table:table-cell table:style-name="ce9" table:formula="of:=TEXT([.D10]; &quot;#,###%&quot;)" office:value-type="string" office:string-value="200%" calcext:value-type="string">
            <text:p>200%</text:p>
          </table:table-cell>
          <table:table-cell table:formula="of:=IF([.D10]&lt;10; &quot; &quot;; &quot;&quot;)" office:value-type="string" office:string-value=" " calcext:value-type="string">
            <text:p><text:s/></text:p>
          </table:table-cell>
          <table:table-cell table:formula="of:=[.A10]" office:value-type="string" office:string-value="Healing" calcext:value-type="string">
            <text:p>Healing</text:p>
          </table:table-cell>
          <table:table-cell table:number-columns-repeated="1020"/>
        </table:table-row>
        <table:table-row table:style-name="ro1">
          <table:table-cell table:style-name="ce9" table:formula="of:=COM.MICROSOFT.CONCAT([.B129:.D129])" office:value-type="string" office:string-value="100% Ashen" calcext:value-type="string">
            <text:p>100% Ashen</text:p>
          </table:table-cell>
          <table:table-cell table:style-name="ce9" table:formula="of:=TEXT([.D11]; &quot;#,###%&quot;)" office:value-type="string" office:string-value="100%" calcext:value-type="string">
            <text:p>100%</text:p>
          </table:table-cell>
          <table:table-cell table:formula="of:=IF([.D11]&lt;10; &quot; &quot;; &quot;&quot;)" office:value-type="string" office:string-value=" " calcext:value-type="string">
            <text:p><text:s/></text:p>
          </table:table-cell>
          <table:table-cell table:formula="of:=[.A11]" office:value-type="string" office:string-value="Ashen" calcext:value-type="string">
            <text:p>Ashen</text:p>
          </table:table-cell>
          <table:table-cell table:number-columns-repeated="1020"/>
        </table:table-row>
        <table:table-row table:style-name="ro1">
          <table:table-cell table:style-name="ce9" table:formula="of:=COM.MICROSOFT.CONCAT([.B130:.D130])" office:value-type="string" office:string-value="100% Space" calcext:value-type="string">
            <text:p>100% Space</text:p>
          </table:table-cell>
          <table:table-cell table:style-name="ce9" table:formula="of:=TEXT([.D12]; &quot;#,###%&quot;)" office:value-type="string" office:string-value="100%" calcext:value-type="string">
            <text:p>100%</text:p>
          </table:table-cell>
          <table:table-cell table:formula="of:=IF([.D12]&lt;10; &quot; &quot;; &quot;&quot;)" office:value-type="string" office:string-value=" " calcext:value-type="string">
            <text:p><text:s/></text:p>
          </table:table-cell>
          <table:table-cell table:formula="of:=[.A12]" office:value-type="string" office:string-value="Space" calcext:value-type="string">
            <text:p>Spa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Vit: &quot;; [.L132];[.D2])" office:value-type="string" office:string-value="Vit:  820" calcext:value-type="string">
            <text:p>Vit: <text:s/>820</text:p>
          </table:table-cell>
          <table:table-cell table:number-columns-repeated="9"/>
          <table:table-cell table:formula="of:=LEN([.D2])" office:value-type="float" office:value="3" calcext:value-type="float">
            <text:p>3</text:p>
          </table:table-cell>
          <table:table-cell table:formula="of:=REPT(&quot; &quot;; MAX([.$K$132:.$K$137])-[.K132])" office:value-type="string" office:string-value=" " calcext:value-type="string">
            <text:p><text:s/></text:p>
          </table:table-cell>
          <table:table-cell table:number-columns-repeated="1012"/>
        </table:table-row>
        <table:table-row table:style-name="ro1">
          <table:table-cell table:formula="of:=COM.MICROSOFT.CONCAT(&quot;End: &quot;;[.L133];[.D3])" office:value-type="string" office:string-value="End:  420" calcext:value-type="string">
            <text:p>End: <text:s/>420</text:p>
          </table:table-cell>
          <table:table-cell table:number-columns-repeated="9"/>
          <table:table-cell table:formula="of:=LEN([.D3])" office:value-type="float" office:value="3" calcext:value-type="float">
            <text:p>3</text:p>
          </table:table-cell>
          <table:table-cell table:formula="of:=REPT(&quot; &quot;; MAX([.$K$132:.$K$137])-[.K133])" office:value-type="string" office:string-value=" " calcext:value-type="string">
            <text:p><text:s/></text:p>
          </table:table-cell>
          <table:table-cell table:number-columns-repeated="1012"/>
        </table:table-row>
        <table:table-row table:style-name="ro1">
          <table:table-cell table:formula="of:=COM.MICROSOFT.CONCAT(&quot;Str: &quot;; [.L134];[.E134];[.J134];[.F134];[.G134];[.H134])" office:value-type="string" office:string-value="Str:  515  [6,901.0]" calcext:value-type="string">
            <text:p>Str: <text:s/>515 <text:s/>[6,901.0]</text:p>
          </table:table-cell>
          <table:table-cell table:number-columns-repeated="3"/>
          <table:table-cell table:formula="of:=[.D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E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G134])" office:value-type="float" office:value="7" calcext:value-type="float">
            <text:p>7</text:p>
          </table:table-cell>
          <table:table-cell table:formula="of:=REPT(&quot; &quot;; MAX([.$I$134:.$I$136])-[.I134])" office:value-type="string" office:string-value=" " calcext:value-type="string">
            <text:p><text:s/></text:p>
          </table:table-cell>
          <table:table-cell table:formula="of:=LEN([.D4])" office:value-type="float" office:value="3" calcext:value-type="float">
            <text:p>3</text:p>
          </table:table-cell>
          <table:table-cell table:formula="of:=REPT(&quot; &quot;; MAX([.$K$132:.$K$137])-[.K134])" office:value-type="string" office:string-value=" " calcext:value-type="string">
            <text:p><text:s/></text:p>
          </table:table-cell>
          <table:table-cell table:number-columns-repeated="1012"/>
        </table:table-row>
        <table:table-row table:style-name="ro1">
          <table:table-cell table:formula="of:=COM.MICROSOFT.CONCAT(&quot;Dex: &quot;; [.L135];[.E135];[.J135];[.F135];[.G135];[.H135])" office:value-type="string" office:string-value="Dex:  425  [2,805.0]" calcext:value-type="string">
            <text:p>Dex: <text:s/>425 <text:s/>[2,805.0]</text:p>
          </table:table-cell>
          <table:table-cell table:number-columns-repeated="3"/>
          <table:table-cell table:formula="of:=[.D5]" office:value-type="float" office:value="425" calcext:value-type="float">
            <text:p>425</text:p>
          </table:table-cell>
          <table:table-cell office:value-type="string" calcext:value-type="string">
            <text:p><text:s/>[</text:p>
          </table:table-cell>
          <table:table-cell table:style-name="ce14" table:formula="of:=TEXT([.E5];&quot;#,##0.0&quot;)" office:value-type="string" office:string-value="2,805.0" calcext:value-type="string">
            <text:p>2,805.0</text:p>
          </table:table-cell>
          <table:table-cell office:value-type="string" calcext:value-type="string">
            <text:p>]</text:p>
          </table:table-cell>
          <table:table-cell table:formula="of:=LEN([.G135])" office:value-type="float" office:value="7" calcext:value-type="float">
            <text:p>7</text:p>
          </table:table-cell>
          <table:table-cell table:formula="of:=REPT(&quot; &quot;; MAX([.$I$134:.$I$136])-[.I135])" office:value-type="string" office:string-value=" " calcext:value-type="string">
            <text:p><text:s/></text:p>
          </table:table-cell>
          <table:table-cell table:formula="of:=LEN([.D5])" office:value-type="float" office:value="3" calcext:value-type="float">
            <text:p>3</text:p>
          </table:table-cell>
          <table:table-cell table:formula="of:=REPT(&quot; &quot;; MAX([.$K$132:.$K$137])-[.K135])" office:value-type="string" office:string-value=" " calcext:value-type="string">
            <text:p><text:s/></text:p>
          </table:table-cell>
          <table:table-cell table:number-columns-repeated="1012"/>
        </table:table-row>
        <table:table-row table:style-name="ro1">
          <table:table-cell table:formula="of:=COM.MICROSOFT.CONCAT(&quot;Int: &quot;;[.L136]; [.E136];[.J136];[.F136]; [.G136]; [.H136])" office:value-type="string" office:string-value="Int:  820 [10,988.0]" calcext:value-type="string">
            <text:p>Int: <text:s/>820 [10,988.0]</text:p>
          </table:table-cell>
          <table:table-cell table:number-columns-repeated="3"/>
          <table:table-cell table:formula="of:=[.D6]" office:value-type="float" office:value="820" calcext:value-type="float">
            <text:p>820</text:p>
          </table:table-cell>
          <table:table-cell office:value-type="string" calcext:value-type="string">
            <text:p><text:s/>[</text:p>
          </table:table-cell>
          <table:table-cell table:style-name="ce14" table:formula="of:=TEXT([.E6];&quot;#,##0.0&quot;)" office:value-type="string" office:string-value="10,988.0" calcext:value-type="string">
            <text:p>10,988.0</text:p>
          </table:table-cell>
          <table:table-cell office:value-type="string" calcext:value-type="string">
            <text:p>]</text:p>
          </table:table-cell>
          <table:table-cell table:formula="of:=LEN([.G136])" office:value-type="float" office:value="8" calcext:value-type="float">
            <text:p>8</text:p>
          </table:table-cell>
          <table:table-cell table:formula="of:=REPT(&quot; &quot;; MAX([.$I$134:.$I$136])-[.I136])">
            <text:p/>
          </table:table-cell>
          <table:table-cell table:formula="of:=LEN([.D6])" office:value-type="float" office:value="3" calcext:value-type="float">
            <text:p>3</text:p>
          </table:table-cell>
          <table:table-cell table:formula="of:=REPT(&quot; &quot;; MAX([.$K$132:.$K$137])-[.K136])" office:value-type="string" office:string-value=" " calcext:value-type="string">
            <text:p><text:s/></text:p>
          </table:table-cell>
          <table:table-cell table:number-columns-repeated="1012"/>
        </table:table-row>
        <table:table-row table:style-name="ro1">
          <table:table-cell table:formula="of:=COM.MICROSOFT.CONCAT(&quot;Wis: &quot;; [.L137];[.D7])" office:value-type="string" office:string-value="Wis: 1000" calcext:value-type="string">
            <text:p>Wis: 1000</text:p>
          </table:table-cell>
          <table:table-cell table:number-columns-repeated="9"/>
          <table:table-cell table:formula="of:=LEN([.D7])" office:value-type="float" office:value="4" calcext:value-type="float">
            <text:p>4</text:p>
          </table:table-cell>
          <table:table-cell table:formula="of:=REPT(&quot; &quot;; MAX([.$K$132:.$K$137])-[.K137])">
            <text:p/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formula="of:=COM.MICROSOFT.CONCAT(&quot;Resilience: &quot;; [.E139])" office:value-type="string" office:string-value="Resilience: 3,226.5%" calcext:value-type="string">
            <text:p>Resilience: 3,226.5%</text:p>
          </table:table-cell>
          <table:table-cell table:style-name="ce14" table:number-columns-repeated="2"/>
          <table:table-cell table:style-name="ce12"/>
          <table:table-cell table:formula="of:=TEXT([.I3];&quot;#,##0.0%&quot;)" office:value-type="string" office:string-value="3,226.5%" calcext:value-type="string">
            <text:p>3,226.5%</text:p>
          </table:table-cell>
          <table:table-cell table:number-columns-repeated="1019"/>
        </table:table-row>
        <table:table-row table:style-name="ro1">
          <table:table-cell table:style-name="ce9" table:formula="of:=COM.MICROSOFT.CONCAT(&quot;Speed+:     &quot;;[.E140])" office:value-type="string" office:string-value="Speed+:     1,825.0%" calcext:value-type="string">
            <text:p>Speed+: <text:s text:c="4"/>1,825.0%</text:p>
          </table:table-cell>
          <table:table-cell table:style-name="ce9" table:number-columns-repeated="2"/>
          <table:table-cell/>
          <table:table-cell table:formula="of:=TEXT([.I4];&quot;#,##0.0%&quot;)" office:value-type="string" office:string-value="1,825.0%" calcext:value-type="string">
            <text:p>1,825.0%</text:p>
          </table:table-cell>
          <table:table-cell table:number-columns-repeated="1019"/>
        </table:table-row>
        <table:table-row table:style-name="ro1">
          <table:table-cell table:style-name="ce9" table:formula="of:=COM.MICROSOFT.CONCAT(&quot;Damage+:    &quot;; [.E141])" office:value-type="string" office:string-value="Damage+:    1,552.0%" calcext:value-type="string">
            <text:p>Damage+: <text:s text:c="3"/>1,552.0%</text:p>
          </table:table-cell>
          <table:table-cell table:style-name="ce9" table:number-columns-repeated="2"/>
          <table:table-cell/>
          <table:table-cell table:formula="of:=TEXT([.I6];&quot;#,##0.0%&quot;)" office:value-type="string" office:string-value="1,552.0%" calcext:value-type="string">
            <text:p>1,552.0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Health: &quot;; [.D143];[.B143])" office:value-type="string" office:string-value="Health:  11,964" calcext:value-type="string">
            <text:p>Health: <text:s/>11,964</text:p>
          </table:table-cell>
          <table:table-cell table:formula="of:=TEXT([.R2];&quot;#,##0&quot;)" office:value-type="string" office:string-value="11,964" calcext:value-type="string">
            <text:p>11,964</text:p>
          </table:table-cell>
          <table:table-cell table:formula="of:=LEN([.B143])" office:value-type="float" office:value="6" calcext:value-type="float">
            <text:p>6</text:p>
          </table:table-cell>
          <table:table-cell table:formula="of:=REPT(&quot; &quot;;MAX([.$C$143:.$C$145])-[.C143]+1)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1">
          <table:table-cell table:formula="of:=COM.MICROSOFT.CONCAT(&quot;Stamina:&quot;; [.D144];[.B144])" office:value-type="string" office:string-value="Stamina:  4,200" calcext:value-type="string">
            <text:p>Stamina: <text:s/>4,200</text:p>
          </table:table-cell>
          <table:table-cell table:formula="of:=TEXT([.R3];&quot;#,##0&quot;)" office:value-type="string" office:string-value="4,200" calcext:value-type="string">
            <text:p>4,200</text:p>
          </table:table-cell>
          <table:table-cell table:formula="of:=LEN([.B144])" office:value-type="float" office:value="5" calcext:value-type="float">
            <text:p>5</text:p>
          </table:table-cell>
          <table:table-cell table:formula="of:=REPT(&quot; &quot;;MAX([.$C$143:.$C$145])-[.C144]+1)" office:value-type="string" office:string-value="  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table:formula="of:=COM.MICROSOFT.CONCAT(&quot;Mana:   &quot;; [.D145];[.B145])" office:value-type="string" office:string-value="Mana:    20,000" calcext:value-type="string">
            <text:p>Mana: <text:s text:c="3"/>20,000</text:p>
          </table:table-cell>
          <table:table-cell table:formula="of:=TEXT([.R4];&quot;#,##0&quot;)" office:value-type="string" office:string-value="20,000" calcext:value-type="string">
            <text:p>20,000</text:p>
          </table:table-cell>
          <table:table-cell table:formula="of:=LEN([.B145])" office:value-type="float" office:value="6" calcext:value-type="float">
            <text:p>6</text:p>
          </table:table-cell>
          <table:table-cell table:formula="of:=REPT(&quot; &quot;;MAX([.$C$143:.$C$145])-[.C145]+1)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en:</text:p>
          </table:table-cell>
          <table:table-cell table:number-columns-repeated="1023"/>
        </table:table-row>
        <table:table-row table:style-name="ro1">
          <table:table-cell table:formula="of:=COM.MICROSOFT.CONCAT([.C148:.G148])" office:value-type="string" office:string-value="hp/sec:  0.27% [28.9]" calcext:value-type="string">
            <text:p>hp/sec: <text:s/>0.27% [28.9]</text:p>
          </table:table-cell>
          <table:table-cell/>
          <table:table-cell office:value-type="string" calcext:value-type="string">
            <text:p>hp/sec: <text:s/></text:p>
          </table:table-cell>
          <table:table-cell table:formula="of:=TEXT([.U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T2];&quot;#,##0.0&quot;)" office:value-type="string" office:string-value="28.9" calcext:value-type="string">
            <text:p>28.9</text:p>
          </table:table-cell>
          <table:table-cell office:value-type="string" calcext:value-type="string">
            <text:p>]</text:p>
          </table:table-cell>
          <table:table-cell table:number-columns-repeated="1017"/>
        </table:table-row>
        <table:table-row table:style-name="ro1">
          <table:table-cell table:formula="of:=COM.MICROSOFT.CONCAT([.C149:.G149])" office:value-type="string" office:string-value="mp/sec:  0.20% [40.0]" calcext:value-type="string">
            <text:p>mp/sec: <text:s/>0.20% [40.0]</text:p>
          </table:table-cell>
          <table:table-cell/>
          <table:table-cell office:value-type="string" calcext:value-type="string">
            <text:p>mp/sec: <text:s/></text:p>
          </table:table-cell>
          <table:table-cell table:formula="of:=TEXT([.U3];&quot;#,##0.00%&quot;)" office:value-type="string" office:string-value="0.20%" calcext:value-type="string">
            <text:p>0.20%</text:p>
          </table:table-cell>
          <table:table-cell office:value-type="string" calcext:value-type="string">
            <text:p><text:s/>[</text:p>
          </table:table-cell>
          <table:table-cell table:formula="of:=TEXT([.T3];&quot;#,##0.0&quot;)" office:value-type="string" office:string-value="40.0" calcext:value-type="string">
            <text:p>40.0</text:p>
          </table:table-cell>
          <table:table-cell office:value-type="string" calcext:value-type="string">
            <text:p>]</text:p>
          </table:table-cell>
          <table:table-cell table:number-columns-repeated="1017"/>
        </table:table-row>
        <table:table-row table:style-name="ro1">
          <table:table-cell table:formula="of:=COM.MICROSOFT.CONCAT([.C150:.G150])" office:value-type="string" office:string-value="w/Med:   0.27% [54.8]" calcext:value-type="string">
            <text:p>w/Med: <text:s text:c="2"/>0.27% [54.8]</text:p>
          </table:table-cell>
          <table:table-cell/>
          <table:table-cell office:value-type="string" calcext:value-type="string">
            <text:p>w/Med: <text:s text:c="2"/></text:p>
          </table:table-cell>
          <table:table-cell table:formula="of:=TEXT([.U4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T4];&quot;#,##0.0&quot;)" office:value-type="string" office:string-value="54.8" calcext:value-type="string">
            <text:p>54.8</text:p>
          </table:table-cell>
          <table:table-cell office:value-type="string" calcext:value-type="string">
            <text:p>]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Mitigation:       &quot;; [.C152];[.D152];[.E152];[.F152])" office:value-type="string" office:string-value="Mitigation:       97.538% [hp x 40.65]" calcext:value-type="string">
            <text:p>Mitigation: <text:s text:c="6"/>97.538% [hp x 40.65]</text:p>
          </table:table-cell>
          <table:table-cell/>
          <table:table-cell table:formula="of:=TEXT([.P13];&quot;#,##0.000%&quot;)" office:value-type="string" office:string-value="97.538%" calcext:value-type="string">
            <text:p>97.538%</text:p>
          </table:table-cell>
          <table:table-cell office:value-type="string" calcext:value-type="string">
            <text:p><text:s/>[hp x </text:p>
          </table:table-cell>
          <table:table-cell table:formula="of:=TEXT([.Q13];&quot;#,##0.00&quot;)" office:value-type="string" office:string-value="40.65" calcext:value-type="string">
            <text:p>40.65</text:p>
          </table:table-cell>
          <table:table-cell office:value-type="string" calcext:value-type="string">
            <text:p>]</text:p>
          </table:table-cell>
          <table:table-cell table:number-columns-repeated="1018"/>
        </table:table-row>
        <table:table-row table:style-name="ro1">
          <table:table-cell table:formula="of:=COM.MICROSOFT.CONCAT(&quot;Effective Health: &quot;; [.C153])" office:value-type="string" office:string-value="Effective Health: 482,553.9" calcext:value-type="string">
            <text:p>Effective Health: 482,553.9</text:p>
          </table:table-cell>
          <table:table-cell/>
          <table:table-cell table:formula="of:=TEXT([.R13];&quot;#,##0.0&quot;)" office:value-type="string" office:string-value="482,553.9" calcext:value-type="string">
            <text:p>482,553.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.A17]" office:value-type="string" office:string-value="The Azarinth Sentinel" calcext:value-type="string">
            <text:p>The Azarinth Sentinel</text:p>
          </table:table-cell>
          <table:table-cell table:number-columns-repeated="2"/>
          <table:table-cell table:formula="of:=MAX([.D156:.D185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2"/>
        </table:table-row>
        <table:table-row table:style-name="ro1">
          <table:table-cell table:formula="of:=COM.MICROSOFT.CONCAT([.G156]; &quot;-&quot;; [.H156]; [.I156]; [.A18]; [.J156]; [.C156]; [.K156]; [.L156]; [.M156]; [.N156];[.O156];[.P156];[.Q156] )" office:value-type="string" office:string-value="3-25 Absolute Destruction     x3 " calcext:value-type="string">
            <text:p>3-25 Absolute Destruction <text:s text:c="4"/>x3 </text:p>
          </table:table-cell>
          <table:table-cell/>
          <table:table-cell table:style-name="ce9" table:formula="of:=TEXT([.I18]; &quot;x# &quot;)" office:value-type="string" office:string-value="x3 " calcext:value-type="string">
            <text:p>x3 </text:p>
          </table:table-cell>
          <table:table-cell table:formula="of:=LEN([.A18])" office:value-type="float" office:value="20" calcext:value-type="float">
            <text:p>20</text:p>
          </table:table-cell>
          <table:table-cell table:formula="of:=[.$D$155]-[.D156]+1+IF([.I18]&lt;10;1;0)" office:value-type="float" office:value="5" calcext:value-type="float">
            <text:p>5</text:p>
          </table:table-cell>
          <table:table-cell/>
          <table:table-cell table:formula="of:=[.B18]" office:value-type="float" office:value="3" calcext:value-type="float">
            <text:p>3</text:p>
          </table:table-cell>
          <table:table-cell table:formula="of:=[.C18]" office:value-type="float" office:value="25" calcext:value-type="float">
            <text:p>25</text:p>
          </table:table-cell>
          <table:table-cell table:formula="of:=IF([.H156]&lt;10; &quot;  &quot;; &quot; &quot;)" office:value-type="string" office:string-value=" " calcext:value-type="string">
            <text:p><text:s/></text:p>
          </table:table-cell>
          <table:table-cell table:formula="of:=REPT(&quot; &quot;; [.E156])" office:value-type="string" office:string-value="     " calcext:value-type="string">
            <text:p><text:s text:c="5"/></text:p>
          </table:table-cell>
          <table:table-cell table:formula="of:=IF([.L156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57]; &quot;-&quot;; [.H157]; [.I157]; [.A19]; [.J157]; [.C157]; [.K157]; [.L157]; [.M157]; [.N157];[.O157];[.P157];[.Q157] )" office:value-type="string" office:string-value="3-30 Sentinel Reconstruction  x3 " calcext:value-type="string">
            <text:p>3-30 Sentinel Reconstruction <text:s/>x3 </text:p>
          </table:table-cell>
          <table:table-cell/>
          <table:table-cell table:style-name="ce9" table:formula="of:=TEXT([.I19]; &quot;x# &quot;)" office:value-type="string" office:string-value="x3 " calcext:value-type="string">
            <text:p>x3 </text:p>
          </table:table-cell>
          <table:table-cell table:formula="of:=LEN([.A19])" office:value-type="float" office:value="23" calcext:value-type="float">
            <text:p>23</text:p>
          </table:table-cell>
          <table:table-cell table:formula="of:=[.$D$155]-[.D157]+1+IF([.I19]&lt;10;1;0)" office:value-type="float" office:value="2" calcext:value-type="float">
            <text:p>2</text:p>
          </table:table-cell>
          <table:table-cell/>
          <table:table-cell table:formula="of:=[.B19]" office:value-type="float" office:value="3" calcext:value-type="float">
            <text:p>3</text:p>
          </table:table-cell>
          <table:table-cell table:formula="of:=[.C19]" office:value-type="float" office:value="30" calcext:value-type="float">
            <text:p>30</text:p>
          </table:table-cell>
          <table:table-cell table:formula="of:=IF([.H157]&lt;10; &quot;  &quot;; &quot; &quot;)" office:value-type="string" office:string-value=" " calcext:value-type="string">
            <text:p><text:s/></text:p>
          </table:table-cell>
          <table:table-cell table:formula="of:=REPT(&quot; &quot;; [.E157])" office:value-type="string" office:string-value="  " calcext:value-type="string">
            <text:p><text:s text:c="2"/></text:p>
          </table:table-cell>
          <table:table-cell table:formula="of:=IF([.L157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58]; &quot;-&quot;; [.H158]; [.I158]; [.A20]; [.J158]; [.C158]; [.K158]; [.L158]; [.M158]; [.N158];[.O158];[.P158];[.Q158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/>
          <table:table-cell table:style-name="ce9" table:formula="of:=TEXT([.I20]; &quot;x# &quot;)" office:value-type="string" office:string-value="x8 " calcext:value-type="string">
            <text:p>x8 </text:p>
          </table:table-cell>
          <table:table-cell table:formula="of:=LEN([.A20])" office:value-type="float" office:value="18" calcext:value-type="float">
            <text:p>18</text:p>
          </table:table-cell>
          <table:table-cell table:formula="of:=[.$D$155]-[.D158]+1+IF([.I20]&lt;10;1;0)" office:value-type="float" office:value="7" calcext:value-type="float">
            <text:p>7</text:p>
          </table:table-cell>
          <table:table-cell/>
          <table:table-cell table:formula="of:=[.B20]" office:value-type="float" office:value="3" calcext:value-type="float">
            <text:p>3</text:p>
          </table:table-cell>
          <table:table-cell table:formula="of:=[.C20]" office:value-type="float" office:value="30" calcext:value-type="float">
            <text:p>30</text:p>
          </table:table-cell>
          <table:table-cell table:formula="of:=IF([.H158]&lt;10; &quot;  &quot;; &quot; &quot;)" office:value-type="string" office:string-value=" " calcext:value-type="string">
            <text:p><text:s/></text:p>
          </table:table-cell>
          <table:table-cell table:formula="of:=REPT(&quot; &quot;; [.E158])" office:value-type="string" office:string-value="       " calcext:value-type="string">
            <text:p><text:s text:c="7"/></text:p>
          </table:table-cell>
          <table:table-cell table:formula="of:=IF([.L158]=&quot;&quot;;&quot;&quot;;&quot;[&quot;)" office:value-type="string" office:string-value="[" calcext:value-type="string">
            <text:p>[</text:p>
          </table:table-cell>
          <table:table-cell table:formula="of:=COM.MICROSOFT.CONCAT(TEXT([.J20];&quot;#,##0.0%&quot;); [.$L$155]; TEXT([.K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1"/>
        </table:table-row>
        <table:table-row table:style-name="ro1">
          <table:table-cell table:formula="of:=COM.MICROSOFT.CONCAT([.G159]; &quot;-&quot;; [.H159]; [.I159]; [.A21]; [.J159]; [.C159]; [.K159]; [.L159]; [.M159]; [.N159];[.O159];[.P159];[.Q159] )" office:value-type="string" office:string-value="3-28 Blink                    x1 " calcext:value-type="string">
            <text:p>3-28 Blink <text:s text:c="19"/>x1 </text:p>
          </table:table-cell>
          <table:table-cell/>
          <table:table-cell table:style-name="ce9" table:formula="of:=TEXT([.I21]; &quot;x# &quot;)" office:value-type="string" office:string-value="x1 " calcext:value-type="string">
            <text:p>x1 </text:p>
          </table:table-cell>
          <table:table-cell table:formula="of:=LEN([.A21])" office:value-type="float" office:value="5" calcext:value-type="float">
            <text:p>5</text:p>
          </table:table-cell>
          <table:table-cell table:formula="of:=[.$D$155]-[.D159]+1+IF([.I21]&lt;10;1;0)" office:value-type="float" office:value="20" calcext:value-type="float">
            <text:p>20</text:p>
          </table:table-cell>
          <table:table-cell/>
          <table:table-cell table:formula="of:=[.B21]" office:value-type="float" office:value="3" calcext:value-type="float">
            <text:p>3</text:p>
          </table:table-cell>
          <table:table-cell table:formula="of:=[.C21]" office:value-type="float" office:value="28" calcext:value-type="float">
            <text:p>28</text:p>
          </table:table-cell>
          <table:table-cell table:formula="of:=IF([.H159]&lt;10; &quot;  &quot;; &quot; &quot;)" office:value-type="string" office:string-value=" " calcext:value-type="string">
            <text:p><text:s/></text:p>
          </table:table-cell>
          <table:table-cell table:formula="of:=REPT(&quot; &quot;; [.E159])" office:value-type="string" office:string-value="                    " calcext:value-type="string">
            <text:p><text:s text:c="20"/></text:p>
          </table:table-cell>
          <table:table-cell table:formula="of:=IF([.L159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0]; &quot;-&quot;; [.H160]; [.I160]; [.A22]; [.J160]; [.C160]; [.K160]; [.L160]; [.M160]; [.N160];[.O160];[.P160];[.Q160] )" office:value-type="string" office:string-value="3-26 Sentinel Sphere          x1 " calcext:value-type="string">
            <text:p>3-26 Sentinel Sphere <text:s text:c="9"/>x1 </text:p>
          </table:table-cell>
          <table:table-cell/>
          <table:table-cell table:style-name="ce9" table:formula="of:=TEXT([.I22]; &quot;x# &quot;)" office:value-type="string" office:string-value="x1 " calcext:value-type="string">
            <text:p>x1 </text:p>
          </table:table-cell>
          <table:table-cell table:formula="of:=LEN([.A22])" office:value-type="float" office:value="15" calcext:value-type="float">
            <text:p>15</text:p>
          </table:table-cell>
          <table:table-cell table:formula="of:=[.$D$155]-[.D160]+1+IF([.I22]&lt;10;1;0)" office:value-type="float" office:value="10" calcext:value-type="float">
            <text:p>10</text:p>
          </table:table-cell>
          <table:table-cell/>
          <table:table-cell table:formula="of:=[.B22]" office:value-type="float" office:value="3" calcext:value-type="float">
            <text:p>3</text:p>
          </table:table-cell>
          <table:table-cell table:formula="of:=[.C22]" office:value-type="float" office:value="26" calcext:value-type="float">
            <text:p>26</text:p>
          </table:table-cell>
          <table:table-cell table:formula="of:=IF([.H160]&lt;10; &quot;  &quot;; &quot; &quot;)" office:value-type="string" office:string-value=" " calcext:value-type="string">
            <text:p><text:s/></text:p>
          </table:table-cell>
          <table:table-cell table:formula="of:=REPT(&quot; &quot;; [.E160])" office:value-type="string" office:string-value="          " calcext:value-type="string">
            <text:p><text:s text:c="10"/></text:p>
          </table:table-cell>
          <table:table-cell table:formula="of:=IF([.L160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1]; &quot;-&quot;; [.H161]; [.I161]; [.A23]; [.J161]; [.C161]; [.K161]; [.L161]; [.M161]; [.N161];[.O161];[.P161];[.Q161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/>
          <table:table-cell table:style-name="ce9" table:formula="of:=TEXT([.I23]; &quot;x# &quot;)" office:value-type="string" office:string-value="x10 " calcext:value-type="string">
            <text:p>x10 </text:p>
          </table:table-cell>
          <table:table-cell table:formula="of:=LEN([.A23])" office:value-type="float" office:value="13" calcext:value-type="float">
            <text:p>13</text:p>
          </table:table-cell>
          <table:table-cell table:formula="of:=[.$D$155]-[.D161]+1+IF([.I23]&lt;10;1;0)" office:value-type="float" office:value="11" calcext:value-type="float">
            <text:p>11</text:p>
          </table:table-cell>
          <table:table-cell/>
          <table:table-cell table:formula="of:=[.B23]" office:value-type="float" office:value="3" calcext:value-type="float">
            <text:p>3</text:p>
          </table:table-cell>
          <table:table-cell table:formula="of:=[.C23]" office:value-type="float" office:value="30" calcext:value-type="float">
            <text:p>30</text:p>
          </table:table-cell>
          <table:table-cell table:formula="of:=IF([.H161]&lt;10; &quot;  &quot;; &quot; &quot;)" office:value-type="string" office:string-value=" " calcext:value-type="string">
            <text:p><text:s/></text:p>
          </table:table-cell>
          <table:table-cell table:formula="of:=REPT(&quot; &quot;; [.E161])" office:value-type="string" office:string-value="           " calcext:value-type="string">
            <text:p><text:s text:c="11"/></text:p>
          </table:table-cell>
          <table:table-cell table:formula="of:=IF([.L161]=&quot;&quot;;&quot;&quot;;&quot;[&quot;)" office:value-type="string" office:string-value="[" calcext:value-type="string">
            <text:p>[</text:p>
          </table:table-cell>
          <table:table-cell table:formula="of:=COM.MICROSOFT.CONCAT(TEXT([.AT13];&quot;#,##0.0%&quot;); [.$L$155]; TEXT([.AU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J23];&quot;#,##0.0%&quot;); [.$L$155]; TEXT([.K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G23];&quot;#,##0.0%&quot;);[.$L$155]; TEXT([.AI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7"/>
        </table:table-row>
        <table:table-row table:style-name="ro1">
          <table:table-cell table:formula="of:=COM.MICROSOFT.CONCAT([.G162]; &quot;-&quot;; [.H162]; [.I162]; [.A24]; [.J162]; [.C162]; [.K162]; [.L162]; [.M162]; [.N162];[.O162];[.P162];[.Q162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9" table:formula="of:=TEXT([.I24]; &quot;x# &quot;)" office:value-type="string" office:string-value="x8 " calcext:value-type="string">
            <text:p>x8 </text:p>
          </table:table-cell>
          <table:table-cell table:formula="of:=LEN([.A24])" office:value-type="float" office:value="17" calcext:value-type="float">
            <text:p>17</text:p>
          </table:table-cell>
          <table:table-cell table:formula="of:=[.$D$155]-[.D162]+1+IF([.I24]&lt;10;1;0)" office:value-type="float" office:value="8" calcext:value-type="float">
            <text:p>8</text:p>
          </table:table-cell>
          <table:table-cell/>
          <table:table-cell table:formula="of:=[.B24]" office:value-type="float" office:value="3" calcext:value-type="float">
            <text:p>3</text:p>
          </table:table-cell>
          <table:table-cell table:formula="of:=[.C24]" office:value-type="float" office:value="30" calcext:value-type="float">
            <text:p>30</text:p>
          </table:table-cell>
          <table:table-cell table:formula="of:=IF([.H162]&lt;10; &quot;  &quot;; &quot; &quot;)" office:value-type="string" office:string-value=" " calcext:value-type="string">
            <text:p><text:s/></text:p>
          </table:table-cell>
          <table:table-cell table:formula="of:=REPT(&quot; &quot;; [.E162])" office:value-type="string" office:string-value="        " calcext:value-type="string">
            <text:p><text:s text:c="8"/></text:p>
          </table:table-cell>
          <table:table-cell table:formula="of:=IF([.L162]=&quot;&quot;;&quot;&quot;;&quot;[&quot;)" office:value-type="string" office:string-value="[" calcext:value-type="string">
            <text:p>[</text:p>
          </table:table-cell>
          <table:table-cell table:formula="of:=COM.MICROSOFT.CONCAT(TEXT([.J24];&quot;#,##0.0%&quot;);[.$L$155]; TEXT([.K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L$155]; TEXT(10%*[.I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9"/>
        </table:table-row>
        <table:table-row table:style-name="ro1">
          <table:table-cell table:formula="of:=COM.MICROSOFT.CONCAT([.G163]; &quot;-&quot;; [.H163]; [.I163]; [.A25]; [.J163]; [.C163]; [.K163]; [.L163]; [.M163]; [.N163];[.O163];[.P163];[.Q163] )" office:value-type="string" office:string-value="3-8  Sentinel Huntress        x8 " calcext:value-type="string">
            <text:p>3-8 <text:s/>Sentinel Huntress <text:s text:c="7"/>x8 </text:p>
          </table:table-cell>
          <table:table-cell/>
          <table:table-cell table:style-name="ce9" table:formula="of:=TEXT([.I25]; &quot;x# &quot;)" office:value-type="string" office:string-value="x8 " calcext:value-type="string">
            <text:p>x8 </text:p>
          </table:table-cell>
          <table:table-cell table:formula="of:=LEN([.A25])" office:value-type="float" office:value="17" calcext:value-type="float">
            <text:p>17</text:p>
          </table:table-cell>
          <table:table-cell table:formula="of:=[.$D$155]-[.D163]+1+IF([.I25]&lt;10;1;0)" office:value-type="float" office:value="8" calcext:value-type="float">
            <text:p>8</text:p>
          </table:table-cell>
          <table:table-cell/>
          <table:table-cell table:formula="of:=[.B25]" office:value-type="float" office:value="3" calcext:value-type="float">
            <text:p>3</text:p>
          </table:table-cell>
          <table:table-cell table:formula="of:=[.C25]" office:value-type="float" office:value="8" calcext:value-type="float">
            <text:p>8</text:p>
          </table:table-cell>
          <table:table-cell table:formula="of:=IF([.H163]&lt;10; &quot;  &quot;; &quot; &quot;)" office:value-type="string" office:string-value="  " calcext:value-type="string">
            <text:p><text:s text:c="2"/></text:p>
          </table:table-cell>
          <table:table-cell table:formula="of:=REPT(&quot; &quot;; [.E163])" office:value-type="string" office:string-value="        " calcext:value-type="string">
            <text:p><text:s text:c="8"/></text:p>
          </table:table-cell>
          <table:table-cell table:formula="of:=IF([.L163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4]; &quot;-&quot;; [.H164]; [.I164]; [.A26]; [.J164]; [.C164]; [.K164]; [.L164]; [.M164]; [.N164];[.O164];[.P164];[.Q164] )" office:value-type="string" office:string-value="3-25 Azarinth Perception      x8 " calcext:value-type="string">
            <text:p>3-25 Azarinth Perception <text:s text:c="5"/>x8 </text:p>
          </table:table-cell>
          <table:table-cell/>
          <table:table-cell table:style-name="ce9" table:formula="of:=TEXT([.I26]; &quot;x# &quot;)" office:value-type="string" office:string-value="x8 " calcext:value-type="string">
            <text:p>x8 </text:p>
          </table:table-cell>
          <table:table-cell table:formula="of:=LEN([.A26])" office:value-type="float" office:value="19" calcext:value-type="float">
            <text:p>19</text:p>
          </table:table-cell>
          <table:table-cell table:formula="of:=[.$D$155]-[.D164]+1+IF([.I26]&lt;10;1;0)" office:value-type="float" office:value="6" calcext:value-type="float">
            <text:p>6</text:p>
          </table:table-cell>
          <table:table-cell/>
          <table:table-cell table:formula="of:=[.B26]" office:value-type="float" office:value="3" calcext:value-type="float">
            <text:p>3</text:p>
          </table:table-cell>
          <table:table-cell table:formula="of:=[.C26]" office:value-type="float" office:value="25" calcext:value-type="float">
            <text:p>25</text:p>
          </table:table-cell>
          <table:table-cell table:formula="of:=IF([.H164]&lt;10; &quot;  &quot;; &quot; &quot;)" office:value-type="string" office:string-value=" " calcext:value-type="string">
            <text:p><text:s/></text:p>
          </table:table-cell>
          <table:table-cell table:formula="of:=REPT(&quot; &quot;; [.E164])" office:value-type="string" office:string-value="      " calcext:value-type="string">
            <text:p><text:s text:c="6"/></text:p>
          </table:table-cell>
          <table:table-cell table:formula="of:=IF([.L164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5]; &quot;-&quot;; [.H165]; [.I165]; [.A27]; [.J165]; [.C165]; [.K165]; [.L165]; [.M165]; [.N165];[.O165];[.P165];[.Q165] )" office:value-type="string" office:string-value="3-20 Azarinth Reversal        x8 [105% to Deconstruction/Reconstruction]" calcext:value-type="string">
            <text:p>3-20 Azarinth Reversal <text:s text:c="7"/>x8 [105% to Deconstruction/Reconstruction]</text:p>
          </table:table-cell>
          <table:table-cell/>
          <table:table-cell table:style-name="ce9" table:formula="of:=TEXT([.I27]; &quot;x# &quot;)" office:value-type="string" office:string-value="x8 " calcext:value-type="string">
            <text:p>x8 </text:p>
          </table:table-cell>
          <table:table-cell table:formula="of:=LEN([.A27])" office:value-type="float" office:value="17" calcext:value-type="float">
            <text:p>17</text:p>
          </table:table-cell>
          <table:table-cell table:formula="of:=[.$D$155]-[.D165]+1+IF([.I27]&lt;10;1;0)" office:value-type="float" office:value="8" calcext:value-type="float">
            <text:p>8</text:p>
          </table:table-cell>
          <table:table-cell/>
          <table:table-cell table:formula="of:=[.B27]" office:value-type="float" office:value="3" calcext:value-type="float">
            <text:p>3</text:p>
          </table:table-cell>
          <table:table-cell table:formula="of:=[.C27]" office:value-type="float" office:value="20" calcext:value-type="float">
            <text:p>20</text:p>
          </table:table-cell>
          <table:table-cell table:formula="of:=IF([.H165]&lt;10; &quot;  &quot;; &quot; &quot;)" office:value-type="string" office:string-value=" " calcext:value-type="string">
            <text:p><text:s/></text:p>
          </table:table-cell>
          <table:table-cell table:formula="of:=REPT(&quot; &quot;; [.E165])" office:value-type="string" office:string-value="        " calcext:value-type="string">
            <text:p><text:s text:c="8"/></text:p>
          </table:table-cell>
          <table:table-cell table:formula="of:=IF([.L165]=&quot;&quot;;&quot;&quot;;&quot;[&quot;)" office:value-type="string" office:string-value="[" calcext:value-type="string">
            <text:p>[</text:p>
          </table:table-cell>
          <table:table-cell table:formula="of:=TEXT(MIN([.D2:.D7])/400;&quot;#,##0%&quot;)" office:value-type="string" office:string-value="105%" calcext:value-type="string">
            <text:p>10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table:formula="of:=TEXT([.I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66]&lt;10; &quot;  &quot;; &quot; &quot;)" office:value-type="string" office:string-value="  " calcext:value-type="string">
            <text:p><text:s text:c="2"/></text:p>
          </table:table-cell>
          <table:table-cell table:formula="of:=REPT(&quot; &quot;; [.E166])">
            <text:p/>
          </table:table-cell>
          <table:table-cell table:formula="of:=IF([.L166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[.A29]" office:value-type="string" office:string-value="Kin of Ash" calcext:value-type="string">
            <text:p>Kin of Ash</text:p>
          </table:table-cell>
          <table:table-cell/>
          <table:table-cell table:style-name="ce9" table:formula="of:=TEXT([.I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67]&lt;10; &quot;  &quot;; &quot; &quot;)" office:value-type="string" office:string-value="  " calcext:value-type="string">
            <text:p><text:s text:c="2"/></text:p>
          </table:table-cell>
          <table:table-cell table:formula="of:=REPT(&quot; &quot;; [.E167])">
            <text:p/>
          </table:table-cell>
          <table:table-cell table:formula="of:=IF([.L167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8]; &quot;-&quot;; [.H168]; [.I168]; [.A30]; [.J168]; [.C168]; [.K168]; [.L168]; [.M168]; [.N168];[.O168];[.P168];[.Q168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/>
          <table:table-cell table:style-name="ce9" table:formula="of:=TEXT([.I30]; &quot;x# &quot;)" office:value-type="string" office:string-value="x9 " calcext:value-type="string">
            <text:p>x9 </text:p>
          </table:table-cell>
          <table:table-cell table:formula="of:=LEN([.A30])" office:value-type="float" office:value="12" calcext:value-type="float">
            <text:p>12</text:p>
          </table:table-cell>
          <table:table-cell table:formula="of:=[.$D$155]-[.D168]+1+IF([.I30]&lt;10;1;0)" office:value-type="float" office:value="13" calcext:value-type="float">
            <text:p>13</text:p>
          </table:table-cell>
          <table:table-cell/>
          <table:table-cell table:formula="of:=[.B30]" office:value-type="float" office:value="3" calcext:value-type="float">
            <text:p>3</text:p>
          </table:table-cell>
          <table:table-cell table:formula="of:=[.C30]" office:value-type="float" office:value="30" calcext:value-type="float">
            <text:p>30</text:p>
          </table:table-cell>
          <table:table-cell table:formula="of:=IF([.H168]&lt;10; &quot;  &quot;; &quot; &quot;)" office:value-type="string" office:string-value=" " calcext:value-type="string">
            <text:p><text:s/></text:p>
          </table:table-cell>
          <table:table-cell table:formula="of:=REPT(&quot; &quot;; [.E168])" office:value-type="string" office:string-value="             " calcext:value-type="string">
            <text:p><text:s text:c="13"/></text:p>
          </table:table-cell>
          <table:table-cell table:formula="of:=IF([.L168]=&quot;&quot;;&quot;&quot;;&quot;[&quot;)" office:value-type="string" office:string-value="[" calcext:value-type="string">
            <text:p>[</text:p>
          </table:table-cell>
          <table:table-cell table:formula="of:=COM.MICROSOFT.CONCAT(TEXT([.J30];&quot;#,##0.0%&quot;);[.$L$155]; TEXT([.K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1"/>
        </table:table-row>
        <table:table-row table:style-name="ro1">
          <table:table-cell table:formula="of:=COM.MICROSOFT.CONCAT([.G169]; &quot;-&quot;; [.H169]; [.I169]; [.A31]; [.J169]; [.C169]; [.K169]; [.L169]; [.M169]; [.N169];[.O169];[.P169];[.Q169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/>
          <table:table-cell table:style-name="ce9" table:formula="of:=TEXT([.I31]; &quot;x# &quot;)" office:value-type="string" office:string-value="x8 " calcext:value-type="string">
            <text:p>x8 </text:p>
          </table:table-cell>
          <table:table-cell table:formula="of:=LEN([.A31])" office:value-type="float" office:value="13" calcext:value-type="float">
            <text:p>13</text:p>
          </table:table-cell>
          <table:table-cell table:formula="of:=[.$D$155]-[.D169]+1+IF([.I31]&lt;10;1;0)" office:value-type="float" office:value="12" calcext:value-type="float">
            <text:p>12</text:p>
          </table:table-cell>
          <table:table-cell/>
          <table:table-cell table:formula="of:=[.B31]" office:value-type="float" office:value="3" calcext:value-type="float">
            <text:p>3</text:p>
          </table:table-cell>
          <table:table-cell table:formula="of:=[.C31]" office:value-type="float" office:value="30" calcext:value-type="float">
            <text:p>30</text:p>
          </table:table-cell>
          <table:table-cell table:formula="of:=IF([.H169]&lt;10; &quot;  &quot;; &quot; &quot;)" office:value-type="string" office:string-value=" " calcext:value-type="string">
            <text:p><text:s/></text:p>
          </table:table-cell>
          <table:table-cell table:formula="of:=REPT(&quot; &quot;; [.E169])" office:value-type="string" office:string-value="            " calcext:value-type="string">
            <text:p><text:s text:c="12"/></text:p>
          </table:table-cell>
          <table:table-cell table:formula="of:=IF([.L169]=&quot;&quot;;&quot;&quot;;&quot;[&quot;)" office:value-type="string" office:string-value="[" calcext:value-type="string">
            <text:p>[</text:p>
          </table:table-cell>
          <table:table-cell table:formula="of:=COM.MICROSOFT.CONCAT(TEXT([.J31];&quot;#,##0.0%&quot;); [.$L$155]; TEXT([.K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1"/>
        </table:table-row>
        <table:table-row table:style-name="ro1">
          <table:table-cell table:formula="of:=COM.MICROSOFT.CONCAT([.G170]; &quot;-&quot;; [.H170]; [.I170]; [.A32]; [.J170]; [.C170]; [.K170]; [.L170]; [.M170]; [.N170];[.O170];[.P170];[.Q170] )" office:value-type="string" office:string-value="3-30 True Ash Creation        x2 " calcext:value-type="string">
            <text:p>3-30 True Ash Creation <text:s text:c="7"/>x2 </text:p>
          </table:table-cell>
          <table:table-cell/>
          <table:table-cell table:style-name="ce9" table:formula="of:=TEXT([.I32]; &quot;x# &quot;)" office:value-type="string" office:string-value="x2 " calcext:value-type="string">
            <text:p>x2 </text:p>
          </table:table-cell>
          <table:table-cell table:formula="of:=LEN([.A32])" office:value-type="float" office:value="17" calcext:value-type="float">
            <text:p>17</text:p>
          </table:table-cell>
          <table:table-cell table:formula="of:=[.$D$155]-[.D170]+1+IF([.I32]&lt;10;1;0)" office:value-type="float" office:value="8" calcext:value-type="float">
            <text:p>8</text:p>
          </table:table-cell>
          <table:table-cell/>
          <table:table-cell table:formula="of:=[.B32]" office:value-type="float" office:value="3" calcext:value-type="float">
            <text:p>3</text:p>
          </table:table-cell>
          <table:table-cell table:formula="of:=[.C32]" office:value-type="float" office:value="30" calcext:value-type="float">
            <text:p>30</text:p>
          </table:table-cell>
          <table:table-cell table:formula="of:=IF([.H170]&lt;10; &quot;  &quot;; &quot; &quot;)" office:value-type="string" office:string-value=" " calcext:value-type="string">
            <text:p><text:s/></text:p>
          </table:table-cell>
          <table:table-cell table:formula="of:=REPT(&quot; &quot;; [.E170])" office:value-type="string" office:string-value="        " calcext:value-type="string">
            <text:p><text:s text:c="8"/></text:p>
          </table:table-cell>
          <table:table-cell table:formula="of:=IF([.L170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1]; &quot;-&quot;; [.H171]; [.I171]; [.A33]; [.J171]; [.C171]; [.K171]; [.L171]; [.M171]; [.N171];[.O171];[.P171];[.Q171] )" office:value-type="string" office:string-value="3-21 Heart of Cinder          x9 " calcext:value-type="string">
            <text:p>3-21 Heart of Cinder <text:s text:c="9"/>x9 </text:p>
          </table:table-cell>
          <table:table-cell/>
          <table:table-cell table:style-name="ce9" table:formula="of:=TEXT([.I33]; &quot;x# &quot;)" office:value-type="string" office:string-value="x9 " calcext:value-type="string">
            <text:p>x9 </text:p>
          </table:table-cell>
          <table:table-cell table:formula="of:=LEN([.A33])" office:value-type="float" office:value="15" calcext:value-type="float">
            <text:p>15</text:p>
          </table:table-cell>
          <table:table-cell table:formula="of:=[.$D$155]-[.D171]+1+IF([.I33]&lt;10;1;0)" office:value-type="float" office:value="10" calcext:value-type="float">
            <text:p>10</text:p>
          </table:table-cell>
          <table:table-cell/>
          <table:table-cell table:formula="of:=[.B33]" office:value-type="float" office:value="3" calcext:value-type="float">
            <text:p>3</text:p>
          </table:table-cell>
          <table:table-cell table:formula="of:=[.C33]" office:value-type="float" office:value="21" calcext:value-type="float">
            <text:p>21</text:p>
          </table:table-cell>
          <table:table-cell table:formula="of:=IF([.H171]&lt;10; &quot;  &quot;; &quot; &quot;)" office:value-type="string" office:string-value=" " calcext:value-type="string">
            <text:p><text:s/></text:p>
          </table:table-cell>
          <table:table-cell table:formula="of:=REPT(&quot; &quot;; [.E171])" office:value-type="string" office:string-value="          " calcext:value-type="string">
            <text:p><text:s text:c="10"/></text:p>
          </table:table-cell>
          <table:table-cell table:formula="of:=IF([.L171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2]; &quot;-&quot;; [.H172]; [.I172]; [.A34]; [.J172]; [.C172]; [.K172]; [.L172]; [.M172]; [.N172];[.O172];[.P172];[.Q172] )" office:value-type="string" office:string-value="3-19 Storm of Cinders         x2 " calcext:value-type="string">
            <text:p>3-19 Storm of Cinders <text:s text:c="8"/>x2 </text:p>
          </table:table-cell>
          <table:table-cell/>
          <table:table-cell table:style-name="ce9" table:formula="of:=TEXT([.I34]; &quot;x# &quot;)" office:value-type="string" office:string-value="x2 " calcext:value-type="string">
            <text:p>x2 </text:p>
          </table:table-cell>
          <table:table-cell table:formula="of:=LEN([.A34])" office:value-type="float" office:value="16" calcext:value-type="float">
            <text:p>16</text:p>
          </table:table-cell>
          <table:table-cell table:formula="of:=[.$D$155]-[.D172]+1+IF([.I34]&lt;10;1;0)" office:value-type="float" office:value="9" calcext:value-type="float">
            <text:p>9</text:p>
          </table:table-cell>
          <table:table-cell/>
          <table:table-cell table:formula="of:=[.B34]" office:value-type="float" office:value="3" calcext:value-type="float">
            <text:p>3</text:p>
          </table:table-cell>
          <table:table-cell table:formula="of:=[.C34]" office:value-type="float" office:value="19" calcext:value-type="float">
            <text:p>19</text:p>
          </table:table-cell>
          <table:table-cell table:formula="of:=IF([.H172]&lt;10; &quot;  &quot;; &quot; &quot;)" office:value-type="string" office:string-value=" " calcext:value-type="string">
            <text:p><text:s/></text:p>
          </table:table-cell>
          <table:table-cell table:formula="of:=REPT(&quot; &quot;; [.E172])" office:value-type="string" office:string-value="         " calcext:value-type="string">
            <text:p><text:s text:c="9"/></text:p>
          </table:table-cell>
          <table:table-cell table:formula="of:=IF([.L172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3]; &quot;-&quot;; [.H173]; [.I173]; [.A35]; [.J173]; [.C173]; [.K173]; [.L173]; [.M173]; [.N173];[.O173];[.P173];[.Q173] )" office:value-type="string" office:string-value="3-28 Ash and Ember Unity      x2 " calcext:value-type="string">
            <text:p>3-28 Ash and Ember Unity <text:s text:c="5"/>x2 </text:p>
          </table:table-cell>
          <table:table-cell/>
          <table:table-cell table:style-name="ce9" table:formula="of:=TEXT([.I35]; &quot;x# &quot;)" office:value-type="string" office:string-value="x2 " calcext:value-type="string">
            <text:p>x2 </text:p>
          </table:table-cell>
          <table:table-cell table:formula="of:=LEN([.A35])" office:value-type="float" office:value="19" calcext:value-type="float">
            <text:p>19</text:p>
          </table:table-cell>
          <table:table-cell table:formula="of:=[.$D$155]-[.D173]+1+IF([.I35]&lt;10;1;0)" office:value-type="float" office:value="6" calcext:value-type="float">
            <text:p>6</text:p>
          </table:table-cell>
          <table:table-cell/>
          <table:table-cell table:formula="of:=[.B35]" office:value-type="float" office:value="3" calcext:value-type="float">
            <text:p>3</text:p>
          </table:table-cell>
          <table:table-cell table:formula="of:=[.C35]" office:value-type="float" office:value="28" calcext:value-type="float">
            <text:p>28</text:p>
          </table:table-cell>
          <table:table-cell table:formula="of:=IF([.H173]&lt;10; &quot;  &quot;; &quot; &quot;)" office:value-type="string" office:string-value=" " calcext:value-type="string">
            <text:p><text:s/></text:p>
          </table:table-cell>
          <table:table-cell table:formula="of:=REPT(&quot; &quot;; [.E173])" office:value-type="string" office:string-value="      " calcext:value-type="string">
            <text:p><text:s text:c="6"/></text:p>
          </table:table-cell>
          <table:table-cell table:formula="of:=IF([.L173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4]; &quot;-&quot;; [.H174]; [.I174]; [.A36]; [.J174]; [.C174]; [.K174]; [.L174]; [.M174]; [.N174];[.O174];[.P174];[.Q174] )" office:value-type="string" office:string-value="3-25 Ashen Wings              x9 " calcext:value-type="string">
            <text:p>3-25 Ashen Wings <text:s text:c="13"/>x9 </text:p>
          </table:table-cell>
          <table:table-cell/>
          <table:table-cell table:style-name="ce9" table:formula="of:=TEXT([.I36]; &quot;x# &quot;)" office:value-type="string" office:string-value="x9 " calcext:value-type="string">
            <text:p>x9 </text:p>
          </table:table-cell>
          <table:table-cell table:formula="of:=LEN([.A36])" office:value-type="float" office:value="11" calcext:value-type="float">
            <text:p>11</text:p>
          </table:table-cell>
          <table:table-cell table:formula="of:=[.$D$155]-[.D174]+1+IF([.I36]&lt;10;1;0)" office:value-type="float" office:value="14" calcext:value-type="float">
            <text:p>14</text:p>
          </table:table-cell>
          <table:table-cell/>
          <table:table-cell table:formula="of:=[.B36]" office:value-type="float" office:value="3" calcext:value-type="float">
            <text:p>3</text:p>
          </table:table-cell>
          <table:table-cell table:formula="of:=[.C36]" office:value-type="float" office:value="25" calcext:value-type="float">
            <text:p>25</text:p>
          </table:table-cell>
          <table:table-cell table:formula="of:=IF([.H174]&lt;10; &quot;  &quot;; &quot; &quot;)" office:value-type="string" office:string-value=" " calcext:value-type="string">
            <text:p><text:s/></text:p>
          </table:table-cell>
          <table:table-cell table:formula="of:=REPT(&quot; &quot;; [.E174])" office:value-type="string" office:string-value="              " calcext:value-type="string">
            <text:p><text:s text:c="14"/></text:p>
          </table:table-cell>
          <table:table-cell table:formula="of:=IF([.L174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5]; &quot;-&quot;; [.H175]; [.I175]; [.A37]; [.J175]; [.C175]; [.K175]; [.L175]; [.M175]; [.N175];[.O175];[.P175];[.Q175] )" office:value-type="string" office:string-value="3-17 Eyes of Ash              x9 [58.5% =&gt; 526.5% Perception]" calcext:value-type="string">
            <text:p>3-17 Eyes of Ash <text:s text:c="13"/>x9 [58.5% =&gt; 526.5% Perception]</text:p>
          </table:table-cell>
          <table:table-cell/>
          <table:table-cell table:style-name="ce9" table:formula="of:=TEXT([.I37]; &quot;x# &quot;)" office:value-type="string" office:string-value="x9 " calcext:value-type="string">
            <text:p>x9 </text:p>
          </table:table-cell>
          <table:table-cell table:formula="of:=LEN([.A37])" office:value-type="float" office:value="11" calcext:value-type="float">
            <text:p>11</text:p>
          </table:table-cell>
          <table:table-cell table:formula="of:=[.$D$155]-[.D175]+1+IF([.I37]&lt;10;1;0)" office:value-type="float" office:value="14" calcext:value-type="float">
            <text:p>14</text:p>
          </table:table-cell>
          <table:table-cell/>
          <table:table-cell table:formula="of:=[.B37]" office:value-type="float" office:value="3" calcext:value-type="float">
            <text:p>3</text:p>
          </table:table-cell>
          <table:table-cell table:formula="of:=[.C37]" office:value-type="float" office:value="17" calcext:value-type="float">
            <text:p>17</text:p>
          </table:table-cell>
          <table:table-cell table:formula="of:=IF([.H175]&lt;10; &quot;  &quot;; &quot; &quot;)" office:value-type="string" office:string-value=" " calcext:value-type="string">
            <text:p><text:s/></text:p>
          </table:table-cell>
          <table:table-cell table:formula="of:=REPT(&quot; &quot;; [.E175])" office:value-type="string" office:string-value="              " calcext:value-type="string">
            <text:p><text:s text:c="14"/></text:p>
          </table:table-cell>
          <table:table-cell table:formula="of:=IF([.L175]=&quot;&quot;;&quot;&quot;;&quot;[&quot;)" office:value-type="string" office:string-value="[" calcext:value-type="string">
            <text:p>[</text:p>
          </table:table-cell>
          <table:table-cell table:formula="of:=COM.MICROSOFT.CONCAT(TEXT([.J37];&quot;#,##0.0%&quot;); [.$L$155]; TEXT([.K37];&quot;#,##0.0%&quot;))" office:value-type="string" office:string-value="58.5% =&gt; 526.5%" calcext:value-type="string">
            <text:p>58.5% =&gt; 526.5%</text:p>
          </table:table-cell>
          <table:table-cell office:value-type="string" calcext:value-type="string">
            <text:p><text:s/>Perception]</text:p>
          </table:table-cell>
          <table:table-cell table:number-columns-repeated="1011"/>
        </table:table-row>
        <table:table-row table:style-name="ro1">
          <table:table-cell table:formula="of:=COM.MICROSOFT.CONCAT([.G176]; &quot;-&quot;; [.H176]; [.I176]; [.A38]; [.J176]; [.C176]; [.K176]; [.L176]; [.M176]; [.N176];[.O176];[.P176];[.Q176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/>
          <table:table-cell table:style-name="ce9" table:formula="of:=TEXT([.I38]; &quot;x# &quot;)" office:value-type="string" office:string-value="x9 " calcext:value-type="string">
            <text:p>x9 </text:p>
          </table:table-cell>
          <table:table-cell table:formula="of:=LEN([.A38])" office:value-type="float" office:value="13" calcext:value-type="float">
            <text:p>13</text:p>
          </table:table-cell>
          <table:table-cell table:formula="of:=[.$D$155]-[.D176]+1+IF([.I38]&lt;10;1;0)" office:value-type="float" office:value="12" calcext:value-type="float">
            <text:p>12</text:p>
          </table:table-cell>
          <table:table-cell/>
          <table:table-cell table:formula="of:=[.B38]" office:value-type="float" office:value="3" calcext:value-type="float">
            <text:p>3</text:p>
          </table:table-cell>
          <table:table-cell table:formula="of:=[.C38]" office:value-type="float" office:value="30" calcext:value-type="float">
            <text:p>30</text:p>
          </table:table-cell>
          <table:table-cell table:formula="of:=IF([.H176]&lt;10; &quot;  &quot;; &quot; &quot;)" office:value-type="string" office:string-value=" " calcext:value-type="string">
            <text:p><text:s/></text:p>
          </table:table-cell>
          <table:table-cell table:formula="of:=REPT(&quot; &quot;; [.E176])" office:value-type="string" office:string-value="            " calcext:value-type="string">
            <text:p><text:s text:c="12"/></text:p>
          </table:table-cell>
          <table:table-cell table:formula="of:=IF([.L176]=&quot;&quot;;&quot;&quot;;&quot;[&quot;)" office:value-type="string" office:string-value="[" calcext:value-type="string">
            <text:p>[</text:p>
          </table:table-cell>
          <table:table-cell table:formula="of:=COM.MICROSOFT.CONCAT(TEXT([.J38];&quot;#,##0.0%&quot;); [.$L$155]; TEXT([.K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1"/>
        </table:table-row>
        <table:table-row table:style-name="ro1">
          <table:table-cell table:formula="of:=COM.MICROSOFT.CONCAT([.G177]; &quot;-&quot;; [.H177]; [.I177]; [.A39]; [.J177]; [.C177]; [.K177]; [.L177]; [.M177]; [.N177];[.O177];[.P177];[.Q177] )" office:value-type="string" office:string-value="3-28 Keeper of Ash            x8 [84.0% =&gt; 672.0% Damage]" calcext:value-type="string">
            <text:p>3-28 Keeper of Ash <text:s text:c="11"/>x8 [84.0% =&gt; 672.0% Damage]</text:p>
          </table:table-cell>
          <table:table-cell/>
          <table:table-cell table:style-name="ce9" table:formula="of:=TEXT([.I39]; &quot;x# &quot;)" office:value-type="string" office:string-value="x8 " calcext:value-type="string">
            <text:p>x8 </text:p>
          </table:table-cell>
          <table:table-cell table:formula="of:=LEN([.A39])" office:value-type="float" office:value="13" calcext:value-type="float">
            <text:p>13</text:p>
          </table:table-cell>
          <table:table-cell table:formula="of:=[.$D$155]-[.D177]+1+IF([.I39]&lt;10;1;0)" office:value-type="float" office:value="12" calcext:value-type="float">
            <text:p>12</text:p>
          </table:table-cell>
          <table:table-cell/>
          <table:table-cell table:formula="of:=[.B39]" office:value-type="float" office:value="3" calcext:value-type="float">
            <text:p>3</text:p>
          </table:table-cell>
          <table:table-cell table:formula="of:=[.C39]" office:value-type="float" office:value="28" calcext:value-type="float">
            <text:p>28</text:p>
          </table:table-cell>
          <table:table-cell table:formula="of:=IF([.H177]&lt;10; &quot;  &quot;; &quot; &quot;)" office:value-type="string" office:string-value=" " calcext:value-type="string">
            <text:p><text:s/></text:p>
          </table:table-cell>
          <table:table-cell table:formula="of:=REPT(&quot; &quot;; [.E177])" office:value-type="string" office:string-value="            " calcext:value-type="string">
            <text:p><text:s text:c="12"/></text:p>
          </table:table-cell>
          <table:table-cell table:formula="of:=IF([.L177]=&quot;&quot;;&quot;&quot;;&quot;[&quot;)" office:value-type="string" office:string-value="[" calcext:value-type="string">
            <text:p>[</text:p>
          </table:table-cell>
          <table:table-cell table:formula="of:=COM.MICROSOFT.CONCAT(TEXT([.J39];&quot;#,##0.0%&quot;); [.$L$155]; TEXT([.K39];&quot;#,##0.0%&quot;))" office:value-type="string" office:string-value="84.0% =&gt; 672.0%" calcext:value-type="string">
            <text:p>84.0% =&gt; 672.0%</text:p>
          </table:table-cell>
          <table:table-cell office:value-type="string" calcext:value-type="string">
            <text:p><text:s/>Damage]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table:formula="of:=TEXT([.I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78]&lt;10; &quot;  &quot;; &quot; &quot;)" office:value-type="string" office:string-value="  " calcext:value-type="string">
            <text:p><text:s text:c="2"/></text:p>
          </table:table-cell>
          <table:table-cell table:formula="of:=REPT(&quot; &quot;; [.E178])">
            <text:p/>
          </table:table-cell>
          <table:table-cell table:formula="of:=IF([.L178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[.A41]" office:value-type="string" office:string-value="The Faen Valkyrie" calcext:value-type="string">
            <text:p>The Faen Valkyrie</text:p>
          </table:table-cell>
          <table:table-cell/>
          <table:table-cell table:style-name="ce9" table:formula="of:=TEXT([.I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79]&lt;10; &quot;  &quot;; &quot; &quot;)" office:value-type="string" office:string-value="  " calcext:value-type="string">
            <text:p><text:s text:c="2"/></text:p>
          </table:table-cell>
          <table:table-cell table:formula="of:=REPT(&quot; &quot;; [.E179])">
            <text:p/>
          </table:table-cell>
          <table:table-cell table:formula="of:=IF([.L179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80]; &quot;-&quot;; [.H180]; [.I180]; [.A42]; [.J180]; [.C180]; [.K180]; [.L180]; [.M180]; [.N180];[.O180];[.P180];[.Q180] )" office:value-type="string" office:string-value="1-17 Force                    x2 " calcext:value-type="string">
            <text:p>1-17 Force <text:s text:c="19"/>x2 </text:p>
          </table:table-cell>
          <table:table-cell/>
          <table:table-cell table:style-name="ce9" table:formula="of:=TEXT([.I42]; &quot;x# &quot;)" office:value-type="string" office:string-value="x2 " calcext:value-type="string">
            <text:p>x2 </text:p>
          </table:table-cell>
          <table:table-cell table:formula="of:=LEN([.A42])" office:value-type="float" office:value="5" calcext:value-type="float">
            <text:p>5</text:p>
          </table:table-cell>
          <table:table-cell table:formula="of:=[.$D$155]-[.D180]+1+IF([.I42]&lt;10;1;0)" office:value-type="float" office:value="20" calcext:value-type="float">
            <text:p>20</text:p>
          </table:table-cell>
          <table:table-cell/>
          <table:table-cell table:formula="of:=[.B42]" office:value-type="float" office:value="1" calcext:value-type="float">
            <text:p>1</text:p>
          </table:table-cell>
          <table:table-cell table:formula="of:=[.C42]" office:value-type="float" office:value="17" calcext:value-type="float">
            <text:p>17</text:p>
          </table:table-cell>
          <table:table-cell table:formula="of:=IF([.H180]&lt;10; &quot;  &quot;; &quot; &quot;)" office:value-type="string" office:string-value=" " calcext:value-type="string">
            <text:p><text:s/></text:p>
          </table:table-cell>
          <table:table-cell table:formula="of:=REPT(&quot; &quot;; [.E180])" office:value-type="string" office:string-value="                    " calcext:value-type="string">
            <text:p><text:s text:c="20"/></text:p>
          </table:table-cell>
          <table:table-cell table:formula="of:=IF([.L180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81]; &quot;-&quot;; [.H181]; [.I181]; [.A43]; [.J181]; [.C181]; [.K181]; [.L181]; [.M181]; [.N181];[.O181];[.P181];[.Q181] )" office:value-type="string" office:string-value="2-3  Flare of Creation        x8 [36.5% =&gt; 292.0% Resilience]" calcext:value-type="string">
            <text:p>2-3 <text:s/>Flare of Creation <text:s text:c="7"/>x8 [36.5% =&gt; 292.0% Resilience]</text:p>
          </table:table-cell>
          <table:table-cell/>
          <table:table-cell table:style-name="ce9" table:formula="of:=TEXT([.I43]; &quot;x# &quot;)" office:value-type="string" office:string-value="x8 " calcext:value-type="string">
            <text:p>x8 </text:p>
          </table:table-cell>
          <table:table-cell table:formula="of:=LEN([.A43])" office:value-type="float" office:value="17" calcext:value-type="float">
            <text:p>17</text:p>
          </table:table-cell>
          <table:table-cell table:formula="of:=[.$D$155]-[.D181]+1+IF([.I43]&lt;10;1;0)" office:value-type="float" office:value="8" calcext:value-type="float">
            <text:p>8</text:p>
          </table:table-cell>
          <table:table-cell/>
          <table:table-cell table:formula="of:=[.B43]" office:value-type="float" office:value="2" calcext:value-type="float">
            <text:p>2</text:p>
          </table:table-cell>
          <table:table-cell table:formula="of:=[.C43]" office:value-type="float" office:value="3" calcext:value-type="float">
            <text:p>3</text:p>
          </table:table-cell>
          <table:table-cell table:formula="of:=IF([.H181]&lt;10; &quot;  &quot;; &quot; &quot;)" office:value-type="string" office:string-value="  " calcext:value-type="string">
            <text:p><text:s text:c="2"/></text:p>
          </table:table-cell>
          <table:table-cell table:formula="of:=REPT(&quot; &quot;; [.E181])" office:value-type="string" office:string-value="        " calcext:value-type="string">
            <text:p><text:s text:c="8"/></text:p>
          </table:table-cell>
          <table:table-cell table:formula="of:=IF([.L181]=&quot;&quot;;&quot;&quot;;&quot;[&quot;)" office:value-type="string" office:string-value="[" calcext:value-type="string">
            <text:p>[</text:p>
          </table:table-cell>
          <table:table-cell table:formula="of:=COM.MICROSOFT.CONCAT(TEXT([.J43];&quot;#,##0.0%&quot;);[.$L$155]; TEXT([.K43];&quot;#,##0.0%&quot;))" office:value-type="string" office:string-value="36.5% =&gt; 292.0%" calcext:value-type="string">
            <text:p>36.5% =&gt; 292.0%</text:p>
          </table:table-cell>
          <table:table-cell office:value-type="string" calcext:value-type="string">
            <text:p><text:s/>Resilience]</text:p>
          </table:table-cell>
          <table:table-cell table:number-columns-repeated="1011"/>
        </table:table-row>
        <table:table-row table:style-name="ro1">
          <table:table-cell table:formula="of:=COM.MICROSOFT.CONCAT([.G182]; &quot;-&quot;; [.H182]; [.I182]; [.A44]; [.J182]; [.C182]; [.K182]; [.L182]; [.M182]; [.N182];[.O182];[.P182];[.Q182] )" office:value-type="string" office:string-value="2-3  Displacement             x2 " calcext:value-type="string">
            <text:p>2-3 <text:s/>Displacement <text:s text:c="12"/>x2 </text:p>
          </table:table-cell>
          <table:table-cell/>
          <table:table-cell table:style-name="ce9" table:formula="of:=TEXT([.I44]; &quot;x# &quot;)" office:value-type="string" office:string-value="x2 " calcext:value-type="string">
            <text:p>x2 </text:p>
          </table:table-cell>
          <table:table-cell table:formula="of:=LEN([.A44])" office:value-type="float" office:value="12" calcext:value-type="float">
            <text:p>12</text:p>
          </table:table-cell>
          <table:table-cell table:formula="of:=[.$D$155]-[.D182]+1+IF([.I44]&lt;10;1;0)" office:value-type="float" office:value="13" calcext:value-type="float">
            <text:p>13</text:p>
          </table:table-cell>
          <table:table-cell/>
          <table:table-cell table:formula="of:=[.B44]" office:value-type="float" office:value="2" calcext:value-type="float">
            <text:p>2</text:p>
          </table:table-cell>
          <table:table-cell table:formula="of:=[.C44]" office:value-type="float" office:value="3" calcext:value-type="float">
            <text:p>3</text:p>
          </table:table-cell>
          <table:table-cell table:formula="of:=IF([.H182]&lt;10; &quot;  &quot;; &quot; &quot;)" office:value-type="string" office:string-value="  " calcext:value-type="string">
            <text:p><text:s text:c="2"/></text:p>
          </table:table-cell>
          <table:table-cell table:formula="of:=REPT(&quot; &quot;; [.E182])" office:value-type="string" office:string-value="             " calcext:value-type="string">
            <text:p><text:s text:c="13"/></text:p>
          </table:table-cell>
          <table:table-cell table:formula="of:=IF([.L182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83]; &quot;-&quot;; [.H183]; [.I183]; [.A45]; [.J183]; [.C183]; [.K183]; [.L183]; [.M183]; [.N183];[.O183];[.P183];[.Q183] )" office:value-type="string" office:string-value="2-1  Space Shift              x2 " calcext:value-type="string">
            <text:p>2-1 <text:s/>Space Shift <text:s text:c="13"/>x2 </text:p>
          </table:table-cell>
          <table:table-cell/>
          <table:table-cell table:style-name="ce9" table:formula="of:=TEXT([.I45]; &quot;x# &quot;)" office:value-type="string" office:string-value="x2 " calcext:value-type="string">
            <text:p>x2 </text:p>
          </table:table-cell>
          <table:table-cell table:formula="of:=LEN([.A45])" office:value-type="float" office:value="11" calcext:value-type="float">
            <text:p>11</text:p>
          </table:table-cell>
          <table:table-cell table:formula="of:=[.$D$155]-[.D183]+1+IF([.I45]&lt;10;1;0)" office:value-type="float" office:value="14" calcext:value-type="float">
            <text:p>14</text:p>
          </table:table-cell>
          <table:table-cell/>
          <table:table-cell table:formula="of:=[.B45]" office:value-type="float" office:value="2" calcext:value-type="float">
            <text:p>2</text:p>
          </table:table-cell>
          <table:table-cell table:formula="of:=[.C45]" office:value-type="float" office:value="1" calcext:value-type="float">
            <text:p>1</text:p>
          </table:table-cell>
          <table:table-cell table:formula="of:=IF([.H183]&lt;10; &quot;  &quot;; &quot; &quot;)" office:value-type="string" office:string-value="  " calcext:value-type="string">
            <text:p><text:s text:c="2"/></text:p>
          </table:table-cell>
          <table:table-cell table:formula="of:=REPT(&quot; &quot;; [.E183])" office:value-type="string" office:string-value="              " calcext:value-type="string">
            <text:p><text:s text:c="14"/></text:p>
          </table:table-cell>
          <table:table-cell table:formula="of:=IF([.L183]=&quot;&quot;;&quot;&quot;;&quot;[&quot;)">
            <text:p/>
          </table:table-cell>
          <table:table-cell table:number-columns-repeated="1013"/>
        </table:table-row>
        <table:table-row table:style-name="ro1">
          <table:table-cell table:style-name="ce21" table:formula="of:=COM.MICROSOFT.CONCAT([.G184]; &quot;-&quot;; [.H184]; [.I184]; [.A46]; [.J184]; [.C184]; [.K184]; [.L184]; [.M184]; [.N184];[.O184];[.P184];[.Q184]; [.S184];[.T184] )" office:value-type="string" office:string-value="2-1  Body of the Valkyrie     x9 [25.5% =&gt; 229.5% Resilience, 7.1% =&gt; 63.9% Physical Resistance, 5.0% =&gt; 63.9% Magic Resistance, 5.1% =&gt; 45.9% Health]" calcext:value-type="string">
            <text:p>2-1 <text:s/>Body of the Valkyrie <text:s text:c="4"/>x9 [25.5% =&gt; 229.5% Resilience, 7.1% =&gt; 63.9% Physical Resistance, 5.0% =&gt; 63.9% Magic Resistance, 5.1% =&gt; 45.9% Health]</text:p>
          </table:table-cell>
          <table:table-cell table:style-name="ce21"/>
          <table:table-cell table:style-name="ce28" table:formula="of:=TEXT([.I46]; &quot;x# &quot;)" office:value-type="string" office:string-value="x9 " calcext:value-type="string">
            <text:p>x9 </text:p>
          </table:table-cell>
          <table:table-cell table:style-name="ce21" table:formula="of:=LEN([.A46])" office:value-type="float" office:value="20" calcext:value-type="float">
            <text:p>20</text:p>
          </table:table-cell>
          <table:table-cell table:style-name="ce21" table:formula="of:=[.$D$155]-[.D184]+1+IF([.I46]&lt;10;1;0)" office:value-type="float" office:value="5" calcext:value-type="float">
            <text:p>5</text:p>
          </table:table-cell>
          <table:table-cell table:style-name="ce21"/>
          <table:table-cell table:style-name="ce21" table:formula="of:=[.B46]" office:value-type="float" office:value="2" calcext:value-type="float">
            <text:p>2</text:p>
          </table:table-cell>
          <table:table-cell table:style-name="ce21" table:formula="of:=[.C46]" office:value-type="float" office:value="1" calcext:value-type="float">
            <text:p>1</text:p>
          </table:table-cell>
          <table:table-cell table:style-name="ce21" table:formula="of:=IF([.H184]&lt;10; &quot;  &quot;; &quot; &quot;)" office:value-type="string" office:string-value="  " calcext:value-type="string">
            <text:p><text:s text:c="2"/></text:p>
          </table:table-cell>
          <table:table-cell table:style-name="ce21" table:formula="of:=REPT(&quot; &quot;; [.E184])" office:value-type="string" office:string-value="     " calcext:value-type="string">
            <text:p><text:s text:c="5"/></text:p>
          </table:table-cell>
          <table:table-cell table:style-name="ce21" table:formula="of:=IF([.L184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J46];&quot;#,##0.0%&quot;); [.$L$155]; TEXT([.K46];&quot;#,##0.0%&quot;))" office:value-type="string" office:string-value="25.5% =&gt; 229.5%" calcext:value-type="string">
            <text:p>25.5% =&gt; 229.5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J13];&quot;#,##0.0%&quot;);[.$L$155]; TEXT([.AL46];&quot;#,##0.0%&quot;))" office:value-type="string" office:string-value="7.1% =&gt; 63.9%" calcext:value-type="string">
            <text:p>7.1% =&gt; 63.9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G46];&quot;#,##0.0%&quot;); [.$L$155]; TEXT([.AI46];&quot;#,##0.0%&quot;))" office:value-type="string" office:string-value="5.0% =&gt; 63.9%" calcext:value-type="string">
            <text:p>5.0% =&gt; 63.9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V13];&quot;#,##0.0%&quot;);[.$L$155]; TEXT([.AX46];&quot;#,##0.0%&quot;))" office:value-type="string" office:string-value="5.1% =&gt; 45.9%" calcext:value-type="string">
            <text:p>5.1% =&gt; 45.9%</text:p>
          </table:table-cell>
          <table:table-cell table:style-name="ce21" office:value-type="string" calcext:value-type="string">
            <text:p><text:s/>Health]</text:p>
          </table:table-cell>
          <table:table-cell table:style-name="ce21" table:number-columns-repeated="1004"/>
        </table:table-row>
        <table:table-row table:style-name="ro1">
          <table:table-cell table:formula="of:=COM.MICROSOFT.CONCAT([.G185]; &quot;-&quot;; [.H185]; [.I185]; [.A47]; [.J185]; [.C185]; [.K185]; [.L185]; [.M185]; [.N185];[.O185];[.P185];[.Q185] )" office:value-type="string" office:string-value="1-12 Space Awareness          x8 " calcext:value-type="string">
            <text:p>1-12 Space Awareness <text:s text:c="9"/>x8 </text:p>
          </table:table-cell>
          <table:table-cell/>
          <table:table-cell table:style-name="ce9" table:formula="of:=TEXT([.I47]; &quot;x# &quot;)" office:value-type="string" office:string-value="x8 " calcext:value-type="string">
            <text:p>x8 </text:p>
          </table:table-cell>
          <table:table-cell table:formula="of:=LEN([.A47])" office:value-type="float" office:value="15" calcext:value-type="float">
            <text:p>15</text:p>
          </table:table-cell>
          <table:table-cell table:formula="of:=[.$D$155]-[.D185]+1+IF([.I47]&lt;10;1;0)" office:value-type="float" office:value="10" calcext:value-type="float">
            <text:p>10</text:p>
          </table:table-cell>
          <table:table-cell/>
          <table:table-cell table:formula="of:=[.B47]" office:value-type="float" office:value="1" calcext:value-type="float">
            <text:p>1</text:p>
          </table:table-cell>
          <table:table-cell table:formula="of:=[.C47]" office:value-type="float" office:value="12" calcext:value-type="float">
            <text:p>12</text:p>
          </table:table-cell>
          <table:table-cell table:formula="of:=IF([.H185]&lt;10; &quot;  &quot;; &quot; &quot;)" office:value-type="string" office:string-value=" " calcext:value-type="string">
            <text:p><text:s/></text:p>
          </table:table-cell>
          <table:table-cell table:formula="of:=REPT(&quot; &quot;; [.E185])" office:value-type="string" office:string-value="          " calcext:value-type="string">
            <text:p><text:s text:c="10"/></text:p>
          </table:table-cell>
          <table:table-cell table:formula="of:=IF([.L185]=&quot;&quot;;&quot;&quot;;&quot;[&quot;)">
            <text:p/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office:value-type="string" calcext:value-type="string">
            <text:p>General Skills:</text:p>
          </table:table-cell>
          <table:table-cell table:number-columns-repeated="1023"/>
        </table:table-row>
        <table:table-row table:style-name="ro1">
          <table:table-cell table:formula="of:=COM.MICROSOFT.CONCAT([.G188];&quot;-&quot;;[.H188];[.I188];[.A50])" office:value-type="string" office:string-value="1-3  Dancing" calcext:value-type="string">
            <text:p>1-3 <text:s/>Dancing</text:p>
          </table:table-cell>
          <table:table-cell table:number-columns-repeated="5"/>
          <table:table-cell table:formula="of:=[.B50]" office:value-type="float" office:value="1" calcext:value-type="float">
            <text:p>1</text:p>
          </table:table-cell>
          <table:table-cell table:formula="of:=[.C50]" office:value-type="float" office:value="3" calcext:value-type="float">
            <text:p>3</text:p>
          </table:table-cell>
          <table:table-cell table:formula="of:=IF([.H18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89];&quot;-&quot;;[.H189];[.I189];[.A51])" office:value-type="string" office:string-value="1-10 Deviant of Humanity" calcext:value-type="string">
            <text:p>1-10 Deviant of Humanity</text:p>
          </table:table-cell>
          <table:table-cell table:number-columns-repeated="5"/>
          <table:table-cell table:formula="of:=[.B51]" office:value-type="float" office:value="1" calcext:value-type="float">
            <text:p>1</text:p>
          </table:table-cell>
          <table:table-cell table:formula="of:=[.C51]" office:value-type="float" office:value="10" calcext:value-type="float">
            <text:p>10</text:p>
          </table:table-cell>
          <table:table-cell table:formula="of:=IF([.H189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0];&quot;-&quot;;[.H190];[.I190];[.A52])" office:value-type="string" office:string-value="1-6  Elos Standard language" calcext:value-type="string">
            <text:p>1-6 <text:s/>Elos Standard language</text:p>
          </table:table-cell>
          <table:table-cell table:number-columns-repeated="5"/>
          <table:table-cell table:formula="of:=[.B52]" office:value-type="float" office:value="1" calcext:value-type="float">
            <text:p>1</text:p>
          </table:table-cell>
          <table:table-cell table:formula="of:=[.C52]" office:value-type="float" office:value="6" calcext:value-type="float">
            <text:p>6</text:p>
          </table:table-cell>
          <table:table-cell table:formula="of:=IF([.H19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1];&quot;-&quot;;[.H191];[.I191];[.A53])" office:value-type="string" office:string-value="1-15 English Language" calcext:value-type="string">
            <text:p>1-15 English Language</text:p>
          </table:table-cell>
          <table:table-cell table:number-columns-repeated="5"/>
          <table:table-cell table:formula="of:=[.B53]" office:value-type="float" office:value="1" calcext:value-type="float">
            <text:p>1</text:p>
          </table:table-cell>
          <table:table-cell table:formula="of:=[.C53]" office:value-type="float" office:value="15" calcext:value-type="float">
            <text:p>15</text:p>
          </table:table-cell>
          <table:table-cell table:formula="of:=IF([.H191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2];&quot;-&quot;;[.H192];[.I192];[.A54])" office:value-type="string" office:string-value="1-2  Gourmet" calcext:value-type="string">
            <text:p>1-2 <text:s/>Gourmet</text:p>
          </table:table-cell>
          <table:table-cell table:number-columns-repeated="5"/>
          <table:table-cell table:formula="of:=[.B54]" office:value-type="float" office:value="1" calcext:value-type="float">
            <text:p>1</text:p>
          </table:table-cell>
          <table:table-cell table:formula="of:=[.C54]" office:value-type="float" office:value="2" calcext:value-type="float">
            <text:p>2</text:p>
          </table:table-cell>
          <table:table-cell table:formula="of:=IF([.H192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3];&quot;-&quot;;[.H193];[.I193];[.A55])" office:value-type="string" office:string-value="1-8  Harmony of the Drowned" calcext:value-type="string">
            <text:p>1-8 <text:s/>Harmony of the Drowned</text:p>
          </table:table-cell>
          <table:table-cell table:number-columns-repeated="5"/>
          <table:table-cell table:formula="of:=[.B55]" office:value-type="float" office:value="1" calcext:value-type="float">
            <text:p>1</text:p>
          </table:table-cell>
          <table:table-cell table:formula="of:=[.C55]" office:value-type="float" office:value="8" calcext:value-type="float">
            <text:p>8</text:p>
          </table:table-cell>
          <table:table-cell table:formula="of:=IF([.H19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4];&quot;-&quot;;[.H194];[.I194];[.A56])" office:value-type="string" office:string-value="1-11 Heavy Archery" calcext:value-type="string">
            <text:p>1-11 Heavy Archery</text:p>
          </table:table-cell>
          <table:table-cell table:number-columns-repeated="5"/>
          <table:table-cell table:formula="of:=[.B56]" office:value-type="float" office:value="1" calcext:value-type="float">
            <text:p>1</text:p>
          </table:table-cell>
          <table:table-cell table:formula="of:=[.C56]" office:value-type="float" office:value="11" calcext:value-type="float">
            <text:p>11</text:p>
          </table:table-cell>
          <table:table-cell table:formula="of:=IF([.H194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5];&quot;-&quot;;[.H195];[.I195];[.A57])" office:value-type="string" office:string-value="1-14 Identify" calcext:value-type="string">
            <text:p>1-14 Identify</text:p>
          </table:table-cell>
          <table:table-cell table:number-columns-repeated="5"/>
          <table:table-cell table:formula="of:=[.B57]" office:value-type="float" office:value="1" calcext:value-type="float">
            <text:p>1</text:p>
          </table:table-cell>
          <table:table-cell table:formula="of:=[.C57]" office:value-type="float" office:value="14" calcext:value-type="float">
            <text:p>14</text:p>
          </table:table-cell>
          <table:table-cell table:formula="of:=IF([.H195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6];&quot;-&quot;;[.H196];[.I196];[.A59])" office:value-type="string" office:string-value="3-8  Meditation" calcext:value-type="string">
            <text:p>3-8 <text:s/>Meditation</text:p>
          </table:table-cell>
          <table:table-cell table:number-columns-repeated="5"/>
          <table:table-cell table:formula="of:=[.B59]" office:value-type="float" office:value="3" calcext:value-type="float">
            <text:p>3</text:p>
          </table:table-cell>
          <table:table-cell table:formula="of:=[.C59]" office:value-type="float" office:value="8" calcext:value-type="float">
            <text:p>8</text:p>
          </table:table-cell>
          <table:table-cell table:formula="of:=IF([.H196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7];&quot;-&quot;;[.H197];[.I197];[.A60])" office:value-type="string" office:string-value="3-2  Monster Hunter" calcext:value-type="string">
            <text:p>3-2 <text:s/>Monster Hunter</text:p>
          </table:table-cell>
          <table:table-cell table:number-columns-repeated="5"/>
          <table:table-cell table:formula="of:=[.B60]" office:value-type="float" office:value="3" calcext:value-type="float">
            <text:p>3</text:p>
          </table:table-cell>
          <table:table-cell table:formula="of:=[.C60]" office:value-type="float" office:value="2" calcext:value-type="float">
            <text:p>2</text:p>
          </table:table-cell>
          <table:table-cell table:formula="of:=IF([.H19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8];&quot;-&quot;;[.H198];[.I198];[.A61])" office:value-type="string" office:string-value="1-14 Oxygen Repository" calcext:value-type="string">
            <text:p>1-14 Oxygen Repository</text:p>
          </table:table-cell>
          <table:table-cell table:number-columns-repeated="5"/>
          <table:table-cell table:formula="of:=[.B61]" office:value-type="float" office:value="1" calcext:value-type="float">
            <text:p>1</text:p>
          </table:table-cell>
          <table:table-cell table:formula="of:=[.C61]" office:value-type="float" office:value="14" calcext:value-type="float">
            <text:p>14</text:p>
          </table:table-cell>
          <table:table-cell table:formula="of:=IF([.H198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9];&quot;-&quot;;[.H199];[.I199];[.A62])" office:value-type="string" office:string-value="1-18 Sage of Torment" calcext:value-type="string">
            <text:p>1-18 Sage of Torment</text:p>
          </table:table-cell>
          <table:table-cell table:number-columns-repeated="5"/>
          <table:table-cell table:formula="of:=[.B62]" office:value-type="float" office:value="1" calcext:value-type="float">
            <text:p>1</text:p>
          </table:table-cell>
          <table:table-cell table:formula="of:=[.C62]" office:value-type="float" office:value="18" calcext:value-type="float">
            <text:p>18</text:p>
          </table:table-cell>
          <table:table-cell table:formula="of:=IF([.H199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00];&quot;-&quot;;[.H200];[.I200];[.A63])" office:value-type="string" office:string-value="1-5  Soul Perception" calcext:value-type="string">
            <text:p>1-5 <text:s/>Soul Perception</text:p>
          </table:table-cell>
          <table:table-cell table:number-columns-repeated="5"/>
          <table:table-cell table:formula="of:=[.B63]" office:value-type="float" office:value="1" calcext:value-type="float">
            <text:p>1</text:p>
          </table:table-cell>
          <table:table-cell table:formula="of:=[.C63]" office:value-type="float" office:value="5" calcext:value-type="float">
            <text:p>5</text:p>
          </table:table-cell>
          <table:table-cell table:formula="of:=IF([.H20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1];&quot;-&quot;;[.H201];[.I201];[.A64])" office:value-type="string" office:string-value="1-3  Teaching" calcext:value-type="string">
            <text:p>1-3 <text:s/>Teaching</text:p>
          </table:table-cell>
          <table:table-cell table:number-columns-repeated="5"/>
          <table:table-cell table:formula="of:=[.B64]" office:value-type="float" office:value="1" calcext:value-type="float">
            <text:p>1</text:p>
          </table:table-cell>
          <table:table-cell table:formula="of:=[.C64]" office:value-type="float" office:value="3" calcext:value-type="float">
            <text:p>3</text:p>
          </table:table-cell>
          <table:table-cell table:formula="of:=IF([.H201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2];&quot;-&quot;;[.H202];[.I202];[.A65])" office:value-type="string" office:string-value="3-6  Veteran" calcext:value-type="string">
            <text:p>3-6 <text:s/>Veteran</text:p>
          </table:table-cell>
          <table:table-cell table:number-columns-repeated="5"/>
          <table:table-cell table:formula="of:=[.B65]" office:value-type="float" office:value="3" calcext:value-type="float">
            <text:p>3</text:p>
          </table:table-cell>
          <table:table-cell table:formula="of:=[.C65]" office:value-type="float" office:value="6" calcext:value-type="float">
            <text:p>6</text:p>
          </table:table-cell>
          <table:table-cell table:formula="of:=IF([.H202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3];&quot;-&quot;;[.H203];[.I203];[.A66])" office:value-type="string" office:string-value="1-9  Warhammer Mastery" calcext:value-type="string">
            <text:p>1-9 <text:s/>Warhammer Mastery</text:p>
          </table:table-cell>
          <table:table-cell table:number-columns-repeated="5"/>
          <table:table-cell table:formula="of:=[.B66]" office:value-type="float" office:value="1" calcext:value-type="float">
            <text:p>1</text:p>
          </table:table-cell>
          <table:table-cell table:formula="of:=[.C66]" office:value-type="float" office:value="9" calcext:value-type="float">
            <text:p>9</text:p>
          </table:table-cell>
          <table:table-cell table:formula="of:=IF([.H20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IF([.H204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[.A68]" office:value-type="string" office:string-value="Resistances:" calcext:value-type="string">
            <text:p>Resistances:</text:p>
          </table:table-cell>
          <table:table-cell table:number-columns-repeated="7"/>
          <table:table-cell table:formula="of:=IF([.H205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6];&quot;-&quot;;[.H206];[.I206];[.A69])" office:value-type="string" office:string-value="3-17 Arcane Magic Resistance" calcext:value-type="string">
            <text:p>3-17 Arcane Magic Resistance</text:p>
          </table:table-cell>
          <table:table-cell table:number-columns-repeated="5"/>
          <table:table-cell table:formula="of:=[.B69]" office:value-type="float" office:value="3" calcext:value-type="float">
            <text:p>3</text:p>
          </table:table-cell>
          <table:table-cell table:formula="of:=[.C69]" office:value-type="float" office:value="17" calcext:value-type="float">
            <text:p>17</text:p>
          </table:table-cell>
          <table:table-cell table:formula="of:=IF([.H206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07];&quot;-&quot;;[.H207];[.I207];[.A70])" office:value-type="string" office:string-value="1-1  Ash Magic Resistance" calcext:value-type="string">
            <text:p>1-1 <text:s/>Ash Magic Resistance</text:p>
          </table:table-cell>
          <table:table-cell table:number-columns-repeated="5"/>
          <table:table-cell table:formula="of:=[.B70]" office:value-type="float" office:value="1" calcext:value-type="float">
            <text:p>1</text:p>
          </table:table-cell>
          <table:table-cell table:formula="of:=[.C70]" office:value-type="float" office:value="1" calcext:value-type="float">
            <text:p>1</text:p>
          </table:table-cell>
          <table:table-cell table:formula="of:=IF([.H20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8];&quot;-&quot;;[.H208];[.I208];[.A71])" office:value-type="string" office:string-value="1-1  Astral Magic Resistance" calcext:value-type="string">
            <text:p>1-1 <text:s/>Astral Magic Resistance</text:p>
          </table:table-cell>
          <table:table-cell table:number-columns-repeated="5"/>
          <table:table-cell table:formula="of:=[.B71]" office:value-type="float" office:value="1" calcext:value-type="float">
            <text:p>1</text:p>
          </table:table-cell>
          <table:table-cell table:formula="of:=[.C71]" office:value-type="float" office:value="1" calcext:value-type="float">
            <text:p>1</text:p>
          </table:table-cell>
          <table:table-cell table:formula="of:=IF([.H20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9];&quot;-&quot;;[.H209];[.I209];[.A72])" office:value-type="string" office:string-value="3-1  Blast Resistance" calcext:value-type="string">
            <text:p>3-1 <text:s/>Blast Resistance</text:p>
          </table:table-cell>
          <table:table-cell table:number-columns-repeated="5"/>
          <table:table-cell table:formula="of:=[.B72]" office:value-type="float" office:value="3" calcext:value-type="float">
            <text:p>3</text:p>
          </table:table-cell>
          <table:table-cell table:formula="of:=[.C72]" office:value-type="float" office:value="1" calcext:value-type="float">
            <text:p>1</text:p>
          </table:table-cell>
          <table:table-cell table:formula="of:=IF([.H209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0];&quot;-&quot;;[.H210];[.I210];[.A73])" office:value-type="string" office:string-value="2-1  Blight Resistance" calcext:value-type="string">
            <text:p>2-1 <text:s/>Blight Resistance</text:p>
          </table:table-cell>
          <table:table-cell table:number-columns-repeated="5"/>
          <table:table-cell table:formula="of:=[.B73]" office:value-type="float" office:value="2" calcext:value-type="float">
            <text:p>2</text:p>
          </table:table-cell>
          <table:table-cell table:formula="of:=[.C73]" office:value-type="float" office:value="1" calcext:value-type="float">
            <text:p>1</text:p>
          </table:table-cell>
          <table:table-cell table:formula="of:=IF([.H21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1];&quot;-&quot;;[.H211];[.I211];[.A74])" office:value-type="string" office:string-value="3-8  Blood Magic Resistance" calcext:value-type="string">
            <text:p>3-8 <text:s/>Blood Magic Resistance</text:p>
          </table:table-cell>
          <table:table-cell table:number-columns-repeated="5"/>
          <table:table-cell table:formula="of:=[.B74]" office:value-type="float" office:value="3" calcext:value-type="float">
            <text:p>3</text:p>
          </table:table-cell>
          <table:table-cell table:formula="of:=[.C74]" office:value-type="float" office:value="8" calcext:value-type="float">
            <text:p>8</text:p>
          </table:table-cell>
          <table:table-cell table:formula="of:=IF([.H211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2];&quot;-&quot;;[.H212];[.I212];[.A75])" office:value-type="string" office:string-value="2-20 Blood Manipulation Resistance" calcext:value-type="string">
            <text:p>2-20 Blood Manipulation Resistance</text:p>
          </table:table-cell>
          <table:table-cell table:number-columns-repeated="5"/>
          <table:table-cell table:formula="of:=[.B75]" office:value-type="float" office:value="2" calcext:value-type="float">
            <text:p>2</text:p>
          </table:table-cell>
          <table:table-cell table:formula="of:=[.C75]" office:value-type="float" office:value="20" calcext:value-type="float">
            <text:p>20</text:p>
          </table:table-cell>
          <table:table-cell table:formula="of:=IF([.H212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13];&quot;-&quot;;[.H213];[.I213];[.A76])" office:value-type="string" office:string-value="2-6  Bone Magic Resistance" calcext:value-type="string">
            <text:p>2-6 <text:s/>Bone Magic Resistance</text:p>
          </table:table-cell>
          <table:table-cell table:number-columns-repeated="5"/>
          <table:table-cell table:formula="of:=[.B76]" office:value-type="float" office:value="2" calcext:value-type="float">
            <text:p>2</text:p>
          </table:table-cell>
          <table:table-cell table:formula="of:=[.C76]" office:value-type="float" office:value="6" calcext:value-type="float">
            <text:p>6</text:p>
          </table:table-cell>
          <table:table-cell table:formula="of:=IF([.H21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4];&quot;-&quot;;[.H214];[.I214];[.A77])" office:value-type="string" office:string-value="2-20 Corrosion Resistance" calcext:value-type="string">
            <text:p>2-20 Corrosion Resistance</text:p>
          </table:table-cell>
          <table:table-cell table:number-columns-repeated="5"/>
          <table:table-cell table:formula="of:=[.B77]" office:value-type="float" office:value="2" calcext:value-type="float">
            <text:p>2</text:p>
          </table:table-cell>
          <table:table-cell table:formula="of:=[.C77]" office:value-type="float" office:value="20" calcext:value-type="float">
            <text:p>20</text:p>
          </table:table-cell>
          <table:table-cell table:formula="of:=IF([.H214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15];&quot;-&quot;;[.H215];[.I215];[.A78])" office:value-type="string" office:string-value="2-14 Crystal Resistance" calcext:value-type="string">
            <text:p>2-14 Crystal Resistance</text:p>
          </table:table-cell>
          <table:table-cell table:number-columns-repeated="5"/>
          <table:table-cell table:formula="of:=[.B78]" office:value-type="float" office:value="2" calcext:value-type="float">
            <text:p>2</text:p>
          </table:table-cell>
          <table:table-cell table:formula="of:=[.C78]" office:value-type="float" office:value="14" calcext:value-type="float">
            <text:p>14</text:p>
          </table:table-cell>
          <table:table-cell table:formula="of:=IF([.H215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16];&quot;-&quot;;[.H216];[.I216];[.A79])" office:value-type="string" office:string-value="2-20 Curse Resistance" calcext:value-type="string">
            <text:p>2-20 Curse Resistance</text:p>
          </table:table-cell>
          <table:table-cell table:number-columns-repeated="5"/>
          <table:table-cell table:formula="of:=[.B79]" office:value-type="float" office:value="2" calcext:value-type="float">
            <text:p>2</text:p>
          </table:table-cell>
          <table:table-cell table:formula="of:=[.C79]" office:value-type="float" office:value="20" calcext:value-type="float">
            <text:p>20</text:p>
          </table:table-cell>
          <table:table-cell table:formula="of:=IF([.H216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17];&quot;-&quot;;[.H217];[.I217];[.A81])" office:value-type="string" office:string-value="2-6  Dark Magic Resistance" calcext:value-type="string">
            <text:p>2-6 <text:s/>Dark Magic Resistance</text:p>
          </table:table-cell>
          <table:table-cell table:number-columns-repeated="5"/>
          <table:table-cell table:formula="of:=[.B81]" office:value-type="float" office:value="2" calcext:value-type="float">
            <text:p>2</text:p>
          </table:table-cell>
          <table:table-cell table:formula="of:=[.C81]" office:value-type="float" office:value="6" calcext:value-type="float">
            <text:p>6</text:p>
          </table:table-cell>
          <table:table-cell table:formula="of:=IF([.H21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8];&quot;-&quot;;[.H218];[.I218];[.A82])" office:value-type="string" office:string-value="2-8  Death Magic Resistance" calcext:value-type="string">
            <text:p>2-8 <text:s/>Death Magic Resistance</text:p>
          </table:table-cell>
          <table:table-cell table:number-columns-repeated="5"/>
          <table:table-cell table:formula="of:=[.B82]" office:value-type="float" office:value="2" calcext:value-type="float">
            <text:p>2</text:p>
          </table:table-cell>
          <table:table-cell table:formula="of:=[.C82]" office:value-type="float" office:value="8" calcext:value-type="float">
            <text:p>8</text:p>
          </table:table-cell>
          <table:table-cell table:formula="of:=IF([.H21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9];&quot;-&quot;;[.H219];[.I219];[.A83])" office:value-type="string" office:string-value="2-3  Diamond Magic Resistance" calcext:value-type="string">
            <text:p>2-3 <text:s/>Diamond Magic Resistance</text:p>
          </table:table-cell>
          <table:table-cell table:number-columns-repeated="5"/>
          <table:table-cell table:formula="of:=[.B83]" office:value-type="float" office:value="2" calcext:value-type="float">
            <text:p>2</text:p>
          </table:table-cell>
          <table:table-cell table:formula="of:=[.C83]" office:value-type="float" office:value="3" calcext:value-type="float">
            <text:p>3</text:p>
          </table:table-cell>
          <table:table-cell table:formula="of:=IF([.H219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0];&quot;-&quot;;[.H220];[.I220];[.A84])" office:value-type="string" office:string-value="1-6  Divination Magic Resistance" calcext:value-type="string">
            <text:p>1-6 <text:s/>Divination Magic Resistance</text:p>
          </table:table-cell>
          <table:table-cell table:number-columns-repeated="5"/>
          <table:table-cell table:formula="of:=[.B84]" office:value-type="float" office:value="1" calcext:value-type="float">
            <text:p>1</text:p>
          </table:table-cell>
          <table:table-cell table:formula="of:=[.C84]" office:value-type="float" office:value="6" calcext:value-type="float">
            <text:p>6</text:p>
          </table:table-cell>
          <table:table-cell table:formula="of:=IF([.H22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1];&quot;-&quot;;[.H221];[.I221];[.A85])" office:value-type="string" office:string-value="1-6  Dust Magic Resistance" calcext:value-type="string">
            <text:p>1-6 <text:s/>Dust Magic Resistance</text:p>
          </table:table-cell>
          <table:table-cell table:number-columns-repeated="5"/>
          <table:table-cell table:formula="of:=[.B85]" office:value-type="float" office:value="1" calcext:value-type="float">
            <text:p>1</text:p>
          </table:table-cell>
          <table:table-cell table:formula="of:=[.C85]" office:value-type="float" office:value="6" calcext:value-type="float">
            <text:p>6</text:p>
          </table:table-cell>
          <table:table-cell table:formula="of:=IF([.H221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2];&quot;-&quot;;[.H222];[.I222];[.A86])" office:value-type="string" office:string-value="2-20 Earth Resistance" calcext:value-type="string">
            <text:p>2-20 Earth Resistance</text:p>
          </table:table-cell>
          <table:table-cell table:number-columns-repeated="5"/>
          <table:table-cell table:formula="of:=[.B86]" office:value-type="float" office:value="2" calcext:value-type="float">
            <text:p>2</text:p>
          </table:table-cell>
          <table:table-cell table:formula="of:=[.C86]" office:value-type="float" office:value="20" calcext:value-type="float">
            <text:p>20</text:p>
          </table:table-cell>
          <table:table-cell table:formula="of:=IF([.H222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23];&quot;-&quot;;[.H223];[.I223];[.A87])" office:value-type="string" office:string-value="2-1  Emerald Magic Resistance" calcext:value-type="string">
            <text:p>2-1 <text:s/>Emerald Magic Resistance</text:p>
          </table:table-cell>
          <table:table-cell table:number-columns-repeated="5"/>
          <table:table-cell table:formula="of:=[.B87]" office:value-type="float" office:value="2" calcext:value-type="float">
            <text:p>2</text:p>
          </table:table-cell>
          <table:table-cell table:formula="of:=[.C87]" office:value-type="float" office:value="1" calcext:value-type="float">
            <text:p>1</text:p>
          </table:table-cell>
          <table:table-cell table:formula="of:=IF([.H22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4];&quot;-&quot;;[.H224];[.I224];[.A88])" office:value-type="string" office:string-value="1-11 Fear Resistance" calcext:value-type="string">
            <text:p>1-11 Fear Resistance</text:p>
          </table:table-cell>
          <table:table-cell table:number-columns-repeated="5"/>
          <table:table-cell table:formula="of:=[.B88]" office:value-type="float" office:value="1" calcext:value-type="float">
            <text:p>1</text:p>
          </table:table-cell>
          <table:table-cell table:formula="of:=[.C88]" office:value-type="float" office:value="11" calcext:value-type="float">
            <text:p>11</text:p>
          </table:table-cell>
          <table:table-cell table:formula="of:=IF([.H224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25];&quot;-&quot;;[.H225];[.I225];[.A89])" office:value-type="string" office:string-value="1-8  Flesh Magic Resistance" calcext:value-type="string">
            <text:p>1-8 <text:s/>Flesh Magic Resistance</text:p>
          </table:table-cell>
          <table:table-cell table:number-columns-repeated="5"/>
          <table:table-cell table:formula="of:=[.B89]" office:value-type="float" office:value="1" calcext:value-type="float">
            <text:p>1</text:p>
          </table:table-cell>
          <table:table-cell table:formula="of:=[.C89]" office:value-type="float" office:value="8" calcext:value-type="float">
            <text:p>8</text:p>
          </table:table-cell>
          <table:table-cell table:formula="of:=IF([.H225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6];&quot;-&quot;;[.H226];[.I226];[.A90])" office:value-type="string" office:string-value="2-20 Gravity Magic Resistance" calcext:value-type="string">
            <text:p>2-20 Gravity Magic Resistance</text:p>
          </table:table-cell>
          <table:table-cell table:number-columns-repeated="5"/>
          <table:table-cell table:formula="of:=[.B90]" office:value-type="float" office:value="2" calcext:value-type="float">
            <text:p>2</text:p>
          </table:table-cell>
          <table:table-cell table:formula="of:=[.C90]" office:value-type="float" office:value="20" calcext:value-type="float">
            <text:p>20</text:p>
          </table:table-cell>
          <table:table-cell table:formula="of:=IF([.H226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27];&quot;-&quot;;[.H227];[.I227];[.A91])" office:value-type="string" office:string-value="2-20 Health Drain Resistance" calcext:value-type="string">
            <text:p>2-20 Health Drain Resistance</text:p>
          </table:table-cell>
          <table:table-cell table:number-columns-repeated="5"/>
          <table:table-cell table:formula="of:=[.B91]" office:value-type="float" office:value="2" calcext:value-type="float">
            <text:p>2</text:p>
          </table:table-cell>
          <table:table-cell table:formula="of:=[.C91]" office:value-type="float" office:value="20" calcext:value-type="float">
            <text:p>20</text:p>
          </table:table-cell>
          <table:table-cell table:formula="of:=IF([.H227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28];&quot;-&quot;;[.H228];[.I228];[.A92])" office:value-type="string" office:string-value="3-7  Heat Resistance" calcext:value-type="string">
            <text:p>3-7 <text:s/>Heat Resistance</text:p>
          </table:table-cell>
          <table:table-cell table:number-columns-repeated="5"/>
          <table:table-cell table:formula="of:=[.B92]" office:value-type="float" office:value="3" calcext:value-type="float">
            <text:p>3</text:p>
          </table:table-cell>
          <table:table-cell table:formula="of:=[.C92]" office:value-type="float" office:value="7" calcext:value-type="float">
            <text:p>7</text:p>
          </table:table-cell>
          <table:table-cell table:formula="of:=IF([.H22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9];&quot;-&quot;;[.H229];[.I229];[.A93])" office:value-type="string" office:string-value="2-20 Ice Resistance" calcext:value-type="string">
            <text:p>2-20 Ice Resistance</text:p>
          </table:table-cell>
          <table:table-cell table:number-columns-repeated="5"/>
          <table:table-cell table:formula="of:=[.B93]" office:value-type="float" office:value="2" calcext:value-type="float">
            <text:p>2</text:p>
          </table:table-cell>
          <table:table-cell table:formula="of:=[.C93]" office:value-type="float" office:value="20" calcext:value-type="float">
            <text:p>20</text:p>
          </table:table-cell>
          <table:table-cell table:formula="of:=IF([.H229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30];&quot;-&quot;;[.H230];[.I230];[.A94])" office:value-type="string" office:string-value="3-1  Lava Magic Resistance" calcext:value-type="string">
            <text:p>3-1 <text:s/>Lava Magic Resistance</text:p>
          </table:table-cell>
          <table:table-cell table:number-columns-repeated="5"/>
          <table:table-cell table:formula="of:=[.B94]" office:value-type="float" office:value="3" calcext:value-type="float">
            <text:p>3</text:p>
          </table:table-cell>
          <table:table-cell table:formula="of:=[.C94]" office:value-type="float" office:value="1" calcext:value-type="float">
            <text:p>1</text:p>
          </table:table-cell>
          <table:table-cell table:formula="of:=IF([.H23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1];&quot;-&quot;;[.H231];[.I231];[.A95])" office:value-type="string" office:string-value="3-1  Light Magic Resistance" calcext:value-type="string">
            <text:p>3-1 <text:s/>Light Magic Resistance</text:p>
          </table:table-cell>
          <table:table-cell table:number-columns-repeated="5"/>
          <table:table-cell table:formula="of:=[.B95]" office:value-type="float" office:value="3" calcext:value-type="float">
            <text:p>3</text:p>
          </table:table-cell>
          <table:table-cell table:formula="of:=[.C95]" office:value-type="float" office:value="1" calcext:value-type="float">
            <text:p>1</text:p>
          </table:table-cell>
          <table:table-cell table:formula="of:=IF([.H231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2];&quot;-&quot;;[.H232];[.I232];[.A96])" office:value-type="string" office:string-value="3-4  Lightning Resistance" calcext:value-type="string">
            <text:p>3-4 <text:s/>Lightning Resistance</text:p>
          </table:table-cell>
          <table:table-cell table:number-columns-repeated="5"/>
          <table:table-cell table:formula="of:=[.B96]" office:value-type="float" office:value="3" calcext:value-type="float">
            <text:p>3</text:p>
          </table:table-cell>
          <table:table-cell table:formula="of:=[.C96]" office:value-type="float" office:value="4" calcext:value-type="float">
            <text:p>4</text:p>
          </table:table-cell>
          <table:table-cell table:formula="of:=IF([.H232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3];&quot;-&quot;;[.H233];[.I233];[.A98])" office:value-type="string" office:string-value="2-20 Mana Drain Resistance" calcext:value-type="string">
            <text:p>2-20 Mana Drain Resistance</text:p>
          </table:table-cell>
          <table:table-cell table:number-columns-repeated="5"/>
          <table:table-cell table:formula="of:=[.B98]" office:value-type="float" office:value="2" calcext:value-type="float">
            <text:p>2</text:p>
          </table:table-cell>
          <table:table-cell table:formula="of:=[.C98]" office:value-type="float" office:value="20" calcext:value-type="float">
            <text:p>20</text:p>
          </table:table-cell>
          <table:table-cell table:formula="of:=IF([.H233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34];&quot;-&quot;;[.H234];[.I234];[.A99])" office:value-type="string" office:string-value="3-5  Mental Resistance" calcext:value-type="string">
            <text:p>3-5 <text:s/>Mental Resistance</text:p>
          </table:table-cell>
          <table:table-cell table:number-columns-repeated="5"/>
          <table:table-cell table:formula="of:=[.B99]" office:value-type="float" office:value="3" calcext:value-type="float">
            <text:p>3</text:p>
          </table:table-cell>
          <table:table-cell table:formula="of:=[.C99]" office:value-type="float" office:value="5" calcext:value-type="float">
            <text:p>5</text:p>
          </table:table-cell>
          <table:table-cell table:formula="of:=IF([.H234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5];&quot;-&quot;;[.H235];[.I235];[.A100])" office:value-type="string" office:string-value="2-20 Mist Magic Resistance" calcext:value-type="string">
            <text:p>2-20 Mist Magic Resistance</text:p>
          </table:table-cell>
          <table:table-cell table:number-columns-repeated="5"/>
          <table:table-cell table:formula="of:=[.B100]" office:value-type="float" office:value="2" calcext:value-type="float">
            <text:p>2</text:p>
          </table:table-cell>
          <table:table-cell table:formula="of:=[.C100]" office:value-type="float" office:value="20" calcext:value-type="float">
            <text:p>20</text:p>
          </table:table-cell>
          <table:table-cell table:formula="of:=IF([.H235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36];&quot;-&quot;;[.H236];[.I236];[.A101])" office:value-type="string" office:string-value="1-3  Obsidian Magic Resistance" calcext:value-type="string">
            <text:p>1-3 <text:s/>Obsidian Magic Resistance</text:p>
          </table:table-cell>
          <table:table-cell table:number-columns-repeated="5"/>
          <table:table-cell table:formula="of:=[.B101]" office:value-type="float" office:value="1" calcext:value-type="float">
            <text:p>1</text:p>
          </table:table-cell>
          <table:table-cell table:formula="of:=[.C101]" office:value-type="float" office:value="3" calcext:value-type="float">
            <text:p>3</text:p>
          </table:table-cell>
          <table:table-cell table:formula="of:=IF([.H236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7];&quot;-&quot;;[.H237];[.I237];[.A102])" office:value-type="string" office:string-value="3-3  Pain Tolerance" calcext:value-type="string">
            <text:p>3-3 <text:s/>Pain Tolerance</text:p>
          </table:table-cell>
          <table:table-cell table:number-columns-repeated="5"/>
          <table:table-cell table:formula="of:=[.B102]" office:value-type="float" office:value="3" calcext:value-type="float">
            <text:p>3</text:p>
          </table:table-cell>
          <table:table-cell table:formula="of:=[.C102]" office:value-type="float" office:value="3" calcext:value-type="float">
            <text:p>3</text:p>
          </table:table-cell>
          <table:table-cell table:formula="of:=IF([.H23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8];&quot;-&quot;;[.H238];[.I238];[.A103])" office:value-type="string" office:string-value="3-2  Poison Resistance" calcext:value-type="string">
            <text:p>3-2 <text:s/>Poison Resistance</text:p>
          </table:table-cell>
          <table:table-cell table:number-columns-repeated="5"/>
          <table:table-cell table:formula="of:=[.B103]" office:value-type="float" office:value="3" calcext:value-type="float">
            <text:p>3</text:p>
          </table:table-cell>
          <table:table-cell table:formula="of:=[.C103]" office:value-type="float" office:value="2" calcext:value-type="float">
            <text:p>2</text:p>
          </table:table-cell>
          <table:table-cell table:formula="of:=IF([.H23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9];&quot;-&quot;;[.H239];[.I239];[.A104])" office:value-type="string" office:string-value="2-1  Rot Resistance" calcext:value-type="string">
            <text:p>2-1 <text:s/>Rot Resistance</text:p>
          </table:table-cell>
          <table:table-cell table:number-columns-repeated="5"/>
          <table:table-cell table:formula="of:=[.B104]" office:value-type="float" office:value="2" calcext:value-type="float">
            <text:p>2</text:p>
          </table:table-cell>
          <table:table-cell table:formula="of:=[.C104]" office:value-type="float" office:value="1" calcext:value-type="float">
            <text:p>1</text:p>
          </table:table-cell>
          <table:table-cell table:formula="of:=IF([.H239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0];&quot;-&quot;;[.H240];[.I240];[.A105])" office:value-type="string" office:string-value="1-14 Ruby Magic Resistance" calcext:value-type="string">
            <text:p>1-14 Ruby Magic Resistance</text:p>
          </table:table-cell>
          <table:table-cell table:number-columns-repeated="5"/>
          <table:table-cell table:formula="of:=[.B105]" office:value-type="float" office:value="1" calcext:value-type="float">
            <text:p>1</text:p>
          </table:table-cell>
          <table:table-cell table:formula="of:=[.C105]" office:value-type="float" office:value="14" calcext:value-type="float">
            <text:p>14</text:p>
          </table:table-cell>
          <table:table-cell table:formula="of:=IF([.H240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1];&quot;-&quot;;[.H241];[.I241];[.A106])" office:value-type="string" office:string-value="2-20 Sand Magic Resistance" calcext:value-type="string">
            <text:p>2-20 Sand Magic Resistance</text:p>
          </table:table-cell>
          <table:table-cell table:number-columns-repeated="5"/>
          <table:table-cell table:formula="of:=[.B106]" office:value-type="float" office:value="2" calcext:value-type="float">
            <text:p>2</text:p>
          </table:table-cell>
          <table:table-cell table:formula="of:=[.C106]" office:value-type="float" office:value="20" calcext:value-type="float">
            <text:p>20</text:p>
          </table:table-cell>
          <table:table-cell table:formula="of:=IF([.H241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2];&quot;-&quot;;[.H242];[.I242];[.A107])" office:value-type="string" office:string-value="1-13 Sapphire Magic Resistance" calcext:value-type="string">
            <text:p>1-13 Sapphire Magic Resistance</text:p>
          </table:table-cell>
          <table:table-cell table:number-columns-repeated="5"/>
          <table:table-cell table:formula="of:=[.B107]" office:value-type="float" office:value="1" calcext:value-type="float">
            <text:p>1</text:p>
          </table:table-cell>
          <table:table-cell table:formula="of:=[.C107]" office:value-type="float" office:value="13" calcext:value-type="float">
            <text:p>13</text:p>
          </table:table-cell>
          <table:table-cell table:formula="of:=IF([.H242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3];&quot;-&quot;;[.H243];[.I243];[.A108])" office:value-type="string" office:string-value="1-1  Silver Magic Resistance" calcext:value-type="string">
            <text:p>1-1 <text:s/>Silver Magic Resistance</text:p>
          </table:table-cell>
          <table:table-cell table:number-columns-repeated="5"/>
          <table:table-cell table:formula="of:=[.B108]" office:value-type="float" office:value="1" calcext:value-type="float">
            <text:p>1</text:p>
          </table:table-cell>
          <table:table-cell table:formula="of:=[.C108]" office:value-type="float" office:value="1" calcext:value-type="float">
            <text:p>1</text:p>
          </table:table-cell>
          <table:table-cell table:formula="of:=IF([.H24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4];&quot;-&quot;;[.H244];[.I244];[.A109])" office:value-type="string" office:string-value="2-3  Smoke Magic Resistance" calcext:value-type="string">
            <text:p>2-3 <text:s/>Smoke Magic Resistance</text:p>
          </table:table-cell>
          <table:table-cell table:number-columns-repeated="5"/>
          <table:table-cell table:formula="of:=[.B109]" office:value-type="float" office:value="2" calcext:value-type="float">
            <text:p>2</text:p>
          </table:table-cell>
          <table:table-cell table:formula="of:=[.C109]" office:value-type="float" office:value="3" calcext:value-type="float">
            <text:p>3</text:p>
          </table:table-cell>
          <table:table-cell table:formula="of:=IF([.H244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5];&quot;-&quot;;[.H245];[.I245];[.A110])" office:value-type="string" office:string-value="2-3  Soul Magic Resistance" calcext:value-type="string">
            <text:p>2-3 <text:s/>Soul Magic Resistance</text:p>
          </table:table-cell>
          <table:table-cell table:number-columns-repeated="5"/>
          <table:table-cell table:formula="of:=[.B110]" office:value-type="float" office:value="2" calcext:value-type="float">
            <text:p>2</text:p>
          </table:table-cell>
          <table:table-cell table:formula="of:=[.C110]" office:value-type="float" office:value="3" calcext:value-type="float">
            <text:p>3</text:p>
          </table:table-cell>
          <table:table-cell table:formula="of:=IF([.H245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6];&quot;-&quot;;[.H246];[.I246];[.A111])" office:value-type="string" office:string-value="1-18 Sound Magic Resistance" calcext:value-type="string">
            <text:p>1-18 Sound Magic Resistance</text:p>
          </table:table-cell>
          <table:table-cell table:number-columns-repeated="5"/>
          <table:table-cell table:formula="of:=[.B111]" office:value-type="float" office:value="1" calcext:value-type="float">
            <text:p>1</text:p>
          </table:table-cell>
          <table:table-cell table:formula="of:=[.C111]" office:value-type="float" office:value="18" calcext:value-type="float">
            <text:p>18</text:p>
          </table:table-cell>
          <table:table-cell table:formula="of:=IF([.H246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7];&quot;-&quot;;[.H247];[.I247];[.A112])" office:value-type="string" office:string-value="3-2  Space Magic Resistance" calcext:value-type="string">
            <text:p>3-2 <text:s/>Space Magic Resistance</text:p>
          </table:table-cell>
          <table:table-cell table:number-columns-repeated="5"/>
          <table:table-cell table:formula="of:=[.B112]" office:value-type="float" office:value="3" calcext:value-type="float">
            <text:p>3</text:p>
          </table:table-cell>
          <table:table-cell table:formula="of:=[.C112]" office:value-type="float" office:value="2" calcext:value-type="float">
            <text:p>2</text:p>
          </table:table-cell>
          <table:table-cell table:formula="of:=IF([.H24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8];&quot;-&quot;;[.H248];[.I248];[.A113])" office:value-type="string" office:string-value="2-20 Stamina Drain Resistance" calcext:value-type="string">
            <text:p>2-20 Stamina Drain Resistance</text:p>
          </table:table-cell>
          <table:table-cell table:number-columns-repeated="5"/>
          <table:table-cell table:formula="of:=[.B113]" office:value-type="float" office:value="2" calcext:value-type="float">
            <text:p>2</text:p>
          </table:table-cell>
          <table:table-cell table:formula="of:=[.C113]" office:value-type="float" office:value="20" calcext:value-type="float">
            <text:p>20</text:p>
          </table:table-cell>
          <table:table-cell table:formula="of:=IF([.H248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9];&quot;-&quot;;[.H249];[.I249];[.A115])" office:value-type="string" office:string-value="2-20 Time Magic Resistance" calcext:value-type="string">
            <text:p>2-20 Time Magic Resistance</text:p>
          </table:table-cell>
          <table:table-cell table:number-columns-repeated="5"/>
          <table:table-cell table:formula="of:=[.B115]" office:value-type="float" office:value="2" calcext:value-type="float">
            <text:p>2</text:p>
          </table:table-cell>
          <table:table-cell table:formula="of:=[.C115]" office:value-type="float" office:value="20" calcext:value-type="float">
            <text:p>20</text:p>
          </table:table-cell>
          <table:table-cell table:formula="of:=IF([.H249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50];&quot;-&quot;;[.H250];[.I250];[.A116])" office:value-type="string" office:string-value="1-18 Topaz Magic Resistance" calcext:value-type="string">
            <text:p>1-18 Topaz Magic Resistance</text:p>
          </table:table-cell>
          <table:table-cell table:number-columns-repeated="5"/>
          <table:table-cell table:formula="of:=[.B116]" office:value-type="float" office:value="1" calcext:value-type="float">
            <text:p>1</text:p>
          </table:table-cell>
          <table:table-cell table:formula="of:=[.C116]" office:value-type="float" office:value="18" calcext:value-type="float">
            <text:p>18</text:p>
          </table:table-cell>
          <table:table-cell table:formula="of:=IF([.H250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51];&quot;-&quot;;[.H251];[.I251];[.A117])" office:value-type="string" office:string-value="1-14 Vine Magic Resistance" calcext:value-type="string">
            <text:p>1-14 Vine Magic Resistance</text:p>
          </table:table-cell>
          <table:table-cell table:number-columns-repeated="5"/>
          <table:table-cell table:formula="of:=[.B117]" office:value-type="float" office:value="1" calcext:value-type="float">
            <text:p>1</text:p>
          </table:table-cell>
          <table:table-cell table:formula="of:=[.C117]" office:value-type="float" office:value="14" calcext:value-type="float">
            <text:p>14</text:p>
          </table:table-cell>
          <table:table-cell table:formula="of:=IF([.H251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52];&quot;-&quot;;[.H252];[.I252];[.A118])" office:value-type="string" office:string-value="3-2  Void Magic Resistance" calcext:value-type="string">
            <text:p>3-2 <text:s/>Void Magic Resistance</text:p>
          </table:table-cell>
          <table:table-cell table:number-columns-repeated="5"/>
          <table:table-cell table:formula="of:=[.B118]" office:value-type="float" office:value="3" calcext:value-type="float">
            <text:p>3</text:p>
          </table:table-cell>
          <table:table-cell table:formula="of:=[.C118]" office:value-type="float" office:value="2" calcext:value-type="float">
            <text:p>2</text:p>
          </table:table-cell>
          <table:table-cell table:formula="of:=IF([.H252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53];&quot;-&quot;;[.H253];[.I253];[.A119])" office:value-type="string" office:string-value="2-20 Water Resistance" calcext:value-type="string">
            <text:p>2-20 Water Resistance</text:p>
          </table:table-cell>
          <table:table-cell table:number-columns-repeated="5"/>
          <table:table-cell table:formula="of:=[.B119]" office:value-type="float" office:value="2" calcext:value-type="float">
            <text:p>2</text:p>
          </table:table-cell>
          <table:table-cell table:formula="of:=[.C119]" office:value-type="float" office:value="20" calcext:value-type="float">
            <text:p>20</text:p>
          </table:table-cell>
          <table:table-cell table:formula="of:=IF([.H253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54];&quot;-&quot;;[.H254];[.I254];[.A120])" office:value-type="string" office:string-value="3-2  Wind Resistance" calcext:value-type="string">
            <text:p>3-2 <text:s/>Wind Resistance</text:p>
          </table:table-cell>
          <table:table-cell table:number-columns-repeated="5"/>
          <table:table-cell table:formula="of:=[.B120]" office:value-type="float" office:value="3" calcext:value-type="float">
            <text:p>3</text:p>
          </table:table-cell>
          <table:table-cell table:formula="of:=[.C120]" office:value-type="float" office:value="2" calcext:value-type="float">
            <text:p>2</text:p>
          </table:table-cell>
          <table:table-cell table:formula="of:=IF([.H254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55];&quot;-&quot;;[.H255];[.I255];[.A121])" office:value-type="string" office:string-value="2-1  Wood Magic Resistance" calcext:value-type="string">
            <text:p>2-1 <text:s/>Wood Magic Resistance</text:p>
          </table:table-cell>
          <table:table-cell table:number-columns-repeated="5"/>
          <table:table-cell table:formula="of:=[.B121]" office:value-type="float" office:value="2" calcext:value-type="float">
            <text:p>2</text:p>
          </table:table-cell>
          <table:table-cell table:formula="of:=[.C121]" office:value-type="float" office:value="1" calcext:value-type="float">
            <text:p>1</text:p>
          </table:table-cell>
          <table:table-cell table:formula="of:=IF([.H255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G257]; [.H257];[.I257])" office:value-type="string" office:string-value="13 1st tier" calcext:value-type="string">
            <text:p>13 1st tier</text:p>
          </table:table-cell>
          <table:table-cell table:number-columns-repeated="5"/>
          <table:table-cell table:formula="of:=COUNTIF([.$G$206:.$G$255];&quot;=1&quot;)" office:value-type="float" office:value="13" calcext:value-type="float">
            <text:p>13</text:p>
          </table:table-cell>
          <table:table-cell table:formula="of:=&quot; &quot;" office:value-type="string" office:string-value=" " calcext:value-type="string">
            <text:p><text:s/></text:p>
          </table:table-cell>
          <table:table-cell office:value-type="string" calcext:value-type="string">
            <text:p>1st tier</text:p>
          </table:table-cell>
          <table:table-cell table:number-columns-repeated="1015"/>
        </table:table-row>
        <table:table-row table:style-name="ro1">
          <table:table-cell table:formula="of:=COM.MICROSOFT.CONCAT([.G258]; [.H258];[.I258])" office:value-type="string" office:string-value="24 2nd tier" calcext:value-type="string">
            <text:p>24 2nd tier</text:p>
          </table:table-cell>
          <table:table-cell table:number-columns-repeated="5"/>
          <table:table-cell table:formula="of:=COUNTIF([.$G$206:.$G$255];&quot;=2&quot;)" office:value-type="float" office:value="24" calcext:value-type="float">
            <text:p>2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office:value-type="string" calcext:value-type="string">
            <text:p>2nd tier</text:p>
          </table:table-cell>
          <table:table-cell table:number-columns-repeated="1015"/>
        </table:table-row>
        <table:table-row table:style-name="ro1">
          <table:table-cell table:formula="of:=COM.MICROSOFT.CONCAT([.G259]; [.H259];[.I259])" office:value-type="string" office:string-value="13 3rd tier" calcext:value-type="string">
            <text:p>13 3rd tier</text:p>
          </table:table-cell>
          <table:table-cell table:number-columns-repeated="5"/>
          <table:table-cell table:formula="of:=COUNTIF([.$G$206:.$G$255];&quot;=3&quot;)" office:value-type="float" office:value="13" calcext:value-type="float">
            <text:p>13</text:p>
          </table:table-cell>
          <table:table-cell table:formula="of:=&quot; &quot;" office:value-type="string" office:string-value=" " calcext:value-type="string">
            <text:p><text:s/></text:p>
          </table:table-cell>
          <table:table-cell office:value-type="string" calcext:value-type="string">
            <text:p>3rd tie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Ash Density: &quot;; [.D261];[.E261];[.F261];[.G261];[.H261])" office:value-type="string" office:string-value="Ash Density: 37x5% = 185%" calcext:value-type="string">
            <text:p>Ash Density: 37x5% = 185%</text:p>
          </table:table-cell>
          <table:table-cell table:number-columns-repeated="2"/>
          <table:table-cell table:formula="of:=[.G258]+[.G259]"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D261]*[.F261];&quot;###,#%&quot;)" office:value-type="string" office:string-value="185%" calcext:value-type="string">
            <text:p>185%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A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A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D267]; &quot; + &quot;; [.E267]; &quot; + &quot;; [.F267]; &quot; = &quot;; [.G267]; &quot;) more dense - &quot;; [.A38] ;&quot; 2nd&quot;)" office:value-type="string" office:string-value="        Muscles are (195% + 240% + 65% = 500%) more dense - Avatar of Ash 2nd" calcext:value-type="string">
            <text:p><text:s text:c="8"/>Muscles are (195% + 240% + 65% = 500%) more dense - Avatar of Ash 2nd</text:p>
          </table:table-cell>
          <table:table-cell table:number-columns-repeated="2"/>
          <table:table-cell table:formula="of:=TEXT([.G259]*15%;&quot;%&quot;)" office:value-type="string" office:string-value="195%" calcext:value-type="string">
            <text:p>195%</text:p>
          </table:table-cell>
          <table:table-cell table:formula="of:=TEXT([.G258]*10%;&quot;%&quot;)" office:value-type="string" office:string-value="240%" calcext:value-type="string">
            <text:p>240%</text:p>
          </table:table-cell>
          <table:table-cell table:formula="of:=TEXT([.G257]*5%;&quot;%&quot;)" office:value-type="string" office:string-value="65%" calcext:value-type="string">
            <text:p>65%</text:p>
          </table:table-cell>
          <table:table-cell table:formula="of:=TEXT([.D267]+[.E267]+[.F267]; &quot;###,#%&quot;)" office:value-type="string" office:string-value="500%" calcext:value-type="string">
            <text:p>500%</text:p>
          </table:table-cell>
          <table:table-cell table:number-columns-repeated="1017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A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A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G267]; &quot;] more dense. (Avatar of Ash 2nd)&quot;)" office:value-type="string" office:string-value="                [500%] more dense. (Avatar of Ash 2nd)" calcext:value-type="string">
            <text:p><text:s text:c="16"/>[500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 table:number-rows-repeated="10482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office:forms form:automatic-focus="false" form:apply-design-mode="false"/>
        <table:table-column table:style-name="co11" table:default-cell-style-name="Default"/>
        <table:table-row table:style-name="ro1">
          <table:table-cell table:formula="of:=[$Calculations.A123]" office:value-type="string" office:string-value="Class 1: 352 - The Azarinth Sentinel" calcext:value-type="string">
            <text:p>Class 1: 352 - The Azarinth Sentinel</text:p>
          </table:table-cell>
        </table:table-row>
        <table:table-row table:style-name="ro1">
          <table:table-cell table:formula="of:=[$Calculations.A124]" office:value-type="string" office:string-value="Class 2: 352 - Kin of Ash" calcext:value-type="string">
            <text:p>Class 2: 352 - Kin of Ash</text:p>
          </table:table-cell>
        </table:table-row>
        <table:table-row table:style-name="ro1">
          <table:table-cell table:formula="of:=[$Calculations.A125]" office:value-type="string" office:string-value="Class 3:  86 - The Faen Valkyrie" calcext:value-type="string">
            <text:p>Class 3: <text:s/>86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27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128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129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130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32]" office:value-type="string" office:string-value="Vit:  820" calcext:value-type="string">
            <text:p>Vit: <text:s/>820</text:p>
          </table:table-cell>
        </table:table-row>
        <table:table-row table:style-name="ro1">
          <table:table-cell table:formula="of:=[$Calculations.A133]" office:value-type="string" office:string-value="End:  420" calcext:value-type="string">
            <text:p>End: <text:s/>420</text:p>
          </table:table-cell>
        </table:table-row>
        <table:table-row table:style-name="ro1">
          <table:table-cell table:formula="of:=[$Calculations.A134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5]" office:value-type="string" office:string-value="Dex:  425  [2,805.0]" calcext:value-type="string">
            <text:p>Dex: <text:s/>425 <text:s/>[2,805.0]</text:p>
          </table:table-cell>
        </table:table-row>
        <table:table-row table:style-name="ro1">
          <table:table-cell table:formula="of:=[$Calculations.A136]" office:value-type="string" office:string-value="Int:  820 [10,988.0]" calcext:value-type="string">
            <text:p>Int: <text:s/>820 [10,988.0]</text:p>
          </table:table-cell>
        </table:table-row>
        <table:table-row table:style-name="ro1">
          <table:table-cell table:formula="of:=[$Calculations.A137]" office:value-type="string" office:string-value="Wis: 1000" calcext:value-type="string">
            <text:p>Wis: 1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39]" office:value-type="string" office:string-value="Resilience: 3,226.5%" calcext:value-type="string">
            <text:p>Resilience: 3,226.5%</text:p>
          </table:table-cell>
        </table:table-row>
        <table:table-row table:style-name="ro1">
          <table:table-cell table:formula="of:=[$Calculations.A140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41]" office:value-type="string" office:string-value="Damage+:    1,552.0%" calcext:value-type="string">
            <text:p>Damage+: <text:s text:c="3"/>1,552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3]" office:value-type="string" office:string-value="Health:  11,964" calcext:value-type="string">
            <text:p>Health: <text:s/>11,964</text:p>
          </table:table-cell>
        </table:table-row>
        <table:table-row table:style-name="ro1">
          <table:table-cell table:formula="of:=[$Calculations.A144]" office:value-type="string" office:string-value="Stamina:  4,200" calcext:value-type="string">
            <text:p>Stamina: <text:s/>4,200</text:p>
          </table:table-cell>
        </table:table-row>
        <table:table-row table:style-name="ro1">
          <table:table-cell table:formula="of:=[$Calculations.A145]" office:value-type="string" office:string-value="Mana:    20,000" calcext:value-type="string">
            <text:p>Mana: <text:s text:c="3"/>20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7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148]" office:value-type="string" office:string-value="hp/sec:  0.27% [28.9]" calcext:value-type="string">
            <text:p>hp/sec: <text:s/>0.27% [28.9]</text:p>
          </table:table-cell>
        </table:table-row>
        <table:table-row table:style-name="ro1">
          <table:table-cell table:formula="of:=[$Calculations.A149]" office:value-type="string" office:string-value="mp/sec:  0.20% [40.0]" calcext:value-type="string">
            <text:p>mp/sec: <text:s/>0.20% [40.0]</text:p>
          </table:table-cell>
        </table:table-row>
        <table:table-row table:style-name="ro1">
          <table:table-cell table:formula="of:=[$Calculations.A150]" office:value-type="string" office:string-value="w/Med:   0.27% [54.8]" calcext:value-type="string">
            <text:p>w/Med: <text:s text:c="2"/>0.27% [54.8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2]" office:value-type="string" office:string-value="Mitigation:       97.538% [hp x 40.65]" calcext:value-type="string">
            <text:p>Mitigation: <text:s text:c="6"/>97.538% [hp x 40.65]</text:p>
          </table:table-cell>
        </table:table-row>
        <table:table-row table:style-name="ro1">
          <table:table-cell table:formula="of:=[$Calculations.A153]" office:value-type="string" office:string-value="Effective Health: 482,553.9" calcext:value-type="string">
            <text:p>Effective Health: 482,553.9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5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156]" office:value-type="string" office:string-value="3-25 Absolute Destruction     x3 " calcext:value-type="string">
            <text:p>3-25 Absolute Destruction <text:s text:c="4"/>x3 </text:p>
          </table:table-cell>
        </table:table-row>
        <table:table-row table:style-name="ro1">
          <table:table-cell table:formula="of:=[$Calculations.A157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158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159]" office:value-type="string" office:string-value="3-28 Blink                    x1 " calcext:value-type="string">
            <text:p>3-28 Blink <text:s text:c="19"/>x1 </text:p>
          </table:table-cell>
        </table:table-row>
        <table:table-row table:style-name="ro1">
          <table:table-cell table:formula="of:=[$Calculations.A160]" office:value-type="string" office:string-value="3-26 Sentinel Sphere          x1 " calcext:value-type="string">
            <text:p>3-26 Sentinel Sphere <text:s text:c="9"/>x1 </text:p>
          </table:table-cell>
        </table:table-row>
        <table:table-row table:style-name="ro1">
          <table:table-cell table:formula="of:=[$Calculations.A161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162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163]" office:value-type="string" office:string-value="3-8  Sentinel Huntress        x8 " calcext:value-type="string">
            <text:p>3-8 <text:s/>Sentinel Huntress <text:s text:c="7"/>x8 </text:p>
          </table:table-cell>
        </table:table-row>
        <table:table-row table:style-name="ro1">
          <table:table-cell table:formula="of:=[$Calculations.A164]" office:value-type="string" office:string-value="3-25 Azarinth Perception      x8 " calcext:value-type="string">
            <text:p>3-25 Azarinth Perception <text:s text:c="5"/>x8 </text:p>
          </table:table-cell>
        </table:table-row>
        <table:table-row table:style-name="ro1">
          <table:table-cell table:formula="of:=[$Calculations.A165]" office:value-type="string" office:string-value="3-20 Azarinth Reversal        x8 [105% to Deconstruction/Reconstruction]" calcext:value-type="string">
            <text:p>3-20 Azarinth Reversal <text:s text:c="7"/>x8 [10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7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168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169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170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171]" office:value-type="string" office:string-value="3-21 Heart of Cinder          x9 " calcext:value-type="string">
            <text:p>3-21 Heart of Cinder <text:s text:c="9"/>x9 </text:p>
          </table:table-cell>
        </table:table-row>
        <table:table-row table:style-name="ro1">
          <table:table-cell table:formula="of:=[$Calculations.A172]" office:value-type="string" office:string-value="3-19 Storm of Cinders         x2 " calcext:value-type="string">
            <text:p>3-19 Storm of Cinders <text:s text:c="8"/>x2 </text:p>
          </table:table-cell>
        </table:table-row>
        <table:table-row table:style-name="ro1">
          <table:table-cell table:formula="of:=[$Calculations.A173]" office:value-type="string" office:string-value="3-28 Ash and Ember Unity      x2 " calcext:value-type="string">
            <text:p>3-28 Ash and Ember Unity <text:s text:c="5"/>x2 </text:p>
          </table:table-cell>
        </table:table-row>
        <table:table-row table:style-name="ro1">
          <table:table-cell table:formula="of:=[$Calculations.A174]" office:value-type="string" office:string-value="3-25 Ashen Wings              x9 " calcext:value-type="string">
            <text:p>3-25 Ashen Wings <text:s text:c="13"/>x9 </text:p>
          </table:table-cell>
        </table:table-row>
        <table:table-row table:style-name="ro1">
          <table:table-cell table:formula="of:=[$Calculations.A175]" office:value-type="string" office:string-value="3-17 Eyes of Ash              x9 [58.5% =&gt; 526.5% Perception]" calcext:value-type="string">
            <text:p>3-17 Eyes of Ash <text:s text:c="13"/>x9 [58.5% =&gt; 526.5% Perception]</text:p>
          </table:table-cell>
        </table:table-row>
        <table:table-row table:style-name="ro1">
          <table:table-cell table:formula="of:=[$Calculations.A176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177]" office:value-type="string" office:string-value="3-28 Keeper of Ash            x8 [84.0% =&gt; 672.0% Damage]" calcext:value-type="string">
            <text:p>3-28 Keeper of Ash <text:s text:c="11"/>x8 [84.0% =&gt; 672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9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180]" office:value-type="string" office:string-value="1-17 Force                    x2 " calcext:value-type="string">
            <text:p>1-17 Force <text:s text:c="19"/>x2 </text:p>
          </table:table-cell>
        </table:table-row>
        <table:table-row table:style-name="ro1">
          <table:table-cell table:formula="of:=[$Calculations.A181]" office:value-type="string" office:string-value="2-3  Flare of Creation        x8 [36.5% =&gt; 292.0% Resilience]" calcext:value-type="string">
            <text:p>2-3 <text:s/>Flare of Creation <text:s text:c="7"/>x8 [36.5% =&gt; 292.0% Resilience]</text:p>
          </table:table-cell>
        </table:table-row>
        <table:table-row table:style-name="ro1">
          <table:table-cell table:formula="of:=[$Calculations.A182]" office:value-type="string" office:string-value="2-3  Displacement             x2 " calcext:value-type="string">
            <text:p>2-3 <text:s/>Displacement <text:s text:c="12"/>x2 </text:p>
          </table:table-cell>
        </table:table-row>
        <table:table-row table:style-name="ro1">
          <table:table-cell table:formula="of:=[$Calculations.A183]" office:value-type="string" office:string-value="2-1  Space Shift              x2 " calcext:value-type="string">
            <text:p>2-1 <text:s/>Space Shift <text:s text:c="13"/>x2 </text:p>
          </table:table-cell>
        </table:table-row>
        <table:table-row table:style-name="ro1">
          <table:table-cell table:formula="of:=[$Calculations.A184]" office:value-type="string" office:string-value="2-1  Body of the Valkyrie     x9 [25.5% =&gt; 229.5% Resilience, 7.1% =&gt; 63.9% Physical Resistance, 5.0% =&gt; 63.9% Magic Resistance, 5.1% =&gt; 45.9% Health]" calcext:value-type="string">
            <text:p>2-1 <text:s/>Body of the Valkyrie <text:s text:c="4"/>x9 [25.5% =&gt; 229.5% Resilience, 7.1% =&gt; 63.9% Physical Resistance, 5.0% =&gt; 63.9% Magic Resistance, 5.1% =&gt; 45.9% Health]</text:p>
          </table:table-cell>
        </table:table-row>
        <table:table-row table:style-name="ro1">
          <table:table-cell table:formula="of:=[$Calculations.A185]" office:value-type="string" office:string-value="1-12 Space Awareness          x8 " calcext:value-type="string">
            <text:p>1-12 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87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188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189]" office:value-type="string" office:string-value="1-10 Deviant of Humanity" calcext:value-type="string">
            <text:p>1-10 Deviant of Humanity</text:p>
          </table:table-cell>
        </table:table-row>
        <table:table-row table:style-name="ro1">
          <table:table-cell table:formula="of:=[$Calculations.A190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191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192]" office:value-type="string" office:string-value="1-2  Gourmet" calcext:value-type="string">
            <text:p>1-2 <text:s/>Gourmet</text:p>
          </table:table-cell>
        </table:table-row>
        <table:table-row table:style-name="ro1">
          <table:table-cell table:formula="of:=[$Calculations.A193]" office:value-type="string" office:string-value="1-8  Harmony of the Drowned" calcext:value-type="string">
            <text:p>1-8 <text:s/>Harmony of the Drowned</text:p>
          </table:table-cell>
        </table:table-row>
        <table:table-row table:style-name="ro1">
          <table:table-cell table:formula="of:=[$Calculations.A194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195]" office:value-type="string" office:string-value="1-14 Identify" calcext:value-type="string">
            <text:p>1-14 Identify</text:p>
          </table:table-cell>
        </table:table-row>
        <table:table-row table:style-name="ro1">
          <table:table-cell table:formula="of:=[$Calculations.A196]" office:value-type="string" office:string-value="3-8  Meditation" calcext:value-type="string">
            <text:p>3-8 <text:s/>Meditation</text:p>
          </table:table-cell>
        </table:table-row>
        <table:table-row table:style-name="ro1">
          <table:table-cell table:formula="of:=[$Calculations.A197]" office:value-type="string" office:string-value="3-2  Monster Hunter" calcext:value-type="string">
            <text:p>3-2 <text:s/>Monster Hunter</text:p>
          </table:table-cell>
        </table:table-row>
        <table:table-row table:style-name="ro1">
          <table:table-cell table:formula="of:=[$Calculations.A198]" office:value-type="string" office:string-value="1-14 Oxygen Repository" calcext:value-type="string">
            <text:p>1-14 Oxygen Repository</text:p>
          </table:table-cell>
        </table:table-row>
        <table:table-row table:style-name="ro1">
          <table:table-cell table:formula="of:=[$Calculations.A199]" office:value-type="string" office:string-value="1-18 Sage of Torment" calcext:value-type="string">
            <text:p>1-18 Sage of Torment</text:p>
          </table:table-cell>
        </table:table-row>
        <table:table-row table:style-name="ro1">
          <table:table-cell table:formula="of:=[$Calculations.A200]" office:value-type="string" office:string-value="1-5  Soul Perception" calcext:value-type="string">
            <text:p>1-5 <text:s/>Soul Perception</text:p>
          </table:table-cell>
        </table:table-row>
        <table:table-row table:style-name="ro1">
          <table:table-cell table:formula="of:=[$Calculations.A201]" office:value-type="string" office:string-value="1-3  Teaching" calcext:value-type="string">
            <text:p>1-3 <text:s/>Teaching</text:p>
          </table:table-cell>
        </table:table-row>
        <table:table-row table:style-name="ro1">
          <table:table-cell table:formula="of:=[$Calculations.A202]" office:value-type="string" office:string-value="3-6  Veteran" calcext:value-type="string">
            <text:p>3-6 <text:s/>Veteran</text:p>
          </table:table-cell>
        </table:table-row>
        <table:table-row table:style-name="ro1">
          <table:table-cell table:formula="of:=[$Calculations.A203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05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206]" office:value-type="string" office:string-value="3-17 Arcane Magic Resistance" calcext:value-type="string">
            <text:p>3-17 Arcane Magic Resistance</text:p>
          </table:table-cell>
        </table:table-row>
        <table:table-row table:style-name="ro1">
          <table:table-cell table:formula="of:=[$Calculations.A207]" office:value-type="string" office:string-value="1-1  Ash Magic Resistance" calcext:value-type="string">
            <text:p>1-1 <text:s/>Ash Magic Resistance</text:p>
          </table:table-cell>
        </table:table-row>
        <table:table-row table:style-name="ro1">
          <table:table-cell table:formula="of:=[$Calculations.A208]" office:value-type="string" office:string-value="1-1  Astral Magic Resistance" calcext:value-type="string">
            <text:p>1-1 <text:s/>Astral Magic Resistance</text:p>
          </table:table-cell>
        </table:table-row>
        <table:table-row table:style-name="ro1">
          <table:table-cell table:formula="of:=[$Calculations.A209]" office:value-type="string" office:string-value="3-1  Blast Resistance" calcext:value-type="string">
            <text:p>3-1 <text:s/>Blast Resistance</text:p>
          </table:table-cell>
        </table:table-row>
        <table:table-row table:style-name="ro1">
          <table:table-cell table:formula="of:=[$Calculations.A210]" office:value-type="string" office:string-value="2-1  Blight Resistance" calcext:value-type="string">
            <text:p>2-1 <text:s/>Blight Resistance</text:p>
          </table:table-cell>
        </table:table-row>
        <table:table-row table:style-name="ro1">
          <table:table-cell table:formula="of:=[$Calculations.A211]" office:value-type="string" office:string-value="3-8  Blood Magic Resistance" calcext:value-type="string">
            <text:p>3-8 <text:s/>Blood Magic Resistance</text:p>
          </table:table-cell>
        </table:table-row>
        <table:table-row table:style-name="ro1">
          <table:table-cell table:formula="of:=[$Calculations.A212]" office:value-type="string" office:string-value="2-20 Blood Manipulation Resistance" calcext:value-type="string">
            <text:p>2-20 Blood Manipulation Resistance</text:p>
          </table:table-cell>
        </table:table-row>
        <table:table-row table:style-name="ro1">
          <table:table-cell table:formula="of:=[$Calculations.A213]" office:value-type="string" office:string-value="2-6  Bone Magic Resistance" calcext:value-type="string">
            <text:p>2-6 <text:s/>Bone Magic Resistance</text:p>
          </table:table-cell>
        </table:table-row>
        <table:table-row table:style-name="ro1">
          <table:table-cell table:formula="of:=[$Calculations.A214]" office:value-type="string" office:string-value="2-20 Corrosion Resistance" calcext:value-type="string">
            <text:p>2-20 Corrosion Resistance</text:p>
          </table:table-cell>
        </table:table-row>
        <table:table-row table:style-name="ro1">
          <table:table-cell table:formula="of:=[$Calculations.A215]" office:value-type="string" office:string-value="2-14 Crystal Resistance" calcext:value-type="string">
            <text:p>2-14 Crystal Resistance</text:p>
          </table:table-cell>
        </table:table-row>
        <table:table-row table:style-name="ro1">
          <table:table-cell table:formula="of:=[$Calculations.A216]" office:value-type="string" office:string-value="2-20 Curse Resistance" calcext:value-type="string">
            <text:p>2-20 Curse Resistance</text:p>
          </table:table-cell>
        </table:table-row>
        <table:table-row table:style-name="ro1">
          <table:table-cell table:formula="of:=[$Calculations.A217]" office:value-type="string" office:string-value="2-6  Dark Magic Resistance" calcext:value-type="string">
            <text:p>2-6 <text:s/>Dark Magic Resistance</text:p>
          </table:table-cell>
        </table:table-row>
        <table:table-row table:style-name="ro1">
          <table:table-cell table:formula="of:=[$Calculations.A218]" office:value-type="string" office:string-value="2-8  Death Magic Resistance" calcext:value-type="string">
            <text:p>2-8 <text:s/>Death Magic Resistance</text:p>
          </table:table-cell>
        </table:table-row>
        <table:table-row table:style-name="ro1">
          <table:table-cell table:formula="of:=[$Calculations.A219]" office:value-type="string" office:string-value="2-3  Diamond Magic Resistance" calcext:value-type="string">
            <text:p>2-3 <text:s/>Diamond Magic Resistance</text:p>
          </table:table-cell>
        </table:table-row>
        <table:table-row table:style-name="ro1">
          <table:table-cell table:formula="of:=[$Calculations.A220]" office:value-type="string" office:string-value="1-6  Divination Magic Resistance" calcext:value-type="string">
            <text:p>1-6 <text:s/>Divination Magic Resistance</text:p>
          </table:table-cell>
        </table:table-row>
        <table:table-row table:style-name="ro1">
          <table:table-cell table:formula="of:=[$Calculations.A221]" office:value-type="string" office:string-value="1-6  Dust Magic Resistance" calcext:value-type="string">
            <text:p>1-6 <text:s/>Dust Magic Resistance</text:p>
          </table:table-cell>
        </table:table-row>
        <table:table-row table:style-name="ro1">
          <table:table-cell table:formula="of:=[$Calculations.A222]" office:value-type="string" office:string-value="2-20 Earth Resistance" calcext:value-type="string">
            <text:p>2-20 Earth Resistance</text:p>
          </table:table-cell>
        </table:table-row>
        <table:table-row table:style-name="ro1">
          <table:table-cell table:formula="of:=[$Calculations.A223]" office:value-type="string" office:string-value="2-1  Emerald Magic Resistance" calcext:value-type="string">
            <text:p>2-1 <text:s/>Emerald Magic Resistance</text:p>
          </table:table-cell>
        </table:table-row>
        <table:table-row table:style-name="ro1">
          <table:table-cell table:formula="of:=[$Calculations.A224]" office:value-type="string" office:string-value="1-11 Fear Resistance" calcext:value-type="string">
            <text:p>1-11 Fear Resistance</text:p>
          </table:table-cell>
        </table:table-row>
        <table:table-row table:style-name="ro1">
          <table:table-cell table:formula="of:=[$Calculations.A225]" office:value-type="string" office:string-value="1-8  Flesh Magic Resistance" calcext:value-type="string">
            <text:p>1-8 <text:s/>Flesh Magic Resistance</text:p>
          </table:table-cell>
        </table:table-row>
        <table:table-row table:style-name="ro1">
          <table:table-cell table:formula="of:=[$Calculations.A226]" office:value-type="string" office:string-value="2-20 Gravity Magic Resistance" calcext:value-type="string">
            <text:p>2-20 Gravity Magic Resistance</text:p>
          </table:table-cell>
        </table:table-row>
        <table:table-row table:style-name="ro1">
          <table:table-cell table:formula="of:=[$Calculations.A227]" office:value-type="string" office:string-value="2-20 Health Drain Resistance" calcext:value-type="string">
            <text:p>2-20 Health Drain Resistance</text:p>
          </table:table-cell>
        </table:table-row>
        <table:table-row table:style-name="ro1">
          <table:table-cell table:formula="of:=[$Calculations.A228]" office:value-type="string" office:string-value="3-7  Heat Resistance" calcext:value-type="string">
            <text:p>3-7 <text:s/>Heat Resistance</text:p>
          </table:table-cell>
        </table:table-row>
        <table:table-row table:style-name="ro1">
          <table:table-cell table:formula="of:=[$Calculations.A229]" office:value-type="string" office:string-value="2-20 Ice Resistance" calcext:value-type="string">
            <text:p>2-20 Ice Resistance</text:p>
          </table:table-cell>
        </table:table-row>
        <table:table-row table:style-name="ro1">
          <table:table-cell table:formula="of:=[$Calculations.A230]" office:value-type="string" office:string-value="3-1  Lava Magic Resistance" calcext:value-type="string">
            <text:p>3-1 <text:s/>Lava Magic Resistance</text:p>
          </table:table-cell>
        </table:table-row>
        <table:table-row table:style-name="ro1">
          <table:table-cell table:formula="of:=[$Calculations.A231]" office:value-type="string" office:string-value="3-1  Light Magic Resistance" calcext:value-type="string">
            <text:p>3-1 <text:s/>Light Magic Resistance</text:p>
          </table:table-cell>
        </table:table-row>
        <table:table-row table:style-name="ro1">
          <table:table-cell table:formula="of:=[$Calculations.A232]" office:value-type="string" office:string-value="3-4  Lightning Resistance" calcext:value-type="string">
            <text:p>3-4 <text:s/>Lightning Resistance</text:p>
          </table:table-cell>
        </table:table-row>
        <table:table-row table:style-name="ro1">
          <table:table-cell table:formula="of:=[$Calculations.A233]" office:value-type="string" office:string-value="2-20 Mana Drain Resistance" calcext:value-type="string">
            <text:p>2-20 Mana Drain Resistance</text:p>
          </table:table-cell>
        </table:table-row>
        <table:table-row table:style-name="ro1">
          <table:table-cell table:formula="of:=[$Calculations.A234]" office:value-type="string" office:string-value="3-5  Mental Resistance" calcext:value-type="string">
            <text:p>3-5 <text:s/>Mental Resistance</text:p>
          </table:table-cell>
        </table:table-row>
        <table:table-row table:style-name="ro1">
          <table:table-cell table:formula="of:=[$Calculations.A235]" office:value-type="string" office:string-value="2-20 Mist Magic Resistance" calcext:value-type="string">
            <text:p>2-20 Mist Magic Resistance</text:p>
          </table:table-cell>
        </table:table-row>
        <table:table-row table:style-name="ro1">
          <table:table-cell table:formula="of:=[$Calculations.A236]" office:value-type="string" office:string-value="1-3  Obsidian Magic Resistance" calcext:value-type="string">
            <text:p>1-3 <text:s/>Obsidian Magic Resistance</text:p>
          </table:table-cell>
        </table:table-row>
        <table:table-row table:style-name="ro1">
          <table:table-cell table:formula="of:=[$Calculations.A237]" office:value-type="string" office:string-value="3-3  Pain Tolerance" calcext:value-type="string">
            <text:p>3-3 <text:s/>Pain Tolerance</text:p>
          </table:table-cell>
        </table:table-row>
        <table:table-row table:style-name="ro1">
          <table:table-cell table:formula="of:=[$Calculations.A238]" office:value-type="string" office:string-value="3-2  Poison Resistance" calcext:value-type="string">
            <text:p>3-2 <text:s/>Poison Resistance</text:p>
          </table:table-cell>
        </table:table-row>
        <table:table-row table:style-name="ro1">
          <table:table-cell table:formula="of:=[$Calculations.A239]" office:value-type="string" office:string-value="2-1  Rot Resistance" calcext:value-type="string">
            <text:p>2-1 <text:s/>Rot Resistance</text:p>
          </table:table-cell>
        </table:table-row>
        <table:table-row table:style-name="ro1">
          <table:table-cell table:formula="of:=[$Calculations.A240]" office:value-type="string" office:string-value="1-14 Ruby Magic Resistance" calcext:value-type="string">
            <text:p>1-14 Ruby Magic Resistance</text:p>
          </table:table-cell>
        </table:table-row>
        <table:table-row table:style-name="ro1">
          <table:table-cell table:formula="of:=[$Calculations.A241]" office:value-type="string" office:string-value="2-20 Sand Magic Resistance" calcext:value-type="string">
            <text:p>2-20 Sand Magic Resistance</text:p>
          </table:table-cell>
        </table:table-row>
        <table:table-row table:style-name="ro1">
          <table:table-cell table:formula="of:=[$Calculations.A242]" office:value-type="string" office:string-value="1-13 Sapphire Magic Resistance" calcext:value-type="string">
            <text:p>1-13 Sapphire Magic Resistance</text:p>
          </table:table-cell>
        </table:table-row>
        <table:table-row table:style-name="ro1">
          <table:table-cell table:formula="of:=[$Calculations.A243]" office:value-type="string" office:string-value="1-1  Silver Magic Resistance" calcext:value-type="string">
            <text:p>1-1 <text:s/>Silver Magic Resistance</text:p>
          </table:table-cell>
        </table:table-row>
        <table:table-row table:style-name="ro1">
          <table:table-cell table:formula="of:=[$Calculations.A244]" office:value-type="string" office:string-value="2-3  Smoke Magic Resistance" calcext:value-type="string">
            <text:p>2-3 <text:s/>Smoke Magic Resistance</text:p>
          </table:table-cell>
        </table:table-row>
        <table:table-row table:style-name="ro1">
          <table:table-cell table:formula="of:=[$Calculations.A245]" office:value-type="string" office:string-value="2-3  Soul Magic Resistance" calcext:value-type="string">
            <text:p>2-3 <text:s/>Soul Magic Resistance</text:p>
          </table:table-cell>
        </table:table-row>
        <table:table-row table:style-name="ro1">
          <table:table-cell table:formula="of:=[$Calculations.A246]" office:value-type="string" office:string-value="1-18 Sound Magic Resistance" calcext:value-type="string">
            <text:p>1-18 Sound Magic Resistance</text:p>
          </table:table-cell>
        </table:table-row>
        <table:table-row table:style-name="ro1">
          <table:table-cell table:formula="of:=[$Calculations.A247]" office:value-type="string" office:string-value="3-2  Space Magic Resistance" calcext:value-type="string">
            <text:p>3-2 <text:s/>Space Magic Resistance</text:p>
          </table:table-cell>
        </table:table-row>
        <table:table-row table:style-name="ro1">
          <table:table-cell table:formula="of:=[$Calculations.A248]" office:value-type="string" office:string-value="2-20 Stamina Drain Resistance" calcext:value-type="string">
            <text:p>2-20 Stamina Drain Resistance</text:p>
          </table:table-cell>
        </table:table-row>
        <table:table-row table:style-name="ro1">
          <table:table-cell table:formula="of:=[$Calculations.A249]" office:value-type="string" office:string-value="2-20 Time Magic Resistance" calcext:value-type="string">
            <text:p>2-20 Time Magic Resistance</text:p>
          </table:table-cell>
        </table:table-row>
        <table:table-row table:style-name="ro1">
          <table:table-cell table:formula="of:=[$Calculations.A250]" office:value-type="string" office:string-value="1-18 Topaz Magic Resistance" calcext:value-type="string">
            <text:p>1-18 Topaz Magic Resistance</text:p>
          </table:table-cell>
        </table:table-row>
        <table:table-row table:style-name="ro1">
          <table:table-cell table:formula="of:=[$Calculations.A251]" office:value-type="string" office:string-value="1-14 Vine Magic Resistance" calcext:value-type="string">
            <text:p>1-14 Vine Magic Resistance</text:p>
          </table:table-cell>
        </table:table-row>
        <table:table-row table:style-name="ro1">
          <table:table-cell table:formula="of:=[$Calculations.A252]" office:value-type="string" office:string-value="3-2  Void Magic Resistance" calcext:value-type="string">
            <text:p>3-2 <text:s/>Void Magic Resistance</text:p>
          </table:table-cell>
        </table:table-row>
        <table:table-row table:style-name="ro1">
          <table:table-cell table:formula="of:=[$Calculations.A253]" office:value-type="string" office:string-value="2-20 Water Resistance" calcext:value-type="string">
            <text:p>2-20 Water Resistance</text:p>
          </table:table-cell>
        </table:table-row>
        <table:table-row table:style-name="ro1">
          <table:table-cell table:formula="of:=[$Calculations.A254]" office:value-type="string" office:string-value="3-2  Wind Resistance" calcext:value-type="string">
            <text:p>3-2 <text:s/>Wind Resistance</text:p>
          </table:table-cell>
        </table:table-row>
        <table:table-row table:style-name="ro1">
          <table:table-cell table:formula="of:=[$Calculations.A255]" office:value-type="string" office:string-value="2-1  Wood Magic Resistance" calcext:value-type="string">
            <text:p>2-1 <text:s/>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7]" office:value-type="string" office:string-value="13 1st tier" calcext:value-type="string">
            <text:p>13 1st tier</text:p>
          </table:table-cell>
        </table:table-row>
        <table:table-row table:style-name="ro1">
          <table:table-cell table:formula="of:=[$Calculations.A258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259]" office:value-type="string" office:string-value="13 3rd tier" calcext:value-type="string">
            <text:p>13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61]" office:value-type="string" office:string-value="Ash Density: 37x5% = 185%" calcext:value-type="string">
            <text:p>Ash Density: 37x5% = 18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63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264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265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266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267]" office:value-type="string" office:string-value="        Muscles are (195% + 240% + 65% = 500%) more dense - Avatar of Ash 2nd" calcext:value-type="string">
            <text:p><text:s text:c="8"/>Muscles are (195% + 240% + 65% = 500%) more dense - Avatar of Ash 2nd</text:p>
          </table:table-cell>
        </table:table-row>
        <table:table-row table:style-name="ro1">
          <table:table-cell table:formula="of:=[$Calculations.A268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269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270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271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272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273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274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275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77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278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279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280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281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282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283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284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285]" office:value-type="string" office:string-value="                [500%] more dense. (Avatar of Ash 2nd)" calcext:value-type="string">
            <text:p><text:s text:c="16"/>[500%] more dense. (Avatar of Ash 2nd)</text:p>
          </table:table-cell>
        </table:table-row>
        <table:table-row table:style-name="ro1">
          <table:table-cell table:formula="of:=[$Calculations.A286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287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288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289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290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291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292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293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294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295]" office:value-type="string" office:string-value="                Partially shock absorbent." calcext:value-type="string">
            <text:p><text:s text:c="16"/>Partially shock absorbe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09:25:13.7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7T14:15:39.157000000</dc:date>
    <meta:generator>LibreOffice/7.0.5.2$Windows_X86_64 LibreOffice_project/64390860c6cd0aca4beafafcfd84613dd9dfb63a</meta:generator>
    <meta:editing-duration>PT8H14M46S</meta:editing-duration>
    <meta:editing-cycles>67</meta:editing-cycles>
    <meta:document-statistic meta:table-count="2" meta:cell-count="1640" meta:object-count="0"/>
    <meta:user-defined meta:name="AppVersion">16.0300</meta:user-defined>
  </office:meta>
</office:document-meta>
</file>